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8484in" svg:height="3.3776in" svg:x="7.1169in" svg:y="29.748in">
            <draw:object draw:notify-on-update-of-ranges="Sheet1.D206:Sheet1.D206 Sheet1.E205:Sheet1.E205 Sheet1.E206:Sheet1.E206 Sheet1.E208:Sheet1.E208 Sheet1.F205:Sheet1.F205 Sheet1.F206:Sheet1.F206 Sheet1.F208:Sheet1.F2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 office:value-type="string" calcext:value-type="string">
            <text:p>Voxel</text:p>
          </table:table-cell>
          <table:table-cell table:number-columns-repeated="2" office:value-type="string" calcext:value-type="string">
            <text:p>Supervoxel</text:p>
          </table:table-cell>
          <table:table-cell table:number-columns-repeated="2" office:value-type="string" calcext:value-type="string">
            <text:p>Vx/Suvx</text:p>
          </table:table-cell>
        </table:table-row>
        <table:table-row table:style-name="ro1">
          <table:table-cell office:value-type="string" calcext:value-type="string">
            <text:p>TGMM 2.0</text:p>
          </table:table-cell>
          <table:table-cell office:value-type="string" calcext:value-type="string">
            <text:p>TGMM v2.5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TGMM v2.5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TGMM v2.5</text:p>
          </table:table-cell>
        </table:table-row>
        <table:table-row table:style-name="ro1">
          <table:table-cell office:value-type="float" office:value="13696337" calcext:value-type="float">
            <text:p>13696337</text:p>
          </table:table-cell>
          <table:table-cell office:value-type="float" office:value="9614634" calcext:value-type="float">
            <text:p>9614634</text:p>
          </table:table-cell>
          <table:table-cell office:value-type="float" office:value="7424" calcext:value-type="float">
            <text:p>7424</text:p>
          </table:table-cell>
          <table:table-cell office:value-type="float" office:value="5411" calcext:value-type="float">
            <text:p>5411</text:p>
          </table:table-cell>
          <table:table-cell table:formula="of:=[.A3]/[.C3]" office:value-type="float" office:value="1844.87297952586" calcext:value-type="float">
            <text:p>1844.87297952586</text:p>
          </table:table-cell>
          <table:table-cell table:formula="of:=[.B3]/[.D3]" office:value-type="float" office:value="1776.86823138052" calcext:value-type="float">
            <text:p>1776.86823138052</text:p>
          </table:table-cell>
        </table:table-row>
        <table:table-row table:style-name="ro1">
          <table:table-cell office:value-type="float" office:value="13686709" calcext:value-type="float">
            <text:p>13686709</text:p>
          </table:table-cell>
          <table:table-cell office:value-type="float" office:value="9618451" calcext:value-type="float">
            <text:p>9618451</text:p>
          </table:table-cell>
          <table:table-cell office:value-type="float" office:value="7663" calcext:value-type="float">
            <text:p>7663</text:p>
          </table:table-cell>
          <table:table-cell office:value-type="float" office:value="5639" calcext:value-type="float">
            <text:p>5639</text:p>
          </table:table-cell>
          <table:table-cell table:formula="of:=[.A4]/[.C4]" office:value-type="float" office:value="1786.07712384184" calcext:value-type="float">
            <text:p>1786.07712384184</text:p>
          </table:table-cell>
          <table:table-cell table:formula="of:=[.B4]/[.D4]" office:value-type="float" office:value="1705.70154282674" calcext:value-type="float">
            <text:p>1705.70154282674</text:p>
          </table:table-cell>
        </table:table-row>
        <table:table-row table:style-name="ro1">
          <table:table-cell office:value-type="float" office:value="14360593" calcext:value-type="float">
            <text:p>14360593</text:p>
          </table:table-cell>
          <table:table-cell office:value-type="float" office:value="10233665" calcext:value-type="float">
            <text:p>10233665</text:p>
          </table:table-cell>
          <table:table-cell office:value-type="float" office:value="8072" calcext:value-type="float">
            <text:p>8072</text:p>
          </table:table-cell>
          <table:table-cell office:value-type="float" office:value="6106" calcext:value-type="float">
            <text:p>6106</text:p>
          </table:table-cell>
          <table:table-cell table:formula="of:=[.A5]/[.C5]" office:value-type="float" office:value="1779.06256194252" calcext:value-type="float">
            <text:p>1779.06256194252</text:p>
          </table:table-cell>
          <table:table-cell table:formula="of:=[.B5]/[.D5]" office:value-type="float" office:value="1676.00147396004" calcext:value-type="float">
            <text:p>1676.00147396004</text:p>
          </table:table-cell>
        </table:table-row>
        <table:table-row table:style-name="ro1">
          <table:table-cell office:value-type="float" office:value="13817991" calcext:value-type="float">
            <text:p>13817991</text:p>
          </table:table-cell>
          <table:table-cell office:value-type="float" office:value="9736350" calcext:value-type="float">
            <text:p>9736350</text:p>
          </table:table-cell>
          <table:table-cell office:value-type="float" office:value="7598" calcext:value-type="float">
            <text:p>7598</text:p>
          </table:table-cell>
          <table:table-cell office:value-type="float" office:value="5745" calcext:value-type="float">
            <text:p>5745</text:p>
          </table:table-cell>
          <table:table-cell table:formula="of:=[.A6]/[.C6]" office:value-type="float" office:value="1818.63529876283" calcext:value-type="float">
            <text:p>1818.63529876283</text:p>
          </table:table-cell>
          <table:table-cell table:formula="of:=[.B6]/[.D6]" office:value-type="float" office:value="1694.75195822454" calcext:value-type="float">
            <text:p>1694.75195822454</text:p>
          </table:table-cell>
        </table:table-row>
        <table:table-row table:style-name="ro1">
          <table:table-cell office:value-type="float" office:value="13516790" calcext:value-type="float">
            <text:p>13516790</text:p>
          </table:table-cell>
          <table:table-cell office:value-type="float" office:value="9413167" calcext:value-type="float">
            <text:p>9413167</text:p>
          </table:table-cell>
          <table:table-cell office:value-type="float" office:value="7444" calcext:value-type="float">
            <text:p>7444</text:p>
          </table:table-cell>
          <table:table-cell office:value-type="float" office:value="5503" calcext:value-type="float">
            <text:p>5503</text:p>
          </table:table-cell>
          <table:table-cell table:formula="of:=[.A7]/[.C7]" office:value-type="float" office:value="1815.79661472327" calcext:value-type="float">
            <text:p>1815.79661472327</text:p>
          </table:table-cell>
          <table:table-cell table:formula="of:=[.B7]/[.D7]" office:value-type="float" office:value="1710.5518807923" calcext:value-type="float">
            <text:p>1710.5518807923</text:p>
          </table:table-cell>
        </table:table-row>
        <table:table-row table:style-name="ro1">
          <table:table-cell office:value-type="float" office:value="13766222" calcext:value-type="float">
            <text:p>13766222</text:p>
          </table:table-cell>
          <table:table-cell office:value-type="float" office:value="9662574" calcext:value-type="float">
            <text:p>9662574</text:p>
          </table:table-cell>
          <table:table-cell office:value-type="float" office:value="7595" calcext:value-type="float">
            <text:p>7595</text:p>
          </table:table-cell>
          <table:table-cell office:value-type="float" office:value="5602" calcext:value-type="float">
            <text:p>5602</text:p>
          </table:table-cell>
          <table:table-cell table:formula="of:=[.A8]/[.C8]" office:value-type="float" office:value="1812.53745885451" calcext:value-type="float">
            <text:p>1812.53745885451</text:p>
          </table:table-cell>
          <table:table-cell table:formula="of:=[.B8]/[.D8]" office:value-type="float" office:value="1724.84362727597" calcext:value-type="float">
            <text:p>1724.84362727597</text:p>
          </table:table-cell>
        </table:table-row>
        <table:table-row table:style-name="ro1">
          <table:table-cell office:value-type="float" office:value="13644508" calcext:value-type="float">
            <text:p>13644508</text:p>
          </table:table-cell>
          <table:table-cell office:value-type="float" office:value="9517764" calcext:value-type="float">
            <text:p>9517764</text:p>
          </table:table-cell>
          <table:table-cell office:value-type="float" office:value="7554" calcext:value-type="float">
            <text:p>7554</text:p>
          </table:table-cell>
          <table:table-cell office:value-type="float" office:value="5631" calcext:value-type="float">
            <text:p>5631</text:p>
          </table:table-cell>
          <table:table-cell table:formula="of:=[.A9]/[.C9]" office:value-type="float" office:value="1806.26264230871" calcext:value-type="float">
            <text:p>1806.26264230871</text:p>
          </table:table-cell>
          <table:table-cell table:formula="of:=[.B9]/[.D9]" office:value-type="float" office:value="1690.24400639318" calcext:value-type="float">
            <text:p>1690.24400639318</text:p>
          </table:table-cell>
        </table:table-row>
        <table:table-row table:style-name="ro1">
          <table:table-cell office:value-type="float" office:value="13944114" calcext:value-type="float">
            <text:p>13944114</text:p>
          </table:table-cell>
          <table:table-cell office:value-type="float" office:value="9823631" calcext:value-type="float">
            <text:p>9823631</text:p>
          </table:table-cell>
          <table:table-cell office:value-type="float" office:value="7836" calcext:value-type="float">
            <text:p>7836</text:p>
          </table:table-cell>
          <table:table-cell office:value-type="float" office:value="5915" calcext:value-type="float">
            <text:p>5915</text:p>
          </table:table-cell>
          <table:table-cell table:formula="of:=[.A10]/[.C10]" office:value-type="float" office:value="1779.49387442573" calcext:value-type="float">
            <text:p>1779.49387442573</text:p>
          </table:table-cell>
          <table:table-cell table:formula="of:=[.B10]/[.D10]" office:value-type="float" office:value="1660.79983093829" calcext:value-type="float">
            <text:p>1660.79983093829</text:p>
          </table:table-cell>
        </table:table-row>
        <table:table-row table:style-name="ro1">
          <table:table-cell office:value-type="float" office:value="13637543" calcext:value-type="float">
            <text:p>13637543</text:p>
          </table:table-cell>
          <table:table-cell office:value-type="float" office:value="9551197" calcext:value-type="float">
            <text:p>9551197</text:p>
          </table:table-cell>
          <table:table-cell office:value-type="float" office:value="7642" calcext:value-type="float">
            <text:p>7642</text:p>
          </table:table-cell>
          <table:table-cell office:value-type="float" office:value="5745" calcext:value-type="float">
            <text:p>5745</text:p>
          </table:table-cell>
          <table:table-cell table:formula="of:=[.A11]/[.C11]" office:value-type="float" office:value="1784.55155718398" calcext:value-type="float">
            <text:p>1784.55155718398</text:p>
          </table:table-cell>
          <table:table-cell table:formula="of:=[.B11]/[.D11]" office:value-type="float" office:value="1662.52341166232" calcext:value-type="float">
            <text:p>1662.52341166232</text:p>
          </table:table-cell>
        </table:table-row>
        <table:table-row table:style-name="ro1">
          <table:table-cell office:value-type="float" office:value="13680276" calcext:value-type="float">
            <text:p>13680276</text:p>
          </table:table-cell>
          <table:table-cell office:value-type="float" office:value="9537126" calcext:value-type="float">
            <text:p>9537126</text:p>
          </table:table-cell>
          <table:table-cell office:value-type="float" office:value="7563" calcext:value-type="float">
            <text:p>7563</text:p>
          </table:table-cell>
          <table:table-cell office:value-type="float" office:value="5716" calcext:value-type="float">
            <text:p>5716</text:p>
          </table:table-cell>
          <table:table-cell table:formula="of:=[.A12]/[.C12]" office:value-type="float" office:value="1808.84252280841" calcext:value-type="float">
            <text:p>1808.84252280841</text:p>
          </table:table-cell>
          <table:table-cell table:formula="of:=[.B12]/[.D12]" office:value-type="float" office:value="1668.49650104969" calcext:value-type="float">
            <text:p>1668.49650104969</text:p>
          </table:table-cell>
        </table:table-row>
        <table:table-row table:style-name="ro1">
          <table:table-cell office:value-type="float" office:value="13745256" calcext:value-type="float">
            <text:p>13745256</text:p>
          </table:table-cell>
          <table:table-cell office:value-type="float" office:value="9587408" calcext:value-type="float">
            <text:p>9587408</text:p>
          </table:table-cell>
          <table:table-cell office:value-type="float" office:value="7533" calcext:value-type="float">
            <text:p>7533</text:p>
          </table:table-cell>
          <table:table-cell office:value-type="float" office:value="5635" calcext:value-type="float">
            <text:p>5635</text:p>
          </table:table-cell>
          <table:table-cell table:formula="of:=[.A13]/[.C13]" office:value-type="float" office:value="1824.67224213461" calcext:value-type="float">
            <text:p>1824.67224213461</text:p>
          </table:table-cell>
          <table:table-cell table:formula="of:=[.B13]/[.D13]" office:value-type="float" office:value="1701.4033717835" calcext:value-type="float">
            <text:p>1701.4033717835</text:p>
          </table:table-cell>
        </table:table-row>
        <table:table-row table:style-name="ro1">
          <table:table-cell office:value-type="float" office:value="13406711" calcext:value-type="float">
            <text:p>13406711</text:p>
          </table:table-cell>
          <table:table-cell office:value-type="float" office:value="9326997" calcext:value-type="float">
            <text:p>9326997</text:p>
          </table:table-cell>
          <table:table-cell office:value-type="float" office:value="7331" calcext:value-type="float">
            <text:p>7331</text:p>
          </table:table-cell>
          <table:table-cell office:value-type="float" office:value="5413" calcext:value-type="float">
            <text:p>5413</text:p>
          </table:table-cell>
          <table:table-cell table:formula="of:=[.A14]/[.C14]" office:value-type="float" office:value="1828.76974491884" calcext:value-type="float">
            <text:p>1828.76974491884</text:p>
          </table:table-cell>
          <table:table-cell table:formula="of:=[.B14]/[.D14]" office:value-type="float" office:value="1723.07352669499" calcext:value-type="float">
            <text:p>1723.07352669499</text:p>
          </table:table-cell>
        </table:table-row>
        <table:table-row table:style-name="ro1">
          <table:table-cell office:value-type="float" office:value="13917745" calcext:value-type="float">
            <text:p>13917745</text:p>
          </table:table-cell>
          <table:table-cell office:value-type="float" office:value="9718925" calcext:value-type="float">
            <text:p>9718925</text:p>
          </table:table-cell>
          <table:table-cell office:value-type="float" office:value="7447" calcext:value-type="float">
            <text:p>7447</text:p>
          </table:table-cell>
          <table:table-cell office:value-type="float" office:value="5645" calcext:value-type="float">
            <text:p>5645</text:p>
          </table:table-cell>
          <table:table-cell table:formula="of:=[.A15]/[.C15]" office:value-type="float" office:value="1868.9062709816" calcext:value-type="float">
            <text:p>1868.9062709816</text:p>
          </table:table-cell>
          <table:table-cell table:formula="of:=[.B15]/[.D15]" office:value-type="float" office:value="1721.68733392383" calcext:value-type="float">
            <text:p>1721.68733392383</text:p>
          </table:table-cell>
        </table:table-row>
        <table:table-row table:style-name="ro1">
          <table:table-cell office:value-type="float" office:value="13989821" calcext:value-type="float">
            <text:p>13989821</text:p>
          </table:table-cell>
          <table:table-cell office:value-type="float" office:value="9826017" calcext:value-type="float">
            <text:p>9826017</text:p>
          </table:table-cell>
          <table:table-cell office:value-type="float" office:value="7611" calcext:value-type="float">
            <text:p>7611</text:p>
          </table:table-cell>
          <table:table-cell office:value-type="float" office:value="5788" calcext:value-type="float">
            <text:p>5788</text:p>
          </table:table-cell>
          <table:table-cell table:formula="of:=[.A16]/[.C16]" office:value-type="float" office:value="1838.10550518986" calcext:value-type="float">
            <text:p>1838.10550518986</text:p>
          </table:table-cell>
          <table:table-cell table:formula="of:=[.B16]/[.D16]" office:value-type="float" office:value="1697.65324809952" calcext:value-type="float">
            <text:p>1697.65324809952</text:p>
          </table:table-cell>
        </table:table-row>
        <table:table-row table:style-name="ro1">
          <table:table-cell office:value-type="float" office:value="13615481" calcext:value-type="float">
            <text:p>13615481</text:p>
          </table:table-cell>
          <table:table-cell office:value-type="float" office:value="9424491" calcext:value-type="float">
            <text:p>9424491</text:p>
          </table:table-cell>
          <table:table-cell office:value-type="float" office:value="7304" calcext:value-type="float">
            <text:p>7304</text:p>
          </table:table-cell>
          <table:table-cell office:value-type="float" office:value="5457" calcext:value-type="float">
            <text:p>5457</text:p>
          </table:table-cell>
          <table:table-cell table:formula="of:=[.A17]/[.C17]" office:value-type="float" office:value="1864.11295180723" calcext:value-type="float">
            <text:p>1864.11295180723</text:p>
          </table:table-cell>
          <table:table-cell table:formula="of:=[.B17]/[.D17]" office:value-type="float" office:value="1727.04617921935" calcext:value-type="float">
            <text:p>1727.04617921935</text:p>
          </table:table-cell>
        </table:table-row>
        <table:table-row table:style-name="ro1">
          <table:table-cell office:value-type="float" office:value="13496272" calcext:value-type="float">
            <text:p>13496272</text:p>
          </table:table-cell>
          <table:table-cell office:value-type="float" office:value="9396700" calcext:value-type="float">
            <text:p>9396700</text:p>
          </table:table-cell>
          <table:table-cell office:value-type="float" office:value="7119" calcext:value-type="float">
            <text:p>7119</text:p>
          </table:table-cell>
          <table:table-cell office:value-type="float" office:value="5356" calcext:value-type="float">
            <text:p>5356</text:p>
          </table:table-cell>
          <table:table-cell table:formula="of:=[.A18]/[.C18]" office:value-type="float" office:value="1895.81008568619" calcext:value-type="float">
            <text:p>1895.81008568619</text:p>
          </table:table-cell>
          <table:table-cell table:formula="of:=[.B18]/[.D18]" office:value-type="float" office:value="1754.42494398805" calcext:value-type="float">
            <text:p>1754.42494398805</text:p>
          </table:table-cell>
        </table:table-row>
        <table:table-row table:style-name="ro1">
          <table:table-cell office:value-type="float" office:value="13636378" calcext:value-type="float">
            <text:p>13636378</text:p>
          </table:table-cell>
          <table:table-cell office:value-type="float" office:value="9480179" calcext:value-type="float">
            <text:p>9480179</text:p>
          </table:table-cell>
          <table:table-cell office:value-type="float" office:value="7285" calcext:value-type="float">
            <text:p>7285</text:p>
          </table:table-cell>
          <table:table-cell office:value-type="float" office:value="5456" calcext:value-type="float">
            <text:p>5456</text:p>
          </table:table-cell>
          <table:table-cell table:formula="of:=[.A19]/[.C19]" office:value-type="float" office:value="1871.84323953329" calcext:value-type="float">
            <text:p>1871.84323953329</text:p>
          </table:table-cell>
          <table:table-cell table:formula="of:=[.B19]/[.D19]" office:value-type="float" office:value="1737.56946480938" calcext:value-type="float">
            <text:p>1737.56946480938</text:p>
          </table:table-cell>
        </table:table-row>
        <table:table-row table:style-name="ro1">
          <table:table-cell office:value-type="float" office:value="13934096" calcext:value-type="float">
            <text:p>13934096</text:p>
          </table:table-cell>
          <table:table-cell office:value-type="float" office:value="9704797" calcext:value-type="float">
            <text:p>9704797</text:p>
          </table:table-cell>
          <table:table-cell office:value-type="float" office:value="7400" calcext:value-type="float">
            <text:p>7400</text:p>
          </table:table-cell>
          <table:table-cell office:value-type="float" office:value="5616" calcext:value-type="float">
            <text:p>5616</text:p>
          </table:table-cell>
          <table:table-cell table:formula="of:=[.A20]/[.C20]" office:value-type="float" office:value="1882.98594594595" calcext:value-type="float">
            <text:p>1882.98594594595</text:p>
          </table:table-cell>
          <table:table-cell table:formula="of:=[.B20]/[.D20]" office:value-type="float" office:value="1728.06214387464" calcext:value-type="float">
            <text:p>1728.06214387464</text:p>
          </table:table-cell>
        </table:table-row>
        <table:table-row table:style-name="ro1">
          <table:table-cell office:value-type="float" office:value="13752226" calcext:value-type="float">
            <text:p>13752226</text:p>
          </table:table-cell>
          <table:table-cell office:value-type="float" office:value="9538442" calcext:value-type="float">
            <text:p>9538442</text:p>
          </table:table-cell>
          <table:table-cell office:value-type="float" office:value="7225" calcext:value-type="float">
            <text:p>7225</text:p>
          </table:table-cell>
          <table:table-cell office:value-type="float" office:value="5298" calcext:value-type="float">
            <text:p>5298</text:p>
          </table:table-cell>
          <table:table-cell table:formula="of:=[.A21]/[.C21]" office:value-type="float" office:value="1903.42228373702" calcext:value-type="float">
            <text:p>1903.42228373702</text:p>
          </table:table-cell>
          <table:table-cell table:formula="of:=[.B21]/[.D21]" office:value-type="float" office:value="1800.38542846357" calcext:value-type="float">
            <text:p>1800.38542846357</text:p>
          </table:table-cell>
        </table:table-row>
        <table:table-row table:style-name="ro1">
          <table:table-cell office:value-type="float" office:value="13962174" calcext:value-type="float">
            <text:p>13962174</text:p>
          </table:table-cell>
          <table:table-cell office:value-type="float" office:value="9655007" calcext:value-type="float">
            <text:p>9655007</text:p>
          </table:table-cell>
          <table:table-cell office:value-type="float" office:value="7341" calcext:value-type="float">
            <text:p>7341</text:p>
          </table:table-cell>
          <table:table-cell office:value-type="float" office:value="5490" calcext:value-type="float">
            <text:p>5490</text:p>
          </table:table-cell>
          <table:table-cell table:formula="of:=[.A22]/[.C22]" office:value-type="float" office:value="1901.94442174091" calcext:value-type="float">
            <text:p>1901.94442174091</text:p>
          </table:table-cell>
          <table:table-cell table:formula="of:=[.B22]/[.D22]" office:value-type="float" office:value="1758.65336976321" calcext:value-type="float">
            <text:p>1758.65336976321</text:p>
          </table:table-cell>
        </table:table-row>
        <table:table-row table:style-name="ro1">
          <table:table-cell office:value-type="float" office:value="14241317" calcext:value-type="float">
            <text:p>14241317</text:p>
          </table:table-cell>
          <table:table-cell office:value-type="float" office:value="9869559" calcext:value-type="float">
            <text:p>9869559</text:p>
          </table:table-cell>
          <table:table-cell office:value-type="float" office:value="7270" calcext:value-type="float">
            <text:p>7270</text:p>
          </table:table-cell>
          <table:table-cell office:value-type="float" office:value="5385" calcext:value-type="float">
            <text:p>5385</text:p>
          </table:table-cell>
          <table:table-cell table:formula="of:=[.A23]/[.C23]" office:value-type="float" office:value="1958.91568088033" calcext:value-type="float">
            <text:p>1958.91568088033</text:p>
          </table:table-cell>
          <table:table-cell table:formula="of:=[.B23]/[.D23]" office:value-type="float" office:value="1832.78718662953" calcext:value-type="float">
            <text:p>1832.78718662953</text:p>
          </table:table-cell>
        </table:table-row>
        <table:table-row table:style-name="ro1">
          <table:table-cell office:value-type="float" office:value="13812057" calcext:value-type="float">
            <text:p>13812057</text:p>
          </table:table-cell>
          <table:table-cell office:value-type="float" office:value="9469120" calcext:value-type="float">
            <text:p>9469120</text:p>
          </table:table-cell>
          <table:table-cell office:value-type="float" office:value="7099" calcext:value-type="float">
            <text:p>7099</text:p>
          </table:table-cell>
          <table:table-cell office:value-type="float" office:value="5241" calcext:value-type="float">
            <text:p>5241</text:p>
          </table:table-cell>
          <table:table-cell table:formula="of:=[.A24]/[.C24]" office:value-type="float" office:value="1945.6341738273" calcext:value-type="float">
            <text:p>1945.6341738273</text:p>
          </table:table-cell>
          <table:table-cell table:formula="of:=[.B24]/[.D24]" office:value-type="float" office:value="1806.73917191376" calcext:value-type="float">
            <text:p>1806.73917191376</text:p>
          </table:table-cell>
        </table:table-row>
        <table:table-row table:style-name="ro1">
          <table:table-cell office:value-type="float" office:value="14183266" calcext:value-type="float">
            <text:p>14183266</text:p>
          </table:table-cell>
          <table:table-cell office:value-type="float" office:value="9834767" calcext:value-type="float">
            <text:p>9834767</text:p>
          </table:table-cell>
          <table:table-cell office:value-type="float" office:value="7200" calcext:value-type="float">
            <text:p>7200</text:p>
          </table:table-cell>
          <table:table-cell office:value-type="float" office:value="5328" calcext:value-type="float">
            <text:p>5328</text:p>
          </table:table-cell>
          <table:table-cell table:formula="of:=[.A25]/[.C25]" office:value-type="float" office:value="1969.89805555556" calcext:value-type="float">
            <text:p>1969.89805555556</text:p>
          </table:table-cell>
          <table:table-cell table:formula="of:=[.B25]/[.D25]" office:value-type="float" office:value="1845.86467717718" calcext:value-type="float">
            <text:p>1845.86467717718</text:p>
          </table:table-cell>
        </table:table-row>
        <table:table-row table:style-name="ro1">
          <table:table-cell office:value-type="float" office:value="14035786" calcext:value-type="float">
            <text:p>14035786</text:p>
          </table:table-cell>
          <table:table-cell office:value-type="float" office:value="9697554" calcext:value-type="float">
            <text:p>9697554</text:p>
          </table:table-cell>
          <table:table-cell office:value-type="float" office:value="7058" calcext:value-type="float">
            <text:p>7058</text:p>
          </table:table-cell>
          <table:table-cell office:value-type="float" office:value="5235" calcext:value-type="float">
            <text:p>5235</text:p>
          </table:table-cell>
          <table:table-cell table:formula="of:=[.A26]/[.C26]" office:value-type="float" office:value="1988.63502408614" calcext:value-type="float">
            <text:p>1988.63502408614</text:p>
          </table:table-cell>
          <table:table-cell table:formula="of:=[.B26]/[.D26]" office:value-type="float" office:value="1852.44584527221" calcext:value-type="float">
            <text:p>1852.44584527221</text:p>
          </table:table-cell>
        </table:table-row>
        <table:table-row table:style-name="ro1">
          <table:table-cell office:value-type="float" office:value="14238398" calcext:value-type="float">
            <text:p>14238398</text:p>
          </table:table-cell>
          <table:table-cell office:value-type="float" office:value="9856646" calcext:value-type="float">
            <text:p>9856646</text:p>
          </table:table-cell>
          <table:table-cell office:value-type="float" office:value="7201" calcext:value-type="float">
            <text:p>7201</text:p>
          </table:table-cell>
          <table:table-cell office:value-type="float" office:value="5466" calcext:value-type="float">
            <text:p>5466</text:p>
          </table:table-cell>
          <table:table-cell table:formula="of:=[.A27]/[.C27]" office:value-type="float" office:value="1977.28065546452" calcext:value-type="float">
            <text:p>1977.28065546452</text:p>
          </table:table-cell>
          <table:table-cell table:formula="of:=[.B27]/[.D27]" office:value-type="float" office:value="1803.26491035492" calcext:value-type="float">
            <text:p>1803.26491035492</text:p>
          </table:table-cell>
        </table:table-row>
        <table:table-row table:style-name="ro1">
          <table:table-cell office:value-type="float" office:value="14563959" calcext:value-type="float">
            <text:p>14563959</text:p>
          </table:table-cell>
          <table:table-cell office:value-type="float" office:value="10106736" calcext:value-type="float">
            <text:p>10106736</text:p>
          </table:table-cell>
          <table:table-cell office:value-type="float" office:value="7295" calcext:value-type="float">
            <text:p>7295</text:p>
          </table:table-cell>
          <table:table-cell office:value-type="float" office:value="5501" calcext:value-type="float">
            <text:p>5501</text:p>
          </table:table-cell>
          <table:table-cell table:formula="of:=[.A28]/[.C28]" office:value-type="float" office:value="1996.43029472241" calcext:value-type="float">
            <text:p>1996.43029472241</text:p>
          </table:table-cell>
          <table:table-cell table:formula="of:=[.B28]/[.D28]" office:value-type="float" office:value="1837.25431739684" calcext:value-type="float">
            <text:p>1837.25431739684</text:p>
          </table:table-cell>
        </table:table-row>
        <table:table-row table:style-name="ro1">
          <table:table-cell office:value-type="float" office:value="14712267" calcext:value-type="float">
            <text:p>14712267</text:p>
          </table:table-cell>
          <table:table-cell office:value-type="float" office:value="10245698" calcext:value-type="float">
            <text:p>10245698</text:p>
          </table:table-cell>
          <table:table-cell office:value-type="float" office:value="7274" calcext:value-type="float">
            <text:p>7274</text:p>
          </table:table-cell>
          <table:table-cell office:value-type="float" office:value="5541" calcext:value-type="float">
            <text:p>5541</text:p>
          </table:table-cell>
          <table:table-cell table:formula="of:=[.A29]/[.C29]" office:value-type="float" office:value="2022.58276051691" calcext:value-type="float">
            <text:p>2022.58276051691</text:p>
          </table:table-cell>
          <table:table-cell table:formula="of:=[.B29]/[.D29]" office:value-type="float" office:value="1849.07020393431" calcext:value-type="float">
            <text:p>1849.07020393431</text:p>
          </table:table-cell>
        </table:table-row>
        <table:table-row table:style-name="ro1">
          <table:table-cell office:value-type="float" office:value="15057294" calcext:value-type="float">
            <text:p>15057294</text:p>
          </table:table-cell>
          <table:table-cell office:value-type="float" office:value="10502446" calcext:value-type="float">
            <text:p>10502446</text:p>
          </table:table-cell>
          <table:table-cell office:value-type="float" office:value="7182" calcext:value-type="float">
            <text:p>7182</text:p>
          </table:table-cell>
          <table:table-cell office:value-type="float" office:value="5497" calcext:value-type="float">
            <text:p>5497</text:p>
          </table:table-cell>
          <table:table-cell table:formula="of:=[.A30]/[.C30]" office:value-type="float" office:value="2096.53216374269" calcext:value-type="float">
            <text:p>2096.53216374269</text:p>
          </table:table-cell>
          <table:table-cell table:formula="of:=[.B30]/[.D30]" office:value-type="float" office:value="1910.57776969256" calcext:value-type="float">
            <text:p>1910.57776969256</text:p>
          </table:table-cell>
        </table:table-row>
        <table:table-row table:style-name="ro1">
          <table:table-cell office:value-type="float" office:value="14377772" calcext:value-type="float">
            <text:p>14377772</text:p>
          </table:table-cell>
          <table:table-cell office:value-type="float" office:value="9955557" calcext:value-type="float">
            <text:p>9955557</text:p>
          </table:table-cell>
          <table:table-cell office:value-type="float" office:value="7139" calcext:value-type="float">
            <text:p>7139</text:p>
          </table:table-cell>
          <table:table-cell office:value-type="float" office:value="5358" calcext:value-type="float">
            <text:p>5358</text:p>
          </table:table-cell>
          <table:table-cell table:formula="of:=[.A31]/[.C31]" office:value-type="float" office:value="2013.97562683849" calcext:value-type="float">
            <text:p>2013.97562683849</text:p>
          </table:table-cell>
          <table:table-cell table:formula="of:=[.B31]/[.D31]" office:value-type="float" office:value="1858.07334826428" calcext:value-type="float">
            <text:p>1858.07334826428</text:p>
          </table:table-cell>
        </table:table-row>
        <table:table-row table:style-name="ro1">
          <table:table-cell office:value-type="float" office:value="14942313" calcext:value-type="float">
            <text:p>14942313</text:p>
          </table:table-cell>
          <table:table-cell office:value-type="float" office:value="10460071" calcext:value-type="float">
            <text:p>10460071</text:p>
          </table:table-cell>
          <table:table-cell office:value-type="float" office:value="7435" calcext:value-type="float">
            <text:p>7435</text:p>
          </table:table-cell>
          <table:table-cell office:value-type="float" office:value="5686" calcext:value-type="float">
            <text:p>5686</text:p>
          </table:table-cell>
          <table:table-cell table:formula="of:=[.A32]/[.C32]" office:value-type="float" office:value="2009.72602555481" calcext:value-type="float">
            <text:p>2009.72602555481</text:p>
          </table:table-cell>
          <table:table-cell table:formula="of:=[.B32]/[.D32]" office:value-type="float" office:value="1839.61853675695" calcext:value-type="float">
            <text:p>1839.61853675695</text:p>
          </table:table-cell>
        </table:table-row>
        <table:table-row table:style-name="ro1">
          <table:table-cell office:value-type="float" office:value="14375675" calcext:value-type="float">
            <text:p>14375675</text:p>
          </table:table-cell>
          <table:table-cell office:value-type="float" office:value="10049806" calcext:value-type="float">
            <text:p>10049806</text:p>
          </table:table-cell>
          <table:table-cell office:value-type="float" office:value="6888" calcext:value-type="float">
            <text:p>6888</text:p>
          </table:table-cell>
          <table:table-cell office:value-type="float" office:value="5267" calcext:value-type="float">
            <text:p>5267</text:p>
          </table:table-cell>
          <table:table-cell table:formula="of:=[.A33]/[.C33]" office:value-type="float" office:value="2087.06083042973" calcext:value-type="float">
            <text:p>2087.06083042973</text:p>
          </table:table-cell>
          <table:table-cell table:formula="of:=[.B33]/[.D33]" office:value-type="float" office:value="1908.07024871844" calcext:value-type="float">
            <text:p>1908.07024871844</text:p>
          </table:table-cell>
        </table:table-row>
        <table:table-row table:style-name="ro1">
          <table:table-cell office:value-type="float" office:value="14493890" calcext:value-type="float">
            <text:p>14493890</text:p>
          </table:table-cell>
          <table:table-cell office:value-type="float" office:value="9984863" calcext:value-type="float">
            <text:p>9984863</text:p>
          </table:table-cell>
          <table:table-cell office:value-type="float" office:value="6856" calcext:value-type="float">
            <text:p>6856</text:p>
          </table:table-cell>
          <table:table-cell office:value-type="float" office:value="5248" calcext:value-type="float">
            <text:p>5248</text:p>
          </table:table-cell>
          <table:table-cell table:formula="of:=[.A34]/[.C34]" office:value-type="float" office:value="2114.04463243874" calcext:value-type="float">
            <text:p>2114.04463243874</text:p>
          </table:table-cell>
          <table:table-cell table:formula="of:=[.B34]/[.D34]" office:value-type="float" office:value="1902.6034679878" calcext:value-type="float">
            <text:p>1902.6034679878</text:p>
          </table:table-cell>
        </table:table-row>
        <table:table-row table:style-name="ro1">
          <table:table-cell office:value-type="float" office:value="14605537" calcext:value-type="float">
            <text:p>14605537</text:p>
          </table:table-cell>
          <table:table-cell office:value-type="float" office:value="10006562" calcext:value-type="float">
            <text:p>10006562</text:p>
          </table:table-cell>
          <table:table-cell office:value-type="float" office:value="6669" calcext:value-type="float">
            <text:p>6669</text:p>
          </table:table-cell>
          <table:table-cell office:value-type="float" office:value="5095" calcext:value-type="float">
            <text:p>5095</text:p>
          </table:table-cell>
          <table:table-cell table:formula="of:=[.A35]/[.C35]" office:value-type="float" office:value="2190.06402759034" calcext:value-type="float">
            <text:p>2190.06402759034</text:p>
          </table:table-cell>
          <table:table-cell table:formula="of:=[.B35]/[.D35]" office:value-type="float" office:value="1963.99646712463" calcext:value-type="float">
            <text:p>1963.99646712463</text:p>
          </table:table-cell>
        </table:table-row>
        <table:table-row table:style-name="ro1">
          <table:table-cell office:value-type="float" office:value="15092766" calcext:value-type="float">
            <text:p>15092766</text:p>
          </table:table-cell>
          <table:table-cell office:value-type="float" office:value="10471417" calcext:value-type="float">
            <text:p>10471417</text:p>
          </table:table-cell>
          <table:table-cell office:value-type="float" office:value="7064" calcext:value-type="float">
            <text:p>7064</text:p>
          </table:table-cell>
          <table:table-cell office:value-type="float" office:value="5473" calcext:value-type="float">
            <text:p>5473</text:p>
          </table:table-cell>
          <table:table-cell table:formula="of:=[.A36]/[.C36]" office:value-type="float" office:value="2136.57502831257" calcext:value-type="float">
            <text:p>2136.57502831257</text:p>
          </table:table-cell>
          <table:table-cell table:formula="of:=[.B36]/[.D36]" office:value-type="float" office:value="1913.28649735063" calcext:value-type="float">
            <text:p>1913.28649735063</text:p>
          </table:table-cell>
        </table:table-row>
        <table:table-row table:style-name="ro1">
          <table:table-cell office:value-type="float" office:value="15091824" calcext:value-type="float">
            <text:p>15091824</text:p>
          </table:table-cell>
          <table:table-cell office:value-type="float" office:value="10403133" calcext:value-type="float">
            <text:p>10403133</text:p>
          </table:table-cell>
          <table:table-cell office:value-type="float" office:value="6756" calcext:value-type="float">
            <text:p>6756</text:p>
          </table:table-cell>
          <table:table-cell office:value-type="float" office:value="5095" calcext:value-type="float">
            <text:p>5095</text:p>
          </table:table-cell>
          <table:table-cell table:formula="of:=[.A37]/[.C37]" office:value-type="float" office:value="2233.84014209591" calcext:value-type="float">
            <text:p>2233.84014209591</text:p>
          </table:table-cell>
          <table:table-cell table:formula="of:=[.B37]/[.D37]" office:value-type="float" office:value="2041.83179587831" calcext:value-type="float">
            <text:p>2041.83179587831</text:p>
          </table:table-cell>
        </table:table-row>
        <table:table-row table:style-name="ro1">
          <table:table-cell office:value-type="float" office:value="15824177" calcext:value-type="float">
            <text:p>15824177</text:p>
          </table:table-cell>
          <table:table-cell office:value-type="float" office:value="11020033" calcext:value-type="float">
            <text:p>11020033</text:p>
          </table:table-cell>
          <table:table-cell office:value-type="float" office:value="7134" calcext:value-type="float">
            <text:p>7134</text:p>
          </table:table-cell>
          <table:table-cell office:value-type="float" office:value="5413" calcext:value-type="float">
            <text:p>5413</text:p>
          </table:table-cell>
          <table:table-cell table:formula="of:=[.A38]/[.C38]" office:value-type="float" office:value="2218.13526773199" calcext:value-type="float">
            <text:p>2218.13526773199</text:p>
          </table:table-cell>
          <table:table-cell table:formula="of:=[.B38]/[.D38]" office:value-type="float" office:value="2035.84574173286" calcext:value-type="float">
            <text:p>2035.84574173286</text:p>
          </table:table-cell>
        </table:table-row>
        <table:table-row table:style-name="ro1">
          <table:table-cell office:value-type="float" office:value="15330075" calcext:value-type="float">
            <text:p>15330075</text:p>
          </table:table-cell>
          <table:table-cell office:value-type="float" office:value="10529837" calcext:value-type="float">
            <text:p>10529837</text:p>
          </table:table-cell>
          <table:table-cell office:value-type="float" office:value="6923" calcext:value-type="float">
            <text:p>6923</text:p>
          </table:table-cell>
          <table:table-cell office:value-type="float" office:value="5234" calcext:value-type="float">
            <text:p>5234</text:p>
          </table:table-cell>
          <table:table-cell table:formula="of:=[.A39]/[.C39]" office:value-type="float" office:value="2214.36877076412" calcext:value-type="float">
            <text:p>2214.36877076412</text:p>
          </table:table-cell>
          <table:table-cell table:formula="of:=[.B39]/[.D39]" office:value-type="float" office:value="2011.81448223156" calcext:value-type="float">
            <text:p>2011.81448223156</text:p>
          </table:table-cell>
        </table:table-row>
        <table:table-row table:style-name="ro1">
          <table:table-cell office:value-type="float" office:value="15428380" calcext:value-type="float">
            <text:p>15428380</text:p>
          </table:table-cell>
          <table:table-cell office:value-type="float" office:value="10546492" calcext:value-type="float">
            <text:p>10546492</text:p>
          </table:table-cell>
          <table:table-cell office:value-type="float" office:value="6901" calcext:value-type="float">
            <text:p>6901</text:p>
          </table:table-cell>
          <table:table-cell office:value-type="float" office:value="5188" calcext:value-type="float">
            <text:p>5188</text:p>
          </table:table-cell>
          <table:table-cell table:formula="of:=[.A40]/[.C40]" office:value-type="float" office:value="2235.6730908564" calcext:value-type="float">
            <text:p>2235.6730908564</text:p>
          </table:table-cell>
          <table:table-cell table:formula="of:=[.B40]/[.D40]" office:value-type="float" office:value="2032.86276021588" calcext:value-type="float">
            <text:p>2032.86276021588</text:p>
          </table:table-cell>
        </table:table-row>
        <table:table-row table:style-name="ro1">
          <table:table-cell office:value-type="float" office:value="15773618" calcext:value-type="float">
            <text:p>15773618</text:p>
          </table:table-cell>
          <table:table-cell office:value-type="float" office:value="10814350" calcext:value-type="float">
            <text:p>10814350</text:p>
          </table:table-cell>
          <table:table-cell office:value-type="float" office:value="6972" calcext:value-type="float">
            <text:p>6972</text:p>
          </table:table-cell>
          <table:table-cell office:value-type="float" office:value="5210" calcext:value-type="float">
            <text:p>5210</text:p>
          </table:table-cell>
          <table:table-cell table:formula="of:=[.A41]/[.C41]" office:value-type="float" office:value="2262.42369477912" calcext:value-type="float">
            <text:p>2262.42369477912</text:p>
          </table:table-cell>
          <table:table-cell table:formula="of:=[.B41]/[.D41]" office:value-type="float" office:value="2075.69097888676" calcext:value-type="float">
            <text:p>2075.69097888676</text:p>
          </table:table-cell>
        </table:table-row>
        <table:table-row table:style-name="ro1">
          <table:table-cell office:value-type="float" office:value="16094518" calcext:value-type="float">
            <text:p>16094518</text:p>
          </table:table-cell>
          <table:table-cell office:value-type="float" office:value="11001279" calcext:value-type="float">
            <text:p>11001279</text:p>
          </table:table-cell>
          <table:table-cell office:value-type="float" office:value="7103" calcext:value-type="float">
            <text:p>7103</text:p>
          </table:table-cell>
          <table:table-cell office:value-type="float" office:value="5286" calcext:value-type="float">
            <text:p>5286</text:p>
          </table:table-cell>
          <table:table-cell table:formula="of:=[.A42]/[.C42]" office:value-type="float" office:value="2265.87610868647" calcext:value-type="float">
            <text:p>2265.87610868647</text:p>
          </table:table-cell>
          <table:table-cell table:formula="of:=[.B42]/[.D42]" office:value-type="float" office:value="2081.21055618615" calcext:value-type="float">
            <text:p>2081.21055618615</text:p>
          </table:table-cell>
        </table:table-row>
        <table:table-row table:style-name="ro1">
          <table:table-cell office:value-type="float" office:value="16819228" calcext:value-type="float">
            <text:p>16819228</text:p>
          </table:table-cell>
          <table:table-cell office:value-type="float" office:value="11492569" calcext:value-type="float">
            <text:p>11492569</text:p>
          </table:table-cell>
          <table:table-cell office:value-type="float" office:value="7099" calcext:value-type="float">
            <text:p>7099</text:p>
          </table:table-cell>
          <table:table-cell office:value-type="float" office:value="5420" calcext:value-type="float">
            <text:p>5420</text:p>
          </table:table-cell>
          <table:table-cell table:formula="of:=[.A43]/[.C43]" office:value-type="float" office:value="2369.2390477532" calcext:value-type="float">
            <text:p>2369.2390477532</text:p>
          </table:table-cell>
          <table:table-cell table:formula="of:=[.B43]/[.D43]" office:value-type="float" office:value="2120.40018450184" calcext:value-type="float">
            <text:p>2120.40018450184</text:p>
          </table:table-cell>
        </table:table-row>
        <table:table-row table:style-name="ro1">
          <table:table-cell office:value-type="float" office:value="16770854" calcext:value-type="float">
            <text:p>16770854</text:p>
          </table:table-cell>
          <table:table-cell office:value-type="float" office:value="11421947" calcext:value-type="float">
            <text:p>11421947</text:p>
          </table:table-cell>
          <table:table-cell office:value-type="float" office:value="7092" calcext:value-type="float">
            <text:p>7092</text:p>
          </table:table-cell>
          <table:table-cell office:value-type="float" office:value="5282" calcext:value-type="float">
            <text:p>5282</text:p>
          </table:table-cell>
          <table:table-cell table:formula="of:=[.A44]/[.C44]" office:value-type="float" office:value="2364.75662718556" calcext:value-type="float">
            <text:p>2364.75662718556</text:p>
          </table:table-cell>
          <table:table-cell table:formula="of:=[.B44]/[.D44]" office:value-type="float" office:value="2162.42843619841" calcext:value-type="float">
            <text:p>2162.42843619841</text:p>
          </table:table-cell>
        </table:table-row>
        <table:table-row table:style-name="ro1">
          <table:table-cell office:value-type="float" office:value="16732054" calcext:value-type="float">
            <text:p>16732054</text:p>
          </table:table-cell>
          <table:table-cell office:value-type="float" office:value="11503733" calcext:value-type="float">
            <text:p>11503733</text:p>
          </table:table-cell>
          <table:table-cell office:value-type="float" office:value="6887" calcext:value-type="float">
            <text:p>6887</text:p>
          </table:table-cell>
          <table:table-cell office:value-type="float" office:value="5235" calcext:value-type="float">
            <text:p>5235</text:p>
          </table:table-cell>
          <table:table-cell table:formula="of:=[.A45]/[.C45]" office:value-type="float" office:value="2429.51270509656" calcext:value-type="float">
            <text:p>2429.51270509656</text:p>
          </table:table-cell>
          <table:table-cell table:formula="of:=[.B45]/[.D45]" office:value-type="float" office:value="2197.46571155683" calcext:value-type="float">
            <text:p>2197.46571155683</text:p>
          </table:table-cell>
        </table:table-row>
        <table:table-row table:style-name="ro1">
          <table:table-cell office:value-type="float" office:value="16706777" calcext:value-type="float">
            <text:p>16706777</text:p>
          </table:table-cell>
          <table:table-cell office:value-type="float" office:value="11425527" calcext:value-type="float">
            <text:p>11425527</text:p>
          </table:table-cell>
          <table:table-cell office:value-type="float" office:value="6937" calcext:value-type="float">
            <text:p>6937</text:p>
          </table:table-cell>
          <table:table-cell office:value-type="float" office:value="5262" calcext:value-type="float">
            <text:p>5262</text:p>
          </table:table-cell>
          <table:table-cell table:formula="of:=[.A46]/[.C46]" office:value-type="float" office:value="2408.35764739801" calcext:value-type="float">
            <text:p>2408.35764739801</text:p>
          </table:table-cell>
          <table:table-cell table:formula="of:=[.B46]/[.D46]" office:value-type="float" office:value="2171.32782212087" calcext:value-type="float">
            <text:p>2171.32782212087</text:p>
          </table:table-cell>
        </table:table-row>
        <table:table-row table:style-name="ro1">
          <table:table-cell office:value-type="float" office:value="16708597" calcext:value-type="float">
            <text:p>16708597</text:p>
          </table:table-cell>
          <table:table-cell office:value-type="float" office:value="11355588" calcext:value-type="float">
            <text:p>11355588</text:p>
          </table:table-cell>
          <table:table-cell office:value-type="float" office:value="6817" calcext:value-type="float">
            <text:p>6817</text:p>
          </table:table-cell>
          <table:table-cell office:value-type="float" office:value="5233" calcext:value-type="float">
            <text:p>5233</text:p>
          </table:table-cell>
          <table:table-cell table:formula="of:=[.A47]/[.C47]" office:value-type="float" office:value="2451.01906997213" calcext:value-type="float">
            <text:p>2451.01906997213</text:p>
          </table:table-cell>
          <table:table-cell table:formula="of:=[.B47]/[.D47]" office:value-type="float" office:value="2169.99579591057" calcext:value-type="float">
            <text:p>2169.99579591057</text:p>
          </table:table-cell>
        </table:table-row>
        <table:table-row table:style-name="ro1">
          <table:table-cell office:value-type="float" office:value="17517390" calcext:value-type="float">
            <text:p>17517390</text:p>
          </table:table-cell>
          <table:table-cell office:value-type="float" office:value="12060780" calcext:value-type="float">
            <text:p>12060780</text:p>
          </table:table-cell>
          <table:table-cell office:value-type="float" office:value="6884" calcext:value-type="float">
            <text:p>6884</text:p>
          </table:table-cell>
          <table:table-cell office:value-type="float" office:value="5355" calcext:value-type="float">
            <text:p>5355</text:p>
          </table:table-cell>
          <table:table-cell table:formula="of:=[.A48]/[.C48]" office:value-type="float" office:value="2544.65281812899" calcext:value-type="float">
            <text:p>2544.65281812899</text:p>
          </table:table-cell>
          <table:table-cell table:formula="of:=[.B48]/[.D48]" office:value-type="float" office:value="2252.24649859944" calcext:value-type="float">
            <text:p>2252.24649859944</text:p>
          </table:table-cell>
        </table:table-row>
        <table:table-row table:style-name="ro1">
          <table:table-cell office:value-type="float" office:value="17026855" calcext:value-type="float">
            <text:p>17026855</text:p>
          </table:table-cell>
          <table:table-cell office:value-type="float" office:value="11581373" calcext:value-type="float">
            <text:p>11581373</text:p>
          </table:table-cell>
          <table:table-cell office:value-type="float" office:value="6409" calcext:value-type="float">
            <text:p>6409</text:p>
          </table:table-cell>
          <table:table-cell office:value-type="float" office:value="4856" calcext:value-type="float">
            <text:p>4856</text:p>
          </table:table-cell>
          <table:table-cell table:formula="of:=[.A49]/[.C49]" office:value-type="float" office:value="2656.71009517865" calcext:value-type="float">
            <text:p>2656.71009517865</text:p>
          </table:table-cell>
          <table:table-cell table:formula="of:=[.B49]/[.D49]" office:value-type="float" office:value="2384.96149093904" calcext:value-type="float">
            <text:p>2384.96149093904</text:p>
          </table:table-cell>
        </table:table-row>
        <table:table-row table:style-name="ro1">
          <table:table-cell office:value-type="float" office:value="17235456" calcext:value-type="float">
            <text:p>17235456</text:p>
          </table:table-cell>
          <table:table-cell office:value-type="float" office:value="11774492" calcext:value-type="float">
            <text:p>11774492</text:p>
          </table:table-cell>
          <table:table-cell office:value-type="float" office:value="6390" calcext:value-type="float">
            <text:p>6390</text:p>
          </table:table-cell>
          <table:table-cell office:value-type="float" office:value="4695" calcext:value-type="float">
            <text:p>4695</text:p>
          </table:table-cell>
          <table:table-cell table:formula="of:=[.A50]/[.C50]" office:value-type="float" office:value="2697.2544600939" calcext:value-type="float">
            <text:p>2697.2544600939</text:p>
          </table:table-cell>
          <table:table-cell table:formula="of:=[.B50]/[.D50]" office:value-type="float" office:value="2507.87902023429" calcext:value-type="float">
            <text:p>2507.87902023429</text:p>
          </table:table-cell>
        </table:table-row>
        <table:table-row table:style-name="ro1">
          <table:table-cell office:value-type="float" office:value="17235782" calcext:value-type="float">
            <text:p>17235782</text:p>
          </table:table-cell>
          <table:table-cell office:value-type="float" office:value="11816206" calcext:value-type="float">
            <text:p>11816206</text:p>
          </table:table-cell>
          <table:table-cell office:value-type="float" office:value="6463" calcext:value-type="float">
            <text:p>6463</text:p>
          </table:table-cell>
          <table:table-cell office:value-type="float" office:value="4863" calcext:value-type="float">
            <text:p>4863</text:p>
          </table:table-cell>
          <table:table-cell table:formula="of:=[.A51]/[.C51]" office:value-type="float" office:value="2666.83923874362" calcext:value-type="float">
            <text:p>2666.83923874362</text:p>
          </table:table-cell>
          <table:table-cell table:formula="of:=[.B51]/[.D51]" office:value-type="float" office:value="2429.81821920625" calcext:value-type="float">
            <text:p>2429.81821920625</text:p>
          </table:table-cell>
        </table:table-row>
        <table:table-row table:style-name="ro1">
          <table:table-cell office:value-type="float" office:value="17350928" calcext:value-type="float">
            <text:p>17350928</text:p>
          </table:table-cell>
          <table:table-cell office:value-type="float" office:value="11894122" calcext:value-type="float">
            <text:p>11894122</text:p>
          </table:table-cell>
          <table:table-cell office:value-type="float" office:value="6509" calcext:value-type="float">
            <text:p>6509</text:p>
          </table:table-cell>
          <table:table-cell office:value-type="float" office:value="4946" calcext:value-type="float">
            <text:p>4946</text:p>
          </table:table-cell>
          <table:table-cell table:formula="of:=[.A52]/[.C52]" office:value-type="float" office:value="2665.68259333231" calcext:value-type="float">
            <text:p>2665.68259333231</text:p>
          </table:table-cell>
          <table:table-cell table:formula="of:=[.B52]/[.D52]" office:value-type="float" office:value="2404.79619894865" calcext:value-type="float">
            <text:p>2404.79619894865</text:p>
          </table:table-cell>
        </table:table-row>
        <table:table-row table:style-name="ro1">
          <table:table-cell office:value-type="float" office:value="17496772" calcext:value-type="float">
            <text:p>17496772</text:p>
          </table:table-cell>
          <table:table-cell office:value-type="float" office:value="12072837" calcext:value-type="float">
            <text:p>12072837</text:p>
          </table:table-cell>
          <table:table-cell office:value-type="float" office:value="6319" calcext:value-type="float">
            <text:p>6319</text:p>
          </table:table-cell>
          <table:table-cell office:value-type="float" office:value="4772" calcext:value-type="float">
            <text:p>4772</text:p>
          </table:table-cell>
          <table:table-cell table:formula="of:=[.A53]/[.C53]" office:value-type="float" office:value="2768.91470169331" calcext:value-type="float">
            <text:p>2768.91470169331</text:p>
          </table:table-cell>
          <table:table-cell table:formula="of:=[.B53]/[.D53]" office:value-type="float" office:value="2529.93231349539" calcext:value-type="float">
            <text:p>2529.93231349539</text:p>
          </table:table-cell>
        </table:table-row>
        <table:table-row table:style-name="ro1">
          <table:table-cell office:value-type="float" office:value="17196061" calcext:value-type="float">
            <text:p>17196061</text:p>
          </table:table-cell>
          <table:table-cell office:value-type="float" office:value="11698115" calcext:value-type="float">
            <text:p>11698115</text:p>
          </table:table-cell>
          <table:table-cell office:value-type="float" office:value="6230" calcext:value-type="float">
            <text:p>6230</text:p>
          </table:table-cell>
          <table:table-cell office:value-type="float" office:value="4736" calcext:value-type="float">
            <text:p>4736</text:p>
          </table:table-cell>
          <table:table-cell table:formula="of:=[.A54]/[.C54]" office:value-type="float" office:value="2760.20240770465" calcext:value-type="float">
            <text:p>2760.20240770465</text:p>
          </table:table-cell>
          <table:table-cell table:formula="of:=[.B54]/[.D54]" office:value-type="float" office:value="2470.04117398649" calcext:value-type="float">
            <text:p>2470.04117398649</text:p>
          </table:table-cell>
        </table:table-row>
        <table:table-row table:style-name="ro1">
          <table:table-cell office:value-type="float" office:value="17384086" calcext:value-type="float">
            <text:p>17384086</text:p>
          </table:table-cell>
          <table:table-cell office:value-type="float" office:value="11819276" calcext:value-type="float">
            <text:p>11819276</text:p>
          </table:table-cell>
          <table:table-cell office:value-type="float" office:value="6278" calcext:value-type="float">
            <text:p>6278</text:p>
          </table:table-cell>
          <table:table-cell office:value-type="float" office:value="4678" calcext:value-type="float">
            <text:p>4678</text:p>
          </table:table-cell>
          <table:table-cell table:formula="of:=[.A55]/[.C55]" office:value-type="float" office:value="2769.04842306467" calcext:value-type="float">
            <text:p>2769.04842306467</text:p>
          </table:table-cell>
          <table:table-cell table:formula="of:=[.B55]/[.D55]" office:value-type="float" office:value="2526.56605386918" calcext:value-type="float">
            <text:p>2526.56605386918</text:p>
          </table:table-cell>
        </table:table-row>
        <table:table-row table:style-name="ro1">
          <table:table-cell office:value-type="float" office:value="17894297" calcext:value-type="float">
            <text:p>17894297</text:p>
          </table:table-cell>
          <table:table-cell office:value-type="float" office:value="12183847" calcext:value-type="float">
            <text:p>12183847</text:p>
          </table:table-cell>
          <table:table-cell office:value-type="float" office:value="6175" calcext:value-type="float">
            <text:p>6175</text:p>
          </table:table-cell>
          <table:table-cell office:value-type="float" office:value="4713" calcext:value-type="float">
            <text:p>4713</text:p>
          </table:table-cell>
          <table:table-cell table:formula="of:=[.A56]/[.C56]" office:value-type="float" office:value="2897.86186234818" calcext:value-type="float">
            <text:p>2897.86186234818</text:p>
          </table:table-cell>
          <table:table-cell table:formula="of:=[.B56]/[.D56]" office:value-type="float" office:value="2585.15743687672" calcext:value-type="float">
            <text:p>2585.15743687672</text:p>
          </table:table-cell>
        </table:table-row>
        <table:table-row table:style-name="ro1">
          <table:table-cell office:value-type="float" office:value="17545868" calcext:value-type="float">
            <text:p>17545868</text:p>
          </table:table-cell>
          <table:table-cell office:value-type="float" office:value="11951211" calcext:value-type="float">
            <text:p>11951211</text:p>
          </table:table-cell>
          <table:table-cell office:value-type="float" office:value="5860" calcext:value-type="float">
            <text:p>5860</text:p>
          </table:table-cell>
          <table:table-cell office:value-type="float" office:value="4507" calcext:value-type="float">
            <text:p>4507</text:p>
          </table:table-cell>
          <table:table-cell table:formula="of:=[.A57]/[.C57]" office:value-type="float" office:value="2994.17542662116" calcext:value-type="float">
            <text:p>2994.17542662116</text:p>
          </table:table-cell>
          <table:table-cell table:formula="of:=[.B57]/[.D57]" office:value-type="float" office:value="2651.69980031063" calcext:value-type="float">
            <text:p>2651.69980031063</text:p>
          </table:table-cell>
        </table:table-row>
        <table:table-row table:style-name="ro1">
          <table:table-cell office:value-type="float" office:value="17861368" calcext:value-type="float">
            <text:p>17861368</text:p>
          </table:table-cell>
          <table:table-cell office:value-type="float" office:value="12239294" calcext:value-type="float">
            <text:p>12239294</text:p>
          </table:table-cell>
          <table:table-cell office:value-type="float" office:value="6229" calcext:value-type="float">
            <text:p>6229</text:p>
          </table:table-cell>
          <table:table-cell office:value-type="float" office:value="4725" calcext:value-type="float">
            <text:p>4725</text:p>
          </table:table-cell>
          <table:table-cell table:formula="of:=[.A58]/[.C58]" office:value-type="float" office:value="2867.4535238401" calcext:value-type="float">
            <text:p>2867.4535238401</text:p>
          </table:table-cell>
          <table:table-cell table:formula="of:=[.B58]/[.D58]" office:value-type="float" office:value="2590.32677248677" calcext:value-type="float">
            <text:p>2590.32677248677</text:p>
          </table:table-cell>
        </table:table-row>
        <table:table-row table:style-name="ro1">
          <table:table-cell office:value-type="float" office:value="17760438" calcext:value-type="float">
            <text:p>17760438</text:p>
          </table:table-cell>
          <table:table-cell office:value-type="float" office:value="12060805" calcext:value-type="float">
            <text:p>12060805</text:p>
          </table:table-cell>
          <table:table-cell office:value-type="float" office:value="5865" calcext:value-type="float">
            <text:p>5865</text:p>
          </table:table-cell>
          <table:table-cell office:value-type="float" office:value="4528" calcext:value-type="float">
            <text:p>4528</text:p>
          </table:table-cell>
          <table:table-cell table:formula="of:=[.A59]/[.C59]" office:value-type="float" office:value="3028.20767263427" calcext:value-type="float">
            <text:p>3028.20767263427</text:p>
          </table:table-cell>
          <table:table-cell table:formula="of:=[.B59]/[.D59]" office:value-type="float" office:value="2663.60534452297" calcext:value-type="float">
            <text:p>2663.60534452297</text:p>
          </table:table-cell>
        </table:table-row>
        <table:table-row table:style-name="ro1">
          <table:table-cell office:value-type="float" office:value="18189265" calcext:value-type="float">
            <text:p>18189265</text:p>
          </table:table-cell>
          <table:table-cell office:value-type="float" office:value="12360729" calcext:value-type="float">
            <text:p>12360729</text:p>
          </table:table-cell>
          <table:table-cell office:value-type="float" office:value="6219" calcext:value-type="float">
            <text:p>6219</text:p>
          </table:table-cell>
          <table:table-cell office:value-type="float" office:value="4750" calcext:value-type="float">
            <text:p>4750</text:p>
          </table:table-cell>
          <table:table-cell table:formula="of:=[.A60]/[.C60]" office:value-type="float" office:value="2924.7893552018" calcext:value-type="float">
            <text:p>2924.7893552018</text:p>
          </table:table-cell>
          <table:table-cell table:formula="of:=[.B60]/[.D60]" office:value-type="float" office:value="2602.25873684211" calcext:value-type="float">
            <text:p>2602.25873684211</text:p>
          </table:table-cell>
        </table:table-row>
        <table:table-row table:style-name="ro1">
          <table:table-cell office:value-type="float" office:value="18348112" calcext:value-type="float">
            <text:p>18348112</text:p>
          </table:table-cell>
          <table:table-cell office:value-type="float" office:value="12524873" calcext:value-type="float">
            <text:p>12524873</text:p>
          </table:table-cell>
          <table:table-cell office:value-type="float" office:value="6137" calcext:value-type="float">
            <text:p>6137</text:p>
          </table:table-cell>
          <table:table-cell office:value-type="float" office:value="4703" calcext:value-type="float">
            <text:p>4703</text:p>
          </table:table-cell>
          <table:table-cell table:formula="of:=[.A61]/[.C61]" office:value-type="float" office:value="2989.75264787355" calcext:value-type="float">
            <text:p>2989.75264787355</text:p>
          </table:table-cell>
          <table:table-cell table:formula="of:=[.B61]/[.D61]" office:value-type="float" office:value="2663.16670210504" calcext:value-type="float">
            <text:p>2663.16670210504</text:p>
          </table:table-cell>
        </table:table-row>
        <table:table-row table:style-name="ro1">
          <table:table-cell office:value-type="float" office:value="17913361" calcext:value-type="float">
            <text:p>17913361</text:p>
          </table:table-cell>
          <table:table-cell office:value-type="float" office:value="12094657" calcext:value-type="float">
            <text:p>12094657</text:p>
          </table:table-cell>
          <table:table-cell office:value-type="float" office:value="5830" calcext:value-type="float">
            <text:p>5830</text:p>
          </table:table-cell>
          <table:table-cell office:value-type="float" office:value="4427" calcext:value-type="float">
            <text:p>4427</text:p>
          </table:table-cell>
          <table:table-cell table:formula="of:=[.A62]/[.C62]" office:value-type="float" office:value="3072.61766723842" calcext:value-type="float">
            <text:p>3072.61766723842</text:p>
          </table:table-cell>
          <table:table-cell table:formula="of:=[.B62]/[.D62]" office:value-type="float" office:value="2732.02100745426" calcext:value-type="float">
            <text:p>2732.02100745426</text:p>
          </table:table-cell>
        </table:table-row>
        <table:table-row table:style-name="ro1">
          <table:table-cell office:value-type="float" office:value="18568993" calcext:value-type="float">
            <text:p>18568993</text:p>
          </table:table-cell>
          <table:table-cell office:value-type="float" office:value="12587726" calcext:value-type="float">
            <text:p>12587726</text:p>
          </table:table-cell>
          <table:table-cell office:value-type="float" office:value="6004" calcext:value-type="float">
            <text:p>6004</text:p>
          </table:table-cell>
          <table:table-cell office:value-type="float" office:value="4598" calcext:value-type="float">
            <text:p>4598</text:p>
          </table:table-cell>
          <table:table-cell table:formula="of:=[.A63]/[.C63]" office:value-type="float" office:value="3092.77031978681" calcext:value-type="float">
            <text:p>3092.77031978681</text:p>
          </table:table-cell>
          <table:table-cell table:formula="of:=[.B63]/[.D63]" office:value-type="float" office:value="2737.65245759026" calcext:value-type="float">
            <text:p>2737.65245759026</text:p>
          </table:table-cell>
        </table:table-row>
        <table:table-row table:style-name="ro1">
          <table:table-cell office:value-type="float" office:value="18269247" calcext:value-type="float">
            <text:p>18269247</text:p>
          </table:table-cell>
          <table:table-cell office:value-type="float" office:value="12454586" calcext:value-type="float">
            <text:p>12454586</text:p>
          </table:table-cell>
          <table:table-cell office:value-type="float" office:value="5755" calcext:value-type="float">
            <text:p>5755</text:p>
          </table:table-cell>
          <table:table-cell office:value-type="float" office:value="4309" calcext:value-type="float">
            <text:p>4309</text:p>
          </table:table-cell>
          <table:table-cell table:formula="of:=[.A64]/[.C64]" office:value-type="float" office:value="3174.49991311903" calcext:value-type="float">
            <text:p>3174.49991311903</text:p>
          </table:table-cell>
          <table:table-cell table:formula="of:=[.B64]/[.D64]" office:value-type="float" office:value="2890.36574611279" calcext:value-type="float">
            <text:p>2890.36574611279</text:p>
          </table:table-cell>
        </table:table-row>
        <table:table-row table:style-name="ro1">
          <table:table-cell office:value-type="float" office:value="17982340" calcext:value-type="float">
            <text:p>17982340</text:p>
          </table:table-cell>
          <table:table-cell office:value-type="float" office:value="12232636" calcext:value-type="float">
            <text:p>12232636</text:p>
          </table:table-cell>
          <table:table-cell office:value-type="float" office:value="5742" calcext:value-type="float">
            <text:p>5742</text:p>
          </table:table-cell>
          <table:table-cell office:value-type="float" office:value="4288" calcext:value-type="float">
            <text:p>4288</text:p>
          </table:table-cell>
          <table:table-cell table:formula="of:=[.A65]/[.C65]" office:value-type="float" office:value="3131.7206548241" calcext:value-type="float">
            <text:p>3131.7206548241</text:p>
          </table:table-cell>
          <table:table-cell table:formula="of:=[.B65]/[.D65]" office:value-type="float" office:value="2852.76026119403" calcext:value-type="float">
            <text:p>2852.76026119403</text:p>
          </table:table-cell>
        </table:table-row>
        <table:table-row table:style-name="ro1">
          <table:table-cell office:value-type="float" office:value="19051337" calcext:value-type="float">
            <text:p>19051337</text:p>
          </table:table-cell>
          <table:table-cell office:value-type="float" office:value="13031827" calcext:value-type="float">
            <text:p>13031827</text:p>
          </table:table-cell>
          <table:table-cell office:value-type="float" office:value="6238" calcext:value-type="float">
            <text:p>6238</text:p>
          </table:table-cell>
          <table:table-cell office:value-type="float" office:value="4823" calcext:value-type="float">
            <text:p>4823</text:p>
          </table:table-cell>
          <table:table-cell table:formula="of:=[.A66]/[.C66]" office:value-type="float" office:value="3054.07774927861" calcext:value-type="float">
            <text:p>3054.07774927861</text:p>
          </table:table-cell>
          <table:table-cell table:formula="of:=[.B66]/[.D66]" office:value-type="float" office:value="2702.01679452623" calcext:value-type="float">
            <text:p>2702.01679452623</text:p>
          </table:table-cell>
        </table:table-row>
        <table:table-row table:style-name="ro1">
          <table:table-cell office:value-type="float" office:value="18989633" calcext:value-type="float">
            <text:p>18989633</text:p>
          </table:table-cell>
          <table:table-cell office:value-type="float" office:value="12933632" calcext:value-type="float">
            <text:p>12933632</text:p>
          </table:table-cell>
          <table:table-cell office:value-type="float" office:value="5890" calcext:value-type="float">
            <text:p>5890</text:p>
          </table:table-cell>
          <table:table-cell office:value-type="float" office:value="4473" calcext:value-type="float">
            <text:p>4473</text:p>
          </table:table-cell>
          <table:table-cell table:formula="of:=[.A67]/[.C67]" office:value-type="float" office:value="3224.04634974533" calcext:value-type="float">
            <text:p>3224.04634974533</text:p>
          </table:table-cell>
          <table:table-cell table:formula="of:=[.B67]/[.D67]" office:value-type="float" office:value="2891.48938072882" calcext:value-type="float">
            <text:p>2891.48938072882</text:p>
          </table:table-cell>
        </table:table-row>
        <table:table-row table:style-name="ro1">
          <table:table-cell office:value-type="float" office:value="19361364" calcext:value-type="float">
            <text:p>19361364</text:p>
          </table:table-cell>
          <table:table-cell office:value-type="float" office:value="13250831" calcext:value-type="float">
            <text:p>13250831</text:p>
          </table:table-cell>
          <table:table-cell office:value-type="float" office:value="6085" calcext:value-type="float">
            <text:p>6085</text:p>
          </table:table-cell>
          <table:table-cell office:value-type="float" office:value="4609" calcext:value-type="float">
            <text:p>4609</text:p>
          </table:table-cell>
          <table:table-cell table:formula="of:=[.A68]/[.C68]" office:value-type="float" office:value="3181.81824157765" calcext:value-type="float">
            <text:p>3181.81824157765</text:p>
          </table:table-cell>
          <table:table-cell table:formula="of:=[.B68]/[.D68]" office:value-type="float" office:value="2874.99045346062" calcext:value-type="float">
            <text:p>2874.99045346062</text:p>
          </table:table-cell>
        </table:table-row>
        <table:table-row table:style-name="ro1">
          <table:table-cell office:value-type="float" office:value="19096392" calcext:value-type="float">
            <text:p>19096392</text:p>
          </table:table-cell>
          <table:table-cell office:value-type="float" office:value="13071241" calcext:value-type="float">
            <text:p>13071241</text:p>
          </table:table-cell>
          <table:table-cell office:value-type="float" office:value="5939" calcext:value-type="float">
            <text:p>5939</text:p>
          </table:table-cell>
          <table:table-cell office:value-type="float" office:value="4494" calcext:value-type="float">
            <text:p>4494</text:p>
          </table:table-cell>
          <table:table-cell table:formula="of:=[.A69]/[.C69]" office:value-type="float" office:value="3215.42212493686" calcext:value-type="float">
            <text:p>3215.42212493686</text:p>
          </table:table-cell>
          <table:table-cell table:formula="of:=[.B69]/[.D69]" office:value-type="float" office:value="2908.59835336004" calcext:value-type="float">
            <text:p>2908.59835336004</text:p>
          </table:table-cell>
        </table:table-row>
        <table:table-row table:style-name="ro1">
          <table:table-cell office:value-type="float" office:value="18989317" calcext:value-type="float">
            <text:p>18989317</text:p>
          </table:table-cell>
          <table:table-cell office:value-type="float" office:value="12968135" calcext:value-type="float">
            <text:p>12968135</text:p>
          </table:table-cell>
          <table:table-cell office:value-type="float" office:value="5690" calcext:value-type="float">
            <text:p>5690</text:p>
          </table:table-cell>
          <table:table-cell office:value-type="float" office:value="4360" calcext:value-type="float">
            <text:p>4360</text:p>
          </table:table-cell>
          <table:table-cell table:formula="of:=[.A70]/[.C70]" office:value-type="float" office:value="3337.31405975395" calcext:value-type="float">
            <text:p>3337.31405975395</text:p>
          </table:table-cell>
          <table:table-cell table:formula="of:=[.B70]/[.D70]" office:value-type="float" office:value="2974.34288990826" calcext:value-type="float">
            <text:p>2974.34288990826</text:p>
          </table:table-cell>
        </table:table-row>
        <table:table-row table:style-name="ro1">
          <table:table-cell office:value-type="float" office:value="19039863" calcext:value-type="float">
            <text:p>19039863</text:p>
          </table:table-cell>
          <table:table-cell office:value-type="float" office:value="13028116" calcext:value-type="float">
            <text:p>13028116</text:p>
          </table:table-cell>
          <table:table-cell office:value-type="float" office:value="5886" calcext:value-type="float">
            <text:p>5886</text:p>
          </table:table-cell>
          <table:table-cell office:value-type="float" office:value="4423" calcext:value-type="float">
            <text:p>4423</text:p>
          </table:table-cell>
          <table:table-cell table:formula="of:=[.A71]/[.C71]" office:value-type="float" office:value="3234.77115188583" calcext:value-type="float">
            <text:p>3234.77115188583</text:p>
          </table:table-cell>
          <table:table-cell table:formula="of:=[.B71]/[.D71]" office:value-type="float" office:value="2945.53832240561" calcext:value-type="float">
            <text:p>2945.53832240561</text:p>
          </table:table-cell>
        </table:table-row>
        <table:table-row table:style-name="ro1">
          <table:table-cell office:value-type="float" office:value="19402770" calcext:value-type="float">
            <text:p>19402770</text:p>
          </table:table-cell>
          <table:table-cell office:value-type="float" office:value="13145699" calcext:value-type="float">
            <text:p>13145699</text:p>
          </table:table-cell>
          <table:table-cell office:value-type="float" office:value="5895" calcext:value-type="float">
            <text:p>5895</text:p>
          </table:table-cell>
          <table:table-cell office:value-type="float" office:value="4457" calcext:value-type="float">
            <text:p>4457</text:p>
          </table:table-cell>
          <table:table-cell table:formula="of:=[.A72]/[.C72]" office:value-type="float" office:value="3291.39440203562" calcext:value-type="float">
            <text:p>3291.39440203562</text:p>
          </table:table-cell>
          <table:table-cell table:formula="of:=[.B72]/[.D72]" office:value-type="float" office:value="2949.45007852816" calcext:value-type="float">
            <text:p>2949.45007852816</text:p>
          </table:table-cell>
        </table:table-row>
        <table:table-row table:style-name="ro1">
          <table:table-cell office:value-type="float" office:value="19560269" calcext:value-type="float">
            <text:p>19560269</text:p>
          </table:table-cell>
          <table:table-cell office:value-type="float" office:value="13259443" calcext:value-type="float">
            <text:p>13259443</text:p>
          </table:table-cell>
          <table:table-cell office:value-type="float" office:value="5851" calcext:value-type="float">
            <text:p>5851</text:p>
          </table:table-cell>
          <table:table-cell office:value-type="float" office:value="4392" calcext:value-type="float">
            <text:p>4392</text:p>
          </table:table-cell>
          <table:table-cell table:formula="of:=[.A73]/[.C73]" office:value-type="float" office:value="3343.06426251923" calcext:value-type="float">
            <text:p>3343.06426251923</text:p>
          </table:table-cell>
          <table:table-cell table:formula="of:=[.B73]/[.D73]" office:value-type="float" office:value="3018.99886156648" calcext:value-type="float">
            <text:p>3018.99886156648</text:p>
          </table:table-cell>
        </table:table-row>
        <table:table-row table:style-name="ro1">
          <table:table-cell office:value-type="float" office:value="19761208" calcext:value-type="float">
            <text:p>19761208</text:p>
          </table:table-cell>
          <table:table-cell office:value-type="float" office:value="13480579" calcext:value-type="float">
            <text:p>13480579</text:p>
          </table:table-cell>
          <table:table-cell office:value-type="float" office:value="5731" calcext:value-type="float">
            <text:p>5731</text:p>
          </table:table-cell>
          <table:table-cell office:value-type="float" office:value="4460" calcext:value-type="float">
            <text:p>4460</text:p>
          </table:table-cell>
          <table:table-cell table:formula="of:=[.A74]/[.C74]" office:value-type="float" office:value="3448.12563252486" calcext:value-type="float">
            <text:p>3448.12563252486</text:p>
          </table:table-cell>
          <table:table-cell table:formula="of:=[.B74]/[.D74]" office:value-type="float" office:value="3022.55134529148" calcext:value-type="float">
            <text:p>3022.55134529148</text:p>
          </table:table-cell>
        </table:table-row>
        <table:table-row table:style-name="ro1">
          <table:table-cell office:value-type="float" office:value="20132148" calcext:value-type="float">
            <text:p>20132148</text:p>
          </table:table-cell>
          <table:table-cell office:value-type="float" office:value="13727786" calcext:value-type="float">
            <text:p>13727786</text:p>
          </table:table-cell>
          <table:table-cell office:value-type="float" office:value="5792" calcext:value-type="float">
            <text:p>5792</text:p>
          </table:table-cell>
          <table:table-cell office:value-type="float" office:value="4420" calcext:value-type="float">
            <text:p>4420</text:p>
          </table:table-cell>
          <table:table-cell table:formula="of:=[.A75]/[.C75]" office:value-type="float" office:value="3475.85428176796" calcext:value-type="float">
            <text:p>3475.85428176796</text:p>
          </table:table-cell>
          <table:table-cell table:formula="of:=[.B75]/[.D75]" office:value-type="float" office:value="3105.83393665158" calcext:value-type="float">
            <text:p>3105.83393665158</text:p>
          </table:table-cell>
        </table:table-row>
        <table:table-row table:style-name="ro1">
          <table:table-cell office:value-type="float" office:value="19980855" calcext:value-type="float">
            <text:p>19980855</text:p>
          </table:table-cell>
          <table:table-cell office:value-type="float" office:value="13625173" calcext:value-type="float">
            <text:p>13625173</text:p>
          </table:table-cell>
          <table:table-cell office:value-type="float" office:value="5611" calcext:value-type="float">
            <text:p>5611</text:p>
          </table:table-cell>
          <table:table-cell office:value-type="float" office:value="4336" calcext:value-type="float">
            <text:p>4336</text:p>
          </table:table-cell>
          <table:table-cell table:formula="of:=[.A76]/[.C76]" office:value-type="float" office:value="3561.01497059348" calcext:value-type="float">
            <text:p>3561.01497059348</text:p>
          </table:table-cell>
          <table:table-cell table:formula="of:=[.B76]/[.D76]" office:value-type="float" office:value="3142.33694649446" calcext:value-type="float">
            <text:p>3142.33694649446</text:p>
          </table:table-cell>
        </table:table-row>
        <table:table-row table:style-name="ro1">
          <table:table-cell office:value-type="float" office:value="20046008" calcext:value-type="float">
            <text:p>20046008</text:p>
          </table:table-cell>
          <table:table-cell office:value-type="float" office:value="13741527" calcext:value-type="float">
            <text:p>13741527</text:p>
          </table:table-cell>
          <table:table-cell office:value-type="float" office:value="5605" calcext:value-type="float">
            <text:p>5605</text:p>
          </table:table-cell>
          <table:table-cell office:value-type="float" office:value="4278" calcext:value-type="float">
            <text:p>4278</text:p>
          </table:table-cell>
          <table:table-cell table:formula="of:=[.A77]/[.C77]" office:value-type="float" office:value="3576.45102586976" calcext:value-type="float">
            <text:p>3576.45102586976</text:p>
          </table:table-cell>
          <table:table-cell table:formula="of:=[.B77]/[.D77]" office:value-type="float" office:value="3212.1381486676" calcext:value-type="float">
            <text:p>3212.1381486676</text:p>
          </table:table-cell>
        </table:table-row>
        <table:table-row table:style-name="ro1">
          <table:table-cell office:value-type="float" office:value="20216560" calcext:value-type="float">
            <text:p>20216560</text:p>
          </table:table-cell>
          <table:table-cell office:value-type="float" office:value="13808516" calcext:value-type="float">
            <text:p>13808516</text:p>
          </table:table-cell>
          <table:table-cell office:value-type="float" office:value="5745" calcext:value-type="float">
            <text:p>5745</text:p>
          </table:table-cell>
          <table:table-cell office:value-type="float" office:value="4402" calcext:value-type="float">
            <text:p>4402</text:p>
          </table:table-cell>
          <table:table-cell table:formula="of:=[.A78]/[.C78]" office:value-type="float" office:value="3518.98346388164" calcext:value-type="float">
            <text:p>3518.98346388164</text:p>
          </table:table-cell>
          <table:table-cell table:formula="of:=[.B78]/[.D78]" office:value-type="float" office:value="3136.87323943662" calcext:value-type="float">
            <text:p>3136.87323943662</text:p>
          </table:table-cell>
        </table:table-row>
        <table:table-row table:style-name="ro1">
          <table:table-cell office:value-type="float" office:value="19812525" calcext:value-type="float">
            <text:p>19812525</text:p>
          </table:table-cell>
          <table:table-cell office:value-type="float" office:value="13539016" calcext:value-type="float">
            <text:p>13539016</text:p>
          </table:table-cell>
          <table:table-cell office:value-type="float" office:value="5694" calcext:value-type="float">
            <text:p>5694</text:p>
          </table:table-cell>
          <table:table-cell office:value-type="float" office:value="4242" calcext:value-type="float">
            <text:p>4242</text:p>
          </table:table-cell>
          <table:table-cell table:formula="of:=[.A79]/[.C79]" office:value-type="float" office:value="3479.54425711275" calcext:value-type="float">
            <text:p>3479.54425711275</text:p>
          </table:table-cell>
          <table:table-cell table:formula="of:=[.B79]/[.D79]" office:value-type="float" office:value="3191.65865157944" calcext:value-type="float">
            <text:p>3191.65865157944</text:p>
          </table:table-cell>
        </table:table-row>
        <table:table-row table:style-name="ro1">
          <table:table-cell office:value-type="float" office:value="19952066" calcext:value-type="float">
            <text:p>19952066</text:p>
          </table:table-cell>
          <table:table-cell office:value-type="float" office:value="13622543" calcext:value-type="float">
            <text:p>13622543</text:p>
          </table:table-cell>
          <table:table-cell office:value-type="float" office:value="5495" calcext:value-type="float">
            <text:p>5495</text:p>
          </table:table-cell>
          <table:table-cell office:value-type="float" office:value="4205" calcext:value-type="float">
            <text:p>4205</text:p>
          </table:table-cell>
          <table:table-cell table:formula="of:=[.A80]/[.C80]" office:value-type="float" office:value="3630.94922656961" calcext:value-type="float">
            <text:p>3630.94922656961</text:p>
          </table:table-cell>
          <table:table-cell table:formula="of:=[.B80]/[.D80]" office:value-type="float" office:value="3239.60594530321" calcext:value-type="float">
            <text:p>3239.60594530321</text:p>
          </table:table-cell>
        </table:table-row>
        <table:table-row table:style-name="ro1">
          <table:table-cell office:value-type="float" office:value="20113238" calcext:value-type="float">
            <text:p>20113238</text:p>
          </table:table-cell>
          <table:table-cell office:value-type="float" office:value="13680173" calcext:value-type="float">
            <text:p>13680173</text:p>
          </table:table-cell>
          <table:table-cell office:value-type="float" office:value="5440" calcext:value-type="float">
            <text:p>5440</text:p>
          </table:table-cell>
          <table:table-cell office:value-type="float" office:value="4166" calcext:value-type="float">
            <text:p>4166</text:p>
          </table:table-cell>
          <table:table-cell table:formula="of:=[.A81]/[.C81]" office:value-type="float" office:value="3697.28639705882" calcext:value-type="float">
            <text:p>3697.28639705882</text:p>
          </table:table-cell>
          <table:table-cell table:formula="of:=[.B81]/[.D81]" office:value-type="float" office:value="3283.76692270763" calcext:value-type="float">
            <text:p>3283.76692270763</text:p>
          </table:table-cell>
        </table:table-row>
        <table:table-row table:style-name="ro1">
          <table:table-cell office:value-type="float" office:value="19418779" calcext:value-type="float">
            <text:p>19418779</text:p>
          </table:table-cell>
          <table:table-cell office:value-type="float" office:value="13040322" calcext:value-type="float">
            <text:p>13040322</text:p>
          </table:table-cell>
          <table:table-cell office:value-type="float" office:value="5242" calcext:value-type="float">
            <text:p>5242</text:p>
          </table:table-cell>
          <table:table-cell office:value-type="float" office:value="3771" calcext:value-type="float">
            <text:p>3771</text:p>
          </table:table-cell>
          <table:table-cell table:formula="of:=[.A82]/[.C82]" office:value-type="float" office:value="3704.4599389546" calcext:value-type="float">
            <text:p>3704.4599389546</text:p>
          </table:table-cell>
          <table:table-cell table:formula="of:=[.B82]/[.D82]" office:value-type="float" office:value="3458.05409705648" calcext:value-type="float">
            <text:p>3458.05409705648</text:p>
          </table:table-cell>
        </table:table-row>
        <table:table-row table:style-name="ro1">
          <table:table-cell office:value-type="float" office:value="19035464" calcext:value-type="float">
            <text:p>19035464</text:p>
          </table:table-cell>
          <table:table-cell office:value-type="float" office:value="12829886" calcext:value-type="float">
            <text:p>12829886</text:p>
          </table:table-cell>
          <table:table-cell office:value-type="float" office:value="4872" calcext:value-type="float">
            <text:p>4872</text:p>
          </table:table-cell>
          <table:table-cell office:value-type="float" office:value="3501" calcext:value-type="float">
            <text:p>3501</text:p>
          </table:table-cell>
          <table:table-cell table:formula="of:=[.A83]/[.C83]" office:value-type="float" office:value="3907.11494252874" calcext:value-type="float">
            <text:p>3907.11494252874</text:p>
          </table:table-cell>
          <table:table-cell table:formula="of:=[.B83]/[.D83]" office:value-type="float" office:value="3664.63467580691" calcext:value-type="float">
            <text:p>3664.63467580691</text:p>
          </table:table-cell>
        </table:table-row>
        <table:table-row table:style-name="ro1">
          <table:table-cell office:value-type="float" office:value="19246296" calcext:value-type="float">
            <text:p>19246296</text:p>
          </table:table-cell>
          <table:table-cell office:value-type="float" office:value="12878409" calcext:value-type="float">
            <text:p>12878409</text:p>
          </table:table-cell>
          <table:table-cell office:value-type="float" office:value="5021" calcext:value-type="float">
            <text:p>5021</text:p>
          </table:table-cell>
          <table:table-cell office:value-type="float" office:value="3655" calcext:value-type="float">
            <text:p>3655</text:p>
          </table:table-cell>
          <table:table-cell table:formula="of:=[.A84]/[.C84]" office:value-type="float" office:value="3833.15992830114" calcext:value-type="float">
            <text:p>3833.15992830114</text:p>
          </table:table-cell>
          <table:table-cell table:formula="of:=[.B84]/[.D84]" office:value-type="float" office:value="3523.50451436388" calcext:value-type="float">
            <text:p>3523.50451436388</text:p>
          </table:table-cell>
        </table:table-row>
        <table:table-row table:style-name="ro1">
          <table:table-cell office:value-type="float" office:value="19096127" calcext:value-type="float">
            <text:p>19096127</text:p>
          </table:table-cell>
          <table:table-cell office:value-type="float" office:value="12810454" calcext:value-type="float">
            <text:p>12810454</text:p>
          </table:table-cell>
          <table:table-cell office:value-type="float" office:value="4747" calcext:value-type="float">
            <text:p>4747</text:p>
          </table:table-cell>
          <table:table-cell office:value-type="float" office:value="3555" calcext:value-type="float">
            <text:p>3555</text:p>
          </table:table-cell>
          <table:table-cell table:formula="of:=[.A85]/[.C85]" office:value-type="float" office:value="4022.77796503055" calcext:value-type="float">
            <text:p>4022.77796503055</text:p>
          </table:table-cell>
          <table:table-cell table:formula="of:=[.B85]/[.D85]" office:value-type="float" office:value="3603.50323488045" calcext:value-type="float">
            <text:p>3603.50323488045</text:p>
          </table:table-cell>
        </table:table-row>
        <table:table-row table:style-name="ro1">
          <table:table-cell office:value-type="float" office:value="19244870" calcext:value-type="float">
            <text:p>19244870</text:p>
          </table:table-cell>
          <table:table-cell office:value-type="float" office:value="13042169" calcext:value-type="float">
            <text:p>13042169</text:p>
          </table:table-cell>
          <table:table-cell office:value-type="float" office:value="4818" calcext:value-type="float">
            <text:p>4818</text:p>
          </table:table-cell>
          <table:table-cell office:value-type="float" office:value="3582" calcext:value-type="float">
            <text:p>3582</text:p>
          </table:table-cell>
          <table:table-cell table:formula="of:=[.A86]/[.C86]" office:value-type="float" office:value="3994.36903279369" calcext:value-type="float">
            <text:p>3994.36903279369</text:p>
          </table:table-cell>
          <table:table-cell table:formula="of:=[.B86]/[.D86]" office:value-type="float" office:value="3641.02987158012" calcext:value-type="float">
            <text:p>3641.02987158012</text:p>
          </table:table-cell>
        </table:table-row>
        <table:table-row table:style-name="ro1">
          <table:table-cell office:value-type="float" office:value="19142955" calcext:value-type="float">
            <text:p>19142955</text:p>
          </table:table-cell>
          <table:table-cell office:value-type="float" office:value="12873997" calcext:value-type="float">
            <text:p>12873997</text:p>
          </table:table-cell>
          <table:table-cell office:value-type="float" office:value="4627" calcext:value-type="float">
            <text:p>4627</text:p>
          </table:table-cell>
          <table:table-cell office:value-type="float" office:value="3474" calcext:value-type="float">
            <text:p>3474</text:p>
          </table:table-cell>
          <table:table-cell table:formula="of:=[.A87]/[.C87]" office:value-type="float" office:value="4137.22822563216" calcext:value-type="float">
            <text:p>4137.22822563216</text:p>
          </table:table-cell>
          <table:table-cell table:formula="of:=[.B87]/[.D87]" office:value-type="float" office:value="3705.81375935521" calcext:value-type="float">
            <text:p>3705.81375935521</text:p>
          </table:table-cell>
        </table:table-row>
        <table:table-row table:style-name="ro1">
          <table:table-cell office:value-type="float" office:value="19622597" calcext:value-type="float">
            <text:p>19622597</text:p>
          </table:table-cell>
          <table:table-cell office:value-type="float" office:value="13260656" calcext:value-type="float">
            <text:p>13260656</text:p>
          </table:table-cell>
          <table:table-cell office:value-type="float" office:value="4732" calcext:value-type="float">
            <text:p>4732</text:p>
          </table:table-cell>
          <table:table-cell office:value-type="float" office:value="3550" calcext:value-type="float">
            <text:p>3550</text:p>
          </table:table-cell>
          <table:table-cell table:formula="of:=[.A88]/[.C88]" office:value-type="float" office:value="4146.78719357566" calcext:value-type="float">
            <text:p>4146.78719357566</text:p>
          </table:table-cell>
          <table:table-cell table:formula="of:=[.B88]/[.D88]" office:value-type="float" office:value="3735.39605633803" calcext:value-type="float">
            <text:p>3735.39605633803</text:p>
          </table:table-cell>
        </table:table-row>
        <table:table-row table:style-name="ro1">
          <table:table-cell office:value-type="float" office:value="19504704" calcext:value-type="float">
            <text:p>19504704</text:p>
          </table:table-cell>
          <table:table-cell office:value-type="float" office:value="13180971" calcext:value-type="float">
            <text:p>13180971</text:p>
          </table:table-cell>
          <table:table-cell office:value-type="float" office:value="4634" calcext:value-type="float">
            <text:p>4634</text:p>
          </table:table-cell>
          <table:table-cell office:value-type="float" office:value="3510" calcext:value-type="float">
            <text:p>3510</text:p>
          </table:table-cell>
          <table:table-cell table:formula="of:=[.A89]/[.C89]" office:value-type="float" office:value="4209.04272766509" calcext:value-type="float">
            <text:p>4209.04272766509</text:p>
          </table:table-cell>
          <table:table-cell table:formula="of:=[.B89]/[.D89]" office:value-type="float" office:value="3755.26239316239" calcext:value-type="float">
            <text:p>3755.26239316239</text:p>
          </table:table-cell>
        </table:table-row>
        <table:table-row table:style-name="ro1">
          <table:table-cell office:value-type="float" office:value="19117930" calcext:value-type="float">
            <text:p>19117930</text:p>
          </table:table-cell>
          <table:table-cell office:value-type="float" office:value="12924846" calcext:value-type="float">
            <text:p>12924846</text:p>
          </table:table-cell>
          <table:table-cell office:value-type="float" office:value="4666" calcext:value-type="float">
            <text:p>4666</text:p>
          </table:table-cell>
          <table:table-cell office:value-type="float" office:value="3455" calcext:value-type="float">
            <text:p>3455</text:p>
          </table:table-cell>
          <table:table-cell table:formula="of:=[.A90]/[.C90]" office:value-type="float" office:value="4097.28461208744" calcext:value-type="float">
            <text:p>4097.28461208744</text:p>
          </table:table-cell>
          <table:table-cell table:formula="of:=[.B90]/[.D90]" office:value-type="float" office:value="3740.91056439942" calcext:value-type="float">
            <text:p>3740.91056439942</text:p>
          </table:table-cell>
        </table:table-row>
        <table:table-row table:style-name="ro1">
          <table:table-cell office:value-type="float" office:value="19530649" calcext:value-type="float">
            <text:p>19530649</text:p>
          </table:table-cell>
          <table:table-cell office:value-type="float" office:value="13332472" calcext:value-type="float">
            <text:p>13332472</text:p>
          </table:table-cell>
          <table:table-cell office:value-type="float" office:value="4884" calcext:value-type="float">
            <text:p>4884</text:p>
          </table:table-cell>
          <table:table-cell office:value-type="float" office:value="3712" calcext:value-type="float">
            <text:p>3712</text:p>
          </table:table-cell>
          <table:table-cell table:formula="of:=[.A91]/[.C91]" office:value-type="float" office:value="3998.90438165438" calcext:value-type="float">
            <text:p>3998.90438165438</text:p>
          </table:table-cell>
          <table:table-cell table:formula="of:=[.B91]/[.D91]" office:value-type="float" office:value="3591.72198275862" calcext:value-type="float">
            <text:p>3591.72198275862</text:p>
          </table:table-cell>
        </table:table-row>
        <table:table-row table:style-name="ro1">
          <table:table-cell office:value-type="float" office:value="19719140" calcext:value-type="float">
            <text:p>19719140</text:p>
          </table:table-cell>
          <table:table-cell office:value-type="float" office:value="13506387" calcext:value-type="float">
            <text:p>13506387</text:p>
          </table:table-cell>
          <table:table-cell office:value-type="float" office:value="4989" calcext:value-type="float">
            <text:p>4989</text:p>
          </table:table-cell>
          <table:table-cell office:value-type="float" office:value="3873" calcext:value-type="float">
            <text:p>3873</text:p>
          </table:table-cell>
          <table:table-cell table:formula="of:=[.A92]/[.C92]" office:value-type="float" office:value="3952.52355181399" calcext:value-type="float">
            <text:p>3952.52355181399</text:p>
          </table:table-cell>
          <table:table-cell table:formula="of:=[.B92]/[.D92]" office:value-type="float" office:value="3487.31913245546" calcext:value-type="float">
            <text:p>3487.31913245546</text:p>
          </table:table-cell>
        </table:table-row>
        <table:table-row table:style-name="ro1">
          <table:table-cell office:value-type="float" office:value="19874973" calcext:value-type="float">
            <text:p>19874973</text:p>
          </table:table-cell>
          <table:table-cell office:value-type="float" office:value="13706280" calcext:value-type="float">
            <text:p>13706280</text:p>
          </table:table-cell>
          <table:table-cell office:value-type="float" office:value="5014" calcext:value-type="float">
            <text:p>5014</text:p>
          </table:table-cell>
          <table:table-cell office:value-type="float" office:value="3918" calcext:value-type="float">
            <text:p>3918</text:p>
          </table:table-cell>
          <table:table-cell table:formula="of:=[.A93]/[.C93]" office:value-type="float" office:value="3963.89569206223" calcext:value-type="float">
            <text:p>3963.89569206223</text:p>
          </table:table-cell>
          <table:table-cell table:formula="of:=[.B93]/[.D93]" office:value-type="float" office:value="3498.28483920368" calcext:value-type="float">
            <text:p>3498.28483920368</text:p>
          </table:table-cell>
        </table:table-row>
        <table:table-row table:style-name="ro1">
          <table:table-cell office:value-type="float" office:value="19904969" calcext:value-type="float">
            <text:p>19904969</text:p>
          </table:table-cell>
          <table:table-cell office:value-type="float" office:value="13782503" calcext:value-type="float">
            <text:p>13782503</text:p>
          </table:table-cell>
          <table:table-cell office:value-type="float" office:value="4968" calcext:value-type="float">
            <text:p>4968</text:p>
          </table:table-cell>
          <table:table-cell office:value-type="float" office:value="3863" calcext:value-type="float">
            <text:p>3863</text:p>
          </table:table-cell>
          <table:table-cell table:formula="of:=[.A94]/[.C94]" office:value-type="float" office:value="4006.63627214171" calcext:value-type="float">
            <text:p>4006.63627214171</text:p>
          </table:table-cell>
          <table:table-cell table:formula="of:=[.B94]/[.D94]" office:value-type="float" office:value="3567.82371214082" calcext:value-type="float">
            <text:p>3567.82371214082</text:p>
          </table:table-cell>
        </table:table-row>
        <table:table-row table:style-name="ro1">
          <table:table-cell office:value-type="float" office:value="19894150" calcext:value-type="float">
            <text:p>19894150</text:p>
          </table:table-cell>
          <table:table-cell office:value-type="float" office:value="13797445" calcext:value-type="float">
            <text:p>13797445</text:p>
          </table:table-cell>
          <table:table-cell office:value-type="float" office:value="4935" calcext:value-type="float">
            <text:p>4935</text:p>
          </table:table-cell>
          <table:table-cell office:value-type="float" office:value="3852" calcext:value-type="float">
            <text:p>3852</text:p>
          </table:table-cell>
          <table:table-cell table:formula="of:=[.A95]/[.C95]" office:value-type="float" office:value="4031.23606889564" calcext:value-type="float">
            <text:p>4031.23606889564</text:p>
          </table:table-cell>
          <table:table-cell table:formula="of:=[.B95]/[.D95]" office:value-type="float" office:value="3581.89122533749" calcext:value-type="float">
            <text:p>3581.89122533749</text:p>
          </table:table-cell>
        </table:table-row>
        <table:table-row table:style-name="ro1">
          <table:table-cell office:value-type="float" office:value="19354393" calcext:value-type="float">
            <text:p>19354393</text:p>
          </table:table-cell>
          <table:table-cell office:value-type="float" office:value="13398963" calcext:value-type="float">
            <text:p>13398963</text:p>
          </table:table-cell>
          <table:table-cell office:value-type="float" office:value="4854" calcext:value-type="float">
            <text:p>4854</text:p>
          </table:table-cell>
          <table:table-cell office:value-type="float" office:value="3645" calcext:value-type="float">
            <text:p>3645</text:p>
          </table:table-cell>
          <table:table-cell table:formula="of:=[.A96]/[.C96]" office:value-type="float" office:value="3987.3079934075" calcext:value-type="float">
            <text:p>3987.3079934075</text:p>
          </table:table-cell>
          <table:table-cell table:formula="of:=[.B96]/[.D96]" office:value-type="float" office:value="3675.98436213992" calcext:value-type="float">
            <text:p>3675.98436213992</text:p>
          </table:table-cell>
        </table:table-row>
        <table:table-row table:style-name="ro1">
          <table:table-cell office:value-type="float" office:value="18911336" calcext:value-type="float">
            <text:p>18911336</text:p>
          </table:table-cell>
          <table:table-cell office:value-type="float" office:value="13071338" calcext:value-type="float">
            <text:p>13071338</text:p>
          </table:table-cell>
          <table:table-cell office:value-type="float" office:value="4581" calcext:value-type="float">
            <text:p>4581</text:p>
          </table:table-cell>
          <table:table-cell office:value-type="float" office:value="3465" calcext:value-type="float">
            <text:p>3465</text:p>
          </table:table-cell>
          <table:table-cell table:formula="of:=[.A97]/[.C97]" office:value-type="float" office:value="4128.21130757477" calcext:value-type="float">
            <text:p>4128.21130757477</text:p>
          </table:table-cell>
          <table:table-cell table:formula="of:=[.B97]/[.D97]" office:value-type="float" office:value="3772.39191919192" calcext:value-type="float">
            <text:p>3772.39191919192</text:p>
          </table:table-cell>
        </table:table-row>
        <table:table-row table:style-name="ro1">
          <table:table-cell office:value-type="float" office:value="19724263" calcext:value-type="float">
            <text:p>19724263</text:p>
          </table:table-cell>
          <table:table-cell office:value-type="float" office:value="13634233" calcext:value-type="float">
            <text:p>13634233</text:p>
          </table:table-cell>
          <table:table-cell office:value-type="float" office:value="4898" calcext:value-type="float">
            <text:p>4898</text:p>
          </table:table-cell>
          <table:table-cell office:value-type="float" office:value="3644" calcext:value-type="float">
            <text:p>3644</text:p>
          </table:table-cell>
          <table:table-cell table:formula="of:=[.A98]/[.C98]" office:value-type="float" office:value="4027.00347080441" calcext:value-type="float">
            <text:p>4027.00347080441</text:p>
          </table:table-cell>
          <table:table-cell table:formula="of:=[.B98]/[.D98]" office:value-type="float" office:value="3741.55680570801" calcext:value-type="float">
            <text:p>3741.55680570801</text:p>
          </table:table-cell>
        </table:table-row>
        <table:table-row table:style-name="ro1">
          <table:table-cell office:value-type="float" office:value="19490109" calcext:value-type="float">
            <text:p>19490109</text:p>
          </table:table-cell>
          <table:table-cell office:value-type="float" office:value="13500952" calcext:value-type="float">
            <text:p>13500952</text:p>
          </table:table-cell>
          <table:table-cell office:value-type="float" office:value="4659" calcext:value-type="float">
            <text:p>4659</text:p>
          </table:table-cell>
          <table:table-cell office:value-type="float" office:value="3558" calcext:value-type="float">
            <text:p>3558</text:p>
          </table:table-cell>
          <table:table-cell table:formula="of:=[.A99]/[.C99]" office:value-type="float" office:value="4183.32453316162" calcext:value-type="float">
            <text:p>4183.32453316162</text:p>
          </table:table-cell>
          <table:table-cell table:formula="of:=[.B99]/[.D99]" office:value-type="float" office:value="3794.53400786959" calcext:value-type="float">
            <text:p>3794.53400786959</text:p>
          </table:table-cell>
        </table:table-row>
        <table:table-row table:style-name="ro1">
          <table:table-cell office:value-type="float" office:value="19240513" calcext:value-type="float">
            <text:p>19240513</text:p>
          </table:table-cell>
          <table:table-cell office:value-type="float" office:value="13332154" calcext:value-type="float">
            <text:p>13332154</text:p>
          </table:table-cell>
          <table:table-cell office:value-type="float" office:value="4626" calcext:value-type="float">
            <text:p>4626</text:p>
          </table:table-cell>
          <table:table-cell office:value-type="float" office:value="3526" calcext:value-type="float">
            <text:p>3526</text:p>
          </table:table-cell>
          <table:table-cell table:formula="of:=[.A100]/[.C100]" office:value-type="float" office:value="4159.21162991786" calcext:value-type="float">
            <text:p>4159.21162991786</text:p>
          </table:table-cell>
          <table:table-cell table:formula="of:=[.B100]/[.D100]" office:value-type="float" office:value="3781.09869540556" calcext:value-type="float">
            <text:p>3781.09869540556</text:p>
          </table:table-cell>
        </table:table-row>
        <table:table-row table:style-name="ro1">
          <table:table-cell office:value-type="float" office:value="18964760" calcext:value-type="float">
            <text:p>18964760</text:p>
          </table:table-cell>
          <table:table-cell office:value-type="float" office:value="13234924" calcext:value-type="float">
            <text:p>13234924</text:p>
          </table:table-cell>
          <table:table-cell office:value-type="float" office:value="4500" calcext:value-type="float">
            <text:p>4500</text:p>
          </table:table-cell>
          <table:table-cell office:value-type="float" office:value="3424" calcext:value-type="float">
            <text:p>3424</text:p>
          </table:table-cell>
          <table:table-cell table:formula="of:=[.A101]/[.C101]" office:value-type="float" office:value="4214.39111111111" calcext:value-type="float">
            <text:p>4214.39111111111</text:p>
          </table:table-cell>
          <table:table-cell table:formula="of:=[.B101]/[.D101]" office:value-type="float" office:value="3865.33995327103" calcext:value-type="float">
            <text:p>3865.33995327103</text:p>
          </table:table-cell>
        </table:table-row>
        <table:table-row table:style-name="ro1">
          <table:table-cell office:value-type="float" office:value="18797047" calcext:value-type="float">
            <text:p>18797047</text:p>
          </table:table-cell>
          <table:table-cell office:value-type="float" office:value="13096558" calcext:value-type="float">
            <text:p>13096558</text:p>
          </table:table-cell>
          <table:table-cell office:value-type="float" office:value="4357" calcext:value-type="float">
            <text:p>4357</text:p>
          </table:table-cell>
          <table:table-cell office:value-type="float" office:value="3304" calcext:value-type="float">
            <text:p>3304</text:p>
          </table:table-cell>
          <table:table-cell table:formula="of:=[.A102]/[.C102]" office:value-type="float" office:value="4314.21781042001" calcext:value-type="float">
            <text:p>4314.21781042001</text:p>
          </table:table-cell>
          <table:table-cell table:formula="of:=[.B102]/[.D102]" office:value-type="float" office:value="3963.84927360775" calcext:value-type="float">
            <text:p>3963.84927360775</text:p>
          </table:table-cell>
        </table:table-row>
        <table:table-row table:style-name="ro1">
          <table:table-cell office:value-type="float" office:value="18443491" calcext:value-type="float">
            <text:p>18443491</text:p>
          </table:table-cell>
          <table:table-cell office:value-type="float" office:value="12986868" calcext:value-type="float">
            <text:p>12986868</text:p>
          </table:table-cell>
          <table:table-cell office:value-type="float" office:value="4236" calcext:value-type="float">
            <text:p>4236</text:p>
          </table:table-cell>
          <table:table-cell office:value-type="float" office:value="3332" calcext:value-type="float">
            <text:p>3332</text:p>
          </table:table-cell>
          <table:table-cell table:formula="of:=[.A103]/[.C103]" office:value-type="float" office:value="4353.98748819641" calcext:value-type="float">
            <text:p>4353.98748819641</text:p>
          </table:table-cell>
          <table:table-cell table:formula="of:=[.B103]/[.D103]" office:value-type="float" office:value="3897.61944777911" calcext:value-type="float">
            <text:p>3897.61944777911</text:p>
          </table:table-cell>
        </table:table-row>
        <table:table-row table:style-name="ro1">
          <table:table-cell office:value-type="float" office:value="18087652" calcext:value-type="float">
            <text:p>18087652</text:p>
          </table:table-cell>
          <table:table-cell office:value-type="float" office:value="12151607" calcext:value-type="float">
            <text:p>12151607</text:p>
          </table:table-cell>
          <table:table-cell office:value-type="float" office:value="4938" calcext:value-type="float">
            <text:p>4938</text:p>
          </table:table-cell>
          <table:table-cell office:value-type="float" office:value="3222" calcext:value-type="float">
            <text:p>3222</text:p>
          </table:table-cell>
          <table:table-cell table:formula="of:=[.A104]/[.C104]" office:value-type="float" office:value="3662.95099230458" calcext:value-type="float">
            <text:p>3662.95099230458</text:p>
          </table:table-cell>
          <table:table-cell table:formula="of:=[.B104]/[.D104]" office:value-type="float" office:value="3771.44847920546" calcext:value-type="float">
            <text:p>3771.44847920546</text:p>
          </table:table-cell>
        </table:table-row>
        <table:table-row table:style-name="ro1">
          <table:table-cell office:value-type="float" office:value="18090249" calcext:value-type="float">
            <text:p>18090249</text:p>
          </table:table-cell>
          <table:table-cell office:value-type="float" office:value="12092618" calcext:value-type="float">
            <text:p>12092618</text:p>
          </table:table-cell>
          <table:table-cell office:value-type="float" office:value="4833" calcext:value-type="float">
            <text:p>4833</text:p>
          </table:table-cell>
          <table:table-cell office:value-type="float" office:value="3145" calcext:value-type="float">
            <text:p>3145</text:p>
          </table:table-cell>
          <table:table-cell table:formula="of:=[.A105]/[.C105]" office:value-type="float" office:value="3743.06828057107" calcext:value-type="float">
            <text:p>3743.06828057107</text:p>
          </table:table-cell>
          <table:table-cell table:formula="of:=[.B105]/[.D105]" office:value-type="float" office:value="3845.02957074722" calcext:value-type="float">
            <text:p>3845.02957074722</text:p>
          </table:table-cell>
        </table:table-row>
        <table:table-row table:style-name="ro1">
          <table:table-cell office:value-type="float" office:value="18262237" calcext:value-type="float">
            <text:p>18262237</text:p>
          </table:table-cell>
          <table:table-cell office:value-type="float" office:value="12163245" calcext:value-type="float">
            <text:p>12163245</text:p>
          </table:table-cell>
          <table:table-cell office:value-type="float" office:value="4757" calcext:value-type="float">
            <text:p>4757</text:p>
          </table:table-cell>
          <table:table-cell office:value-type="float" office:value="3186" calcext:value-type="float">
            <text:p>3186</text:p>
          </table:table-cell>
          <table:table-cell table:formula="of:=[.A106]/[.C106]" office:value-type="float" office:value="3839.02396468362" calcext:value-type="float">
            <text:p>3839.02396468362</text:p>
          </table:table-cell>
          <table:table-cell table:formula="of:=[.B106]/[.D106]" office:value-type="float" office:value="3817.71657250471" calcext:value-type="float">
            <text:p>3817.71657250471</text:p>
          </table:table-cell>
        </table:table-row>
        <table:table-row table:style-name="ro1">
          <table:table-cell office:value-type="float" office:value="18495117" calcext:value-type="float">
            <text:p>18495117</text:p>
          </table:table-cell>
          <table:table-cell office:value-type="float" office:value="12359823" calcext:value-type="float">
            <text:p>12359823</text:p>
          </table:table-cell>
          <table:table-cell office:value-type="float" office:value="4988" calcext:value-type="float">
            <text:p>4988</text:p>
          </table:table-cell>
          <table:table-cell office:value-type="float" office:value="3465" calcext:value-type="float">
            <text:p>3465</text:p>
          </table:table-cell>
          <table:table-cell table:formula="of:=[.A107]/[.C107]" office:value-type="float" office:value="3707.9224137931" calcext:value-type="float">
            <text:p>3707.9224137931</text:p>
          </table:table-cell>
          <table:table-cell table:formula="of:=[.B107]/[.D107]" office:value-type="float" office:value="3567.04848484848" calcext:value-type="float">
            <text:p>3567.04848484848</text:p>
          </table:table-cell>
        </table:table-row>
        <table:table-row table:style-name="ro1">
          <table:table-cell office:value-type="float" office:value="18489640" calcext:value-type="float">
            <text:p>18489640</text:p>
          </table:table-cell>
          <table:table-cell office:value-type="float" office:value="12391977" calcext:value-type="float">
            <text:p>12391977</text:p>
          </table:table-cell>
          <table:table-cell office:value-type="float" office:value="4916" calcext:value-type="float">
            <text:p>4916</text:p>
          </table:table-cell>
          <table:table-cell office:value-type="float" office:value="3379" calcext:value-type="float">
            <text:p>3379</text:p>
          </table:table-cell>
          <table:table-cell table:formula="of:=[.A108]/[.C108]" office:value-type="float" office:value="3761.11472742067" calcext:value-type="float">
            <text:p>3761.11472742067</text:p>
          </table:table-cell>
          <table:table-cell table:formula="of:=[.B108]/[.D108]" office:value-type="float" office:value="3667.35039952649" calcext:value-type="float">
            <text:p>3667.35039952649</text:p>
          </table:table-cell>
        </table:table-row>
        <table:table-row table:style-name="ro1">
          <table:table-cell office:value-type="float" office:value="18780444" calcext:value-type="float">
            <text:p>18780444</text:p>
          </table:table-cell>
          <table:table-cell office:value-type="float" office:value="12655990" calcext:value-type="float">
            <text:p>12655990</text:p>
          </table:table-cell>
          <table:table-cell office:value-type="float" office:value="4933" calcext:value-type="float">
            <text:p>4933</text:p>
          </table:table-cell>
          <table:table-cell office:value-type="float" office:value="3458" calcext:value-type="float">
            <text:p>3458</text:p>
          </table:table-cell>
          <table:table-cell table:formula="of:=[.A109]/[.C109]" office:value-type="float" office:value="3807.10399351307" calcext:value-type="float">
            <text:p>3807.10399351307</text:p>
          </table:table-cell>
          <table:table-cell table:formula="of:=[.B109]/[.D109]" office:value-type="float" office:value="3659.91613649508" calcext:value-type="float">
            <text:p>3659.91613649508</text:p>
          </table:table-cell>
        </table:table-row>
        <table:table-row table:style-name="ro1">
          <table:table-cell office:value-type="float" office:value="18359712" calcext:value-type="float">
            <text:p>18359712</text:p>
          </table:table-cell>
          <table:table-cell office:value-type="float" office:value="12376425" calcext:value-type="float">
            <text:p>12376425</text:p>
          </table:table-cell>
          <table:table-cell office:value-type="float" office:value="4819" calcext:value-type="float">
            <text:p>4819</text:p>
          </table:table-cell>
          <table:table-cell office:value-type="float" office:value="3209" calcext:value-type="float">
            <text:p>3209</text:p>
          </table:table-cell>
          <table:table-cell table:formula="of:=[.A110]/[.C110]" office:value-type="float" office:value="3809.85930691015" calcext:value-type="float">
            <text:p>3809.85930691015</text:p>
          </table:table-cell>
          <table:table-cell table:formula="of:=[.B110]/[.D110]" office:value-type="float" office:value="3856.78560299159" calcext:value-type="float">
            <text:p>3856.78560299159</text:p>
          </table:table-cell>
        </table:table-row>
        <table:table-row table:style-name="ro1">
          <table:table-cell office:value-type="float" office:value="18551516" calcext:value-type="float">
            <text:p>18551516</text:p>
          </table:table-cell>
          <table:table-cell office:value-type="float" office:value="12535761" calcext:value-type="float">
            <text:p>12535761</text:p>
          </table:table-cell>
          <table:table-cell office:value-type="float" office:value="4863" calcext:value-type="float">
            <text:p>4863</text:p>
          </table:table-cell>
          <table:table-cell office:value-type="float" office:value="3314" calcext:value-type="float">
            <text:p>3314</text:p>
          </table:table-cell>
          <table:table-cell table:formula="of:=[.A111]/[.C111]" office:value-type="float" office:value="3814.82952909727" calcext:value-type="float">
            <text:p>3814.82952909727</text:p>
          </table:table-cell>
          <table:table-cell table:formula="of:=[.B111]/[.D111]" office:value-type="float" office:value="3782.66777308389" calcext:value-type="float">
            <text:p>3782.66777308389</text:p>
          </table:table-cell>
        </table:table-row>
        <table:table-row table:style-name="ro1">
          <table:table-cell office:value-type="float" office:value="18605757" calcext:value-type="float">
            <text:p>18605757</text:p>
          </table:table-cell>
          <table:table-cell office:value-type="float" office:value="12606109" calcext:value-type="float">
            <text:p>12606109</text:p>
          </table:table-cell>
          <table:table-cell office:value-type="float" office:value="4864" calcext:value-type="float">
            <text:p>4864</text:p>
          </table:table-cell>
          <table:table-cell office:value-type="float" office:value="3369" calcext:value-type="float">
            <text:p>3369</text:p>
          </table:table-cell>
          <table:table-cell table:formula="of:=[.A112]/[.C112]" office:value-type="float" office:value="3825.19675164474" calcext:value-type="float">
            <text:p>3825.19675164474</text:p>
          </table:table-cell>
          <table:table-cell table:formula="of:=[.B112]/[.D112]" office:value-type="float" office:value="3741.79548827545" calcext:value-type="float">
            <text:p>3741.79548827545</text:p>
          </table:table-cell>
        </table:table-row>
        <table:table-row table:style-name="ro1">
          <table:table-cell office:value-type="float" office:value="18747322" calcext:value-type="float">
            <text:p>18747322</text:p>
          </table:table-cell>
          <table:table-cell office:value-type="float" office:value="12759476" calcext:value-type="float">
            <text:p>12759476</text:p>
          </table:table-cell>
          <table:table-cell office:value-type="float" office:value="4853" calcext:value-type="float">
            <text:p>4853</text:p>
          </table:table-cell>
          <table:table-cell office:value-type="float" office:value="3354" calcext:value-type="float">
            <text:p>3354</text:p>
          </table:table-cell>
          <table:table-cell table:formula="of:=[.A113]/[.C113]" office:value-type="float" office:value="3863.03770863383" calcext:value-type="float">
            <text:p>3863.03770863383</text:p>
          </table:table-cell>
          <table:table-cell table:formula="of:=[.B113]/[.D113]" office:value-type="float" office:value="3804.25641025641" calcext:value-type="float">
            <text:p>3804.25641025641</text:p>
          </table:table-cell>
        </table:table-row>
        <table:table-row table:style-name="ro1">
          <table:table-cell office:value-type="float" office:value="18441343" calcext:value-type="float">
            <text:p>18441343</text:p>
          </table:table-cell>
          <table:table-cell office:value-type="float" office:value="12588399" calcext:value-type="float">
            <text:p>12588399</text:p>
          </table:table-cell>
          <table:table-cell office:value-type="float" office:value="4691" calcext:value-type="float">
            <text:p>4691</text:p>
          </table:table-cell>
          <table:table-cell office:value-type="float" office:value="3286" calcext:value-type="float">
            <text:p>3286</text:p>
          </table:table-cell>
          <table:table-cell table:formula="of:=[.A114]/[.C114]" office:value-type="float" office:value="3931.21786399488" calcext:value-type="float">
            <text:p>3931.21786399488</text:p>
          </table:table-cell>
          <table:table-cell table:formula="of:=[.B114]/[.D114]" office:value-type="float" office:value="3830.91874619598" calcext:value-type="float">
            <text:p>3830.91874619598</text:p>
          </table:table-cell>
        </table:table-row>
        <table:table-row table:style-name="ro1">
          <table:table-cell office:value-type="float" office:value="18482204" calcext:value-type="float">
            <text:p>18482204</text:p>
          </table:table-cell>
          <table:table-cell office:value-type="float" office:value="12573230" calcext:value-type="float">
            <text:p>12573230</text:p>
          </table:table-cell>
          <table:table-cell office:value-type="float" office:value="4710" calcext:value-type="float">
            <text:p>4710</text:p>
          </table:table-cell>
          <table:table-cell office:value-type="float" office:value="3264" calcext:value-type="float">
            <text:p>3264</text:p>
          </table:table-cell>
          <table:table-cell table:formula="of:=[.A115]/[.C115]" office:value-type="float" office:value="3924.03481953291" calcext:value-type="float">
            <text:p>3924.03481953291</text:p>
          </table:table-cell>
          <table:table-cell table:formula="of:=[.B115]/[.D115]" office:value-type="float" office:value="3852.0925245098" calcext:value-type="float">
            <text:p>3852.0925245098</text:p>
          </table:table-cell>
        </table:table-row>
        <table:table-row table:style-name="ro1">
          <table:table-cell office:value-type="float" office:value="18674099" calcext:value-type="float">
            <text:p>18674099</text:p>
          </table:table-cell>
          <table:table-cell office:value-type="float" office:value="12736167" calcext:value-type="float">
            <text:p>12736167</text:p>
          </table:table-cell>
          <table:table-cell office:value-type="float" office:value="4951" calcext:value-type="float">
            <text:p>4951</text:p>
          </table:table-cell>
          <table:table-cell office:value-type="float" office:value="3396" calcext:value-type="float">
            <text:p>3396</text:p>
          </table:table-cell>
          <table:table-cell table:formula="of:=[.A116]/[.C116]" office:value-type="float" office:value="3771.78327610584" calcext:value-type="float">
            <text:p>3771.78327610584</text:p>
          </table:table-cell>
          <table:table-cell table:formula="of:=[.B116]/[.D116]" office:value-type="float" office:value="3750.34363957597" calcext:value-type="float">
            <text:p>3750.34363957597</text:p>
          </table:table-cell>
        </table:table-row>
        <table:table-row table:style-name="ro1">
          <table:table-cell office:value-type="float" office:value="18776405" calcext:value-type="float">
            <text:p>18776405</text:p>
          </table:table-cell>
          <table:table-cell office:value-type="float" office:value="12800861" calcext:value-type="float">
            <text:p>12800861</text:p>
          </table:table-cell>
          <table:table-cell office:value-type="float" office:value="5048" calcext:value-type="float">
            <text:p>5048</text:p>
          </table:table-cell>
          <table:table-cell office:value-type="float" office:value="3483" calcext:value-type="float">
            <text:p>3483</text:p>
          </table:table-cell>
          <table:table-cell table:formula="of:=[.A117]/[.C117]" office:value-type="float" office:value="3719.57309825674" calcext:value-type="float">
            <text:p>3719.57309825674</text:p>
          </table:table-cell>
          <table:table-cell table:formula="of:=[.B117]/[.D117]" office:value-type="float" office:value="3675.24002296871" calcext:value-type="float">
            <text:p>3675.24002296871</text:p>
          </table:table-cell>
        </table:table-row>
        <table:table-row table:style-name="ro1">
          <table:table-cell office:value-type="float" office:value="18357456" calcext:value-type="float">
            <text:p>18357456</text:p>
          </table:table-cell>
          <table:table-cell office:value-type="float" office:value="12496520" calcext:value-type="float">
            <text:p>12496520</text:p>
          </table:table-cell>
          <table:table-cell office:value-type="float" office:value="4779" calcext:value-type="float">
            <text:p>4779</text:p>
          </table:table-cell>
          <table:table-cell office:value-type="float" office:value="3240" calcext:value-type="float">
            <text:p>3240</text:p>
          </table:table-cell>
          <table:table-cell table:formula="of:=[.A118]/[.C118]" office:value-type="float" office:value="3841.27558066541" calcext:value-type="float">
            <text:p>3841.27558066541</text:p>
          </table:table-cell>
          <table:table-cell table:formula="of:=[.B118]/[.D118]" office:value-type="float" office:value="3856.95061728395" calcext:value-type="float">
            <text:p>3856.95061728395</text:p>
          </table:table-cell>
        </table:table-row>
        <table:table-row table:style-name="ro1">
          <table:table-cell office:value-type="float" office:value="18122330" calcext:value-type="float">
            <text:p>18122330</text:p>
          </table:table-cell>
          <table:table-cell office:value-type="float" office:value="12382245" calcext:value-type="float">
            <text:p>12382245</text:p>
          </table:table-cell>
          <table:table-cell office:value-type="float" office:value="4390" calcext:value-type="float">
            <text:p>4390</text:p>
          </table:table-cell>
          <table:table-cell office:value-type="float" office:value="2996" calcext:value-type="float">
            <text:p>2996</text:p>
          </table:table-cell>
          <table:table-cell table:formula="of:=[.A119]/[.C119]" office:value-type="float" office:value="4128.09339407745" calcext:value-type="float">
            <text:p>4128.09339407745</text:p>
          </table:table-cell>
          <table:table-cell table:formula="of:=[.B119]/[.D119]" office:value-type="float" office:value="4132.92556742323" calcext:value-type="float">
            <text:p>4132.92556742323</text:p>
          </table:table-cell>
        </table:table-row>
        <table:table-row table:style-name="ro1">
          <table:table-cell office:value-type="float" office:value="18695450" calcext:value-type="float">
            <text:p>18695450</text:p>
          </table:table-cell>
          <table:table-cell office:value-type="float" office:value="12742098" calcext:value-type="float">
            <text:p>12742098</text:p>
          </table:table-cell>
          <table:table-cell office:value-type="float" office:value="4648" calcext:value-type="float">
            <text:p>4648</text:p>
          </table:table-cell>
          <table:table-cell office:value-type="float" office:value="3224" calcext:value-type="float">
            <text:p>3224</text:p>
          </table:table-cell>
          <table:table-cell table:formula="of:=[.A120]/[.C120]" office:value-type="float" office:value="4022.25688468158" calcext:value-type="float">
            <text:p>4022.25688468158</text:p>
          </table:table-cell>
          <table:table-cell table:formula="of:=[.B120]/[.D120]" office:value-type="float" office:value="3952.26364764268" calcext:value-type="float">
            <text:p>3952.26364764268</text:p>
          </table:table-cell>
        </table:table-row>
        <table:table-row table:style-name="ro1">
          <table:table-cell office:value-type="float" office:value="18992840" calcext:value-type="float">
            <text:p>18992840</text:p>
          </table:table-cell>
          <table:table-cell office:value-type="float" office:value="12898785" calcext:value-type="float">
            <text:p>12898785</text:p>
          </table:table-cell>
          <table:table-cell office:value-type="float" office:value="4822" calcext:value-type="float">
            <text:p>4822</text:p>
          </table:table-cell>
          <table:table-cell office:value-type="float" office:value="3412" calcext:value-type="float">
            <text:p>3412</text:p>
          </table:table-cell>
          <table:table-cell table:formula="of:=[.A121]/[.C121]" office:value-type="float" office:value="3938.78888428038" calcext:value-type="float">
            <text:p>3938.78888428038</text:p>
          </table:table-cell>
          <table:table-cell table:formula="of:=[.B121]/[.D121]" office:value-type="float" office:value="3780.41764361079" calcext:value-type="float">
            <text:p>3780.41764361079</text:p>
          </table:table-cell>
        </table:table-row>
        <table:table-row table:style-name="ro1">
          <table:table-cell office:value-type="float" office:value="18626002" calcext:value-type="float">
            <text:p>18626002</text:p>
          </table:table-cell>
          <table:table-cell office:value-type="float" office:value="12639449" calcext:value-type="float">
            <text:p>12639449</text:p>
          </table:table-cell>
          <table:table-cell office:value-type="float" office:value="4814" calcext:value-type="float">
            <text:p>4814</text:p>
          </table:table-cell>
          <table:table-cell office:value-type="float" office:value="3183" calcext:value-type="float">
            <text:p>3183</text:p>
          </table:table-cell>
          <table:table-cell table:formula="of:=[.A122]/[.C122]" office:value-type="float" office:value="3869.13211466556" calcext:value-type="float">
            <text:p>3869.13211466556</text:p>
          </table:table-cell>
          <table:table-cell table:formula="of:=[.B122]/[.D122]" office:value-type="float" office:value="3970.9233427584" calcext:value-type="float">
            <text:p>3970.9233427584</text:p>
          </table:table-cell>
        </table:table-row>
        <table:table-row table:style-name="ro1">
          <table:table-cell office:value-type="float" office:value="18843787" calcext:value-type="float">
            <text:p>18843787</text:p>
          </table:table-cell>
          <table:table-cell office:value-type="float" office:value="12879388" calcext:value-type="float">
            <text:p>12879388</text:p>
          </table:table-cell>
          <table:table-cell office:value-type="float" office:value="4950" calcext:value-type="float">
            <text:p>4950</text:p>
          </table:table-cell>
          <table:table-cell office:value-type="float" office:value="3338" calcext:value-type="float">
            <text:p>3338</text:p>
          </table:table-cell>
          <table:table-cell table:formula="of:=[.A123]/[.C123]" office:value-type="float" office:value="3806.82565656566" calcext:value-type="float">
            <text:p>3806.82565656566</text:p>
          </table:table-cell>
          <table:table-cell table:formula="of:=[.B123]/[.D123]" office:value-type="float" office:value="3858.41461953265" calcext:value-type="float">
            <text:p>3858.41461953265</text:p>
          </table:table-cell>
        </table:table-row>
        <table:table-row table:style-name="ro1">
          <table:table-cell office:value-type="float" office:value="18510394" calcext:value-type="float">
            <text:p>18510394</text:p>
          </table:table-cell>
          <table:table-cell office:value-type="float" office:value="12715833" calcext:value-type="float">
            <text:p>12715833</text:p>
          </table:table-cell>
          <table:table-cell office:value-type="float" office:value="4887" calcext:value-type="float">
            <text:p>4887</text:p>
          </table:table-cell>
          <table:table-cell office:value-type="float" office:value="3308" calcext:value-type="float">
            <text:p>3308</text:p>
          </table:table-cell>
          <table:table-cell table:formula="of:=[.A124]/[.C124]" office:value-type="float" office:value="3787.68037650911" calcext:value-type="float">
            <text:p>3787.68037650911</text:p>
          </table:table-cell>
          <table:table-cell table:formula="of:=[.B124]/[.D124]" office:value-type="float" office:value="3843.96402660218" calcext:value-type="float">
            <text:p>3843.96402660218</text:p>
          </table:table-cell>
        </table:table-row>
        <table:table-row table:style-name="ro1">
          <table:table-cell office:value-type="float" office:value="19214570" calcext:value-type="float">
            <text:p>19214570</text:p>
          </table:table-cell>
          <table:table-cell office:value-type="float" office:value="13190656" calcext:value-type="float">
            <text:p>13190656</text:p>
          </table:table-cell>
          <table:table-cell office:value-type="float" office:value="4972" calcext:value-type="float">
            <text:p>4972</text:p>
          </table:table-cell>
          <table:table-cell office:value-type="float" office:value="3483" calcext:value-type="float">
            <text:p>3483</text:p>
          </table:table-cell>
          <table:table-cell table:formula="of:=[.A125]/[.C125]" office:value-type="float" office:value="3864.55551086082" calcext:value-type="float">
            <text:p>3864.55551086082</text:p>
          </table:table-cell>
          <table:table-cell table:formula="of:=[.B125]/[.D125]" office:value-type="float" office:value="3787.15360321562" calcext:value-type="float">
            <text:p>3787.15360321562</text:p>
          </table:table-cell>
        </table:table-row>
        <table:table-row table:style-name="ro1">
          <table:table-cell office:value-type="float" office:value="19356021" calcext:value-type="float">
            <text:p>19356021</text:p>
          </table:table-cell>
          <table:table-cell office:value-type="float" office:value="13286094" calcext:value-type="float">
            <text:p>13286094</text:p>
          </table:table-cell>
          <table:table-cell office:value-type="float" office:value="5067" calcext:value-type="float">
            <text:p>5067</text:p>
          </table:table-cell>
          <table:table-cell office:value-type="float" office:value="3551" calcext:value-type="float">
            <text:p>3551</text:p>
          </table:table-cell>
          <table:table-cell table:formula="of:=[.A126]/[.C126]" office:value-type="float" office:value="3820.01598579041" calcext:value-type="float">
            <text:p>3820.01598579041</text:p>
          </table:table-cell>
          <table:table-cell table:formula="of:=[.B126]/[.D126]" office:value-type="float" office:value="3741.50774429738" calcext:value-type="float">
            <text:p>3741.50774429738</text:p>
          </table:table-cell>
        </table:table-row>
        <table:table-row table:style-name="ro1">
          <table:table-cell office:value-type="float" office:value="19361005" calcext:value-type="float">
            <text:p>19361005</text:p>
          </table:table-cell>
          <table:table-cell office:value-type="float" office:value="13306641" calcext:value-type="float">
            <text:p>13306641</text:p>
          </table:table-cell>
          <table:table-cell office:value-type="float" office:value="5057" calcext:value-type="float">
            <text:p>5057</text:p>
          </table:table-cell>
          <table:table-cell office:value-type="float" office:value="3512" calcext:value-type="float">
            <text:p>3512</text:p>
          </table:table-cell>
          <table:table-cell table:formula="of:=[.A127]/[.C127]" office:value-type="float" office:value="3828.55546766858" calcext:value-type="float">
            <text:p>3828.55546766858</text:p>
          </table:table-cell>
          <table:table-cell table:formula="of:=[.B127]/[.D127]" office:value-type="float" office:value="3788.90689066059" calcext:value-type="float">
            <text:p>3788.90689066059</text:p>
          </table:table-cell>
        </table:table-row>
        <table:table-row table:style-name="ro1">
          <table:table-cell office:value-type="float" office:value="19057707" calcext:value-type="float">
            <text:p>19057707</text:p>
          </table:table-cell>
          <table:table-cell office:value-type="float" office:value="13195089" calcext:value-type="float">
            <text:p>13195089</text:p>
          </table:table-cell>
          <table:table-cell office:value-type="float" office:value="4808" calcext:value-type="float">
            <text:p>4808</text:p>
          </table:table-cell>
          <table:table-cell office:value-type="float" office:value="3446" calcext:value-type="float">
            <text:p>3446</text:p>
          </table:table-cell>
          <table:table-cell table:formula="of:=[.A128]/[.C128]" office:value-type="float" office:value="3963.74937603993" calcext:value-type="float">
            <text:p>3963.74937603993</text:p>
          </table:table-cell>
          <table:table-cell table:formula="of:=[.B128]/[.D128]" office:value-type="float" office:value="3829.10301799187" calcext:value-type="float">
            <text:p>3829.10301799187</text:p>
          </table:table-cell>
        </table:table-row>
        <table:table-row table:style-name="ro1">
          <table:table-cell office:value-type="float" office:value="18893916" calcext:value-type="float">
            <text:p>18893916</text:p>
          </table:table-cell>
          <table:table-cell office:value-type="float" office:value="12954360" calcext:value-type="float">
            <text:p>12954360</text:p>
          </table:table-cell>
          <table:table-cell office:value-type="float" office:value="4830" calcext:value-type="float">
            <text:p>4830</text:p>
          </table:table-cell>
          <table:table-cell office:value-type="float" office:value="3357" calcext:value-type="float">
            <text:p>3357</text:p>
          </table:table-cell>
          <table:table-cell table:formula="of:=[.A129]/[.C129]" office:value-type="float" office:value="3911.78385093168" calcext:value-type="float">
            <text:p>3911.78385093168</text:p>
          </table:table-cell>
          <table:table-cell table:formula="of:=[.B129]/[.D129]" office:value-type="float" office:value="3858.90974084004" calcext:value-type="float">
            <text:p>3858.90974084004</text:p>
          </table:table-cell>
        </table:table-row>
        <table:table-row table:style-name="ro1">
          <table:table-cell office:value-type="float" office:value="19153584" calcext:value-type="float">
            <text:p>19153584</text:p>
          </table:table-cell>
          <table:table-cell office:value-type="float" office:value="13337184" calcext:value-type="float">
            <text:p>13337184</text:p>
          </table:table-cell>
          <table:table-cell office:value-type="float" office:value="4659" calcext:value-type="float">
            <text:p>4659</text:p>
          </table:table-cell>
          <table:table-cell office:value-type="float" office:value="3414" calcext:value-type="float">
            <text:p>3414</text:p>
          </table:table-cell>
          <table:table-cell table:formula="of:=[.A130]/[.C130]" office:value-type="float" office:value="4111.09336767547" calcext:value-type="float">
            <text:p>4111.09336767547</text:p>
          </table:table-cell>
          <table:table-cell table:formula="of:=[.B130]/[.D130]" office:value-type="float" office:value="3906.6151142355" calcext:value-type="float">
            <text:p>3906.6151142355</text:p>
          </table:table-cell>
        </table:table-row>
        <table:table-row table:style-name="ro1">
          <table:table-cell office:value-type="float" office:value="19390297" calcext:value-type="float">
            <text:p>19390297</text:p>
          </table:table-cell>
          <table:table-cell office:value-type="float" office:value="13478795" calcext:value-type="float">
            <text:p>13478795</text:p>
          </table:table-cell>
          <table:table-cell office:value-type="float" office:value="4659" calcext:value-type="float">
            <text:p>4659</text:p>
          </table:table-cell>
          <table:table-cell office:value-type="float" office:value="3437" calcext:value-type="float">
            <text:p>3437</text:p>
          </table:table-cell>
          <table:table-cell table:formula="of:=[.A131]/[.C131]" office:value-type="float" office:value="4161.90105172784" calcext:value-type="float">
            <text:p>4161.90105172784</text:p>
          </table:table-cell>
          <table:table-cell table:formula="of:=[.B131]/[.D131]" office:value-type="float" office:value="3921.67442537096" calcext:value-type="float">
            <text:p>3921.67442537096</text:p>
          </table:table-cell>
        </table:table-row>
        <table:table-row table:style-name="ro1">
          <table:table-cell office:value-type="float" office:value="19411373" calcext:value-type="float">
            <text:p>19411373</text:p>
          </table:table-cell>
          <table:table-cell office:value-type="float" office:value="13474349" calcext:value-type="float">
            <text:p>13474349</text:p>
          </table:table-cell>
          <table:table-cell office:value-type="float" office:value="5045" calcext:value-type="float">
            <text:p>5045</text:p>
          </table:table-cell>
          <table:table-cell office:value-type="float" office:value="3596" calcext:value-type="float">
            <text:p>3596</text:p>
          </table:table-cell>
          <table:table-cell table:formula="of:=[.A132]/[.C132]" office:value-type="float" office:value="3847.64578790882" calcext:value-type="float">
            <text:p>3847.64578790882</text:p>
          </table:table-cell>
          <table:table-cell table:formula="of:=[.B132]/[.D132]" office:value-type="float" office:value="3747.03809788654" calcext:value-type="float">
            <text:p>3747.03809788654</text:p>
          </table:table-cell>
        </table:table-row>
        <table:table-row table:style-name="ro1">
          <table:table-cell office:value-type="float" office:value="19357897" calcext:value-type="float">
            <text:p>19357897</text:p>
          </table:table-cell>
          <table:table-cell office:value-type="float" office:value="13453311" calcext:value-type="float">
            <text:p>13453311</text:p>
          </table:table-cell>
          <table:table-cell office:value-type="float" office:value="4955" calcext:value-type="float">
            <text:p>4955</text:p>
          </table:table-cell>
          <table:table-cell office:value-type="float" office:value="3519" calcext:value-type="float">
            <text:p>3519</text:p>
          </table:table-cell>
          <table:table-cell table:formula="of:=[.A133]/[.C133]" office:value-type="float" office:value="3906.7400605449" calcext:value-type="float">
            <text:p>3906.7400605449</text:p>
          </table:table-cell>
          <table:table-cell table:formula="of:=[.B133]/[.D133]" office:value-type="float" office:value="3823.0494458653" calcext:value-type="float">
            <text:p>3823.0494458653</text:p>
          </table:table-cell>
        </table:table-row>
        <table:table-row table:style-name="ro1">
          <table:table-cell office:value-type="float" office:value="19474982" calcext:value-type="float">
            <text:p>19474982</text:p>
          </table:table-cell>
          <table:table-cell office:value-type="float" office:value="13530457" calcext:value-type="float">
            <text:p>13530457</text:p>
          </table:table-cell>
          <table:table-cell office:value-type="float" office:value="4913" calcext:value-type="float">
            <text:p>4913</text:p>
          </table:table-cell>
          <table:table-cell office:value-type="float" office:value="3440" calcext:value-type="float">
            <text:p>3440</text:p>
          </table:table-cell>
          <table:table-cell table:formula="of:=[.A134]/[.C134]" office:value-type="float" office:value="3963.96946875636" calcext:value-type="float">
            <text:p>3963.96946875636</text:p>
          </table:table-cell>
          <table:table-cell table:formula="of:=[.B134]/[.D134]" office:value-type="float" office:value="3933.27238372093" calcext:value-type="float">
            <text:p>3933.27238372093</text:p>
          </table:table-cell>
        </table:table-row>
        <table:table-row table:style-name="ro1">
          <table:table-cell office:value-type="float" office:value="19351158" calcext:value-type="float">
            <text:p>19351158</text:p>
          </table:table-cell>
          <table:table-cell office:value-type="float" office:value="13452224" calcext:value-type="float">
            <text:p>13452224</text:p>
          </table:table-cell>
          <table:table-cell office:value-type="float" office:value="4808" calcext:value-type="float">
            <text:p>4808</text:p>
          </table:table-cell>
          <table:table-cell office:value-type="float" office:value="3461" calcext:value-type="float">
            <text:p>3461</text:p>
          </table:table-cell>
          <table:table-cell table:formula="of:=[.A135]/[.C135]" office:value-type="float" office:value="4024.78327787022" calcext:value-type="float">
            <text:p>4024.78327787022</text:p>
          </table:table-cell>
          <table:table-cell table:formula="of:=[.B135]/[.D135]" office:value-type="float" office:value="3886.80265819127" calcext:value-type="float">
            <text:p>3886.80265819127</text:p>
          </table:table-cell>
        </table:table-row>
        <table:table-row table:style-name="ro1">
          <table:table-cell office:value-type="float" office:value="19714443" calcext:value-type="float">
            <text:p>19714443</text:p>
          </table:table-cell>
          <table:table-cell office:value-type="float" office:value="13856835" calcext:value-type="float">
            <text:p>13856835</text:p>
          </table:table-cell>
          <table:table-cell office:value-type="float" office:value="4848" calcext:value-type="float">
            <text:p>4848</text:p>
          </table:table-cell>
          <table:table-cell office:value-type="float" office:value="3451" calcext:value-type="float">
            <text:p>3451</text:p>
          </table:table-cell>
          <table:table-cell table:formula="of:=[.A136]/[.C136]" office:value-type="float" office:value="4066.51051980198" calcext:value-type="float">
            <text:p>4066.51051980198</text:p>
          </table:table-cell>
          <table:table-cell table:formula="of:=[.B136]/[.D136]" office:value-type="float" office:value="4015.31005505651" calcext:value-type="float">
            <text:p>4015.31005505651</text:p>
          </table:table-cell>
        </table:table-row>
        <table:table-row table:style-name="ro1">
          <table:table-cell office:value-type="float" office:value="19776811" calcext:value-type="float">
            <text:p>19776811</text:p>
          </table:table-cell>
          <table:table-cell office:value-type="float" office:value="13799832" calcext:value-type="float">
            <text:p>13799832</text:p>
          </table:table-cell>
          <table:table-cell office:value-type="float" office:value="5044" calcext:value-type="float">
            <text:p>5044</text:p>
          </table:table-cell>
          <table:table-cell office:value-type="float" office:value="3586" calcext:value-type="float">
            <text:p>3586</text:p>
          </table:table-cell>
          <table:table-cell table:formula="of:=[.A137]/[.C137]" office:value-type="float" office:value="3920.85864393339" calcext:value-type="float">
            <text:p>3920.85864393339</text:p>
          </table:table-cell>
          <table:table-cell table:formula="of:=[.B137]/[.D137]" office:value-type="float" office:value="3848.25209146682" calcext:value-type="float">
            <text:p>3848.25209146682</text:p>
          </table:table-cell>
        </table:table-row>
        <table:table-row table:style-name="ro1">
          <table:table-cell office:value-type="float" office:value="19880054" calcext:value-type="float">
            <text:p>19880054</text:p>
          </table:table-cell>
          <table:table-cell office:value-type="float" office:value="14008449" calcext:value-type="float">
            <text:p>14008449</text:p>
          </table:table-cell>
          <table:table-cell office:value-type="float" office:value="4900" calcext:value-type="float">
            <text:p>4900</text:p>
          </table:table-cell>
          <table:table-cell office:value-type="float" office:value="3558" calcext:value-type="float">
            <text:p>3558</text:p>
          </table:table-cell>
          <table:table-cell table:formula="of:=[.A138]/[.C138]" office:value-type="float" office:value="4057.15387755102" calcext:value-type="float">
            <text:p>4057.15387755102</text:p>
          </table:table-cell>
          <table:table-cell table:formula="of:=[.B138]/[.D138]" office:value-type="float" office:value="3937.1694772344" calcext:value-type="float">
            <text:p>3937.1694772344</text:p>
          </table:table-cell>
        </table:table-row>
        <table:table-row table:style-name="ro1">
          <table:table-cell office:value-type="float" office:value="20094352" calcext:value-type="float">
            <text:p>20094352</text:p>
          </table:table-cell>
          <table:table-cell office:value-type="float" office:value="14182325" calcext:value-type="float">
            <text:p>14182325</text:p>
          </table:table-cell>
          <table:table-cell office:value-type="float" office:value="4951" calcext:value-type="float">
            <text:p>4951</text:p>
          </table:table-cell>
          <table:table-cell office:value-type="float" office:value="3658" calcext:value-type="float">
            <text:p>3658</text:p>
          </table:table-cell>
          <table:table-cell table:formula="of:=[.A139]/[.C139]" office:value-type="float" office:value="4058.64512219754" calcext:value-type="float">
            <text:p>4058.64512219754</text:p>
          </table:table-cell>
          <table:table-cell table:formula="of:=[.B139]/[.D139]" office:value-type="float" office:value="3877.07080371788" calcext:value-type="float">
            <text:p>3877.07080371788</text:p>
          </table:table-cell>
        </table:table-row>
        <table:table-row table:style-name="ro1">
          <table:table-cell office:value-type="float" office:value="19956722" calcext:value-type="float">
            <text:p>19956722</text:p>
          </table:table-cell>
          <table:table-cell office:value-type="float" office:value="14115556" calcext:value-type="float">
            <text:p>14115556</text:p>
          </table:table-cell>
          <table:table-cell office:value-type="float" office:value="4911" calcext:value-type="float">
            <text:p>4911</text:p>
          </table:table-cell>
          <table:table-cell office:value-type="float" office:value="3594" calcext:value-type="float">
            <text:p>3594</text:p>
          </table:table-cell>
          <table:table-cell table:formula="of:=[.A140]/[.C140]" office:value-type="float" office:value="4063.67786601507" calcext:value-type="float">
            <text:p>4063.67786601507</text:p>
          </table:table-cell>
          <table:table-cell table:formula="of:=[.B140]/[.D140]" office:value-type="float" office:value="3927.53366722315" calcext:value-type="float">
            <text:p>3927.53366722315</text:p>
          </table:table-cell>
        </table:table-row>
        <table:table-row table:style-name="ro1">
          <table:table-cell office:value-type="float" office:value="20414262" calcext:value-type="float">
            <text:p>20414262</text:p>
          </table:table-cell>
          <table:table-cell office:value-type="float" office:value="14339278" calcext:value-type="float">
            <text:p>14339278</text:p>
          </table:table-cell>
          <table:table-cell office:value-type="float" office:value="4960" calcext:value-type="float">
            <text:p>4960</text:p>
          </table:table-cell>
          <table:table-cell office:value-type="float" office:value="3605" calcext:value-type="float">
            <text:p>3605</text:p>
          </table:table-cell>
          <table:table-cell table:formula="of:=[.A141]/[.C141]" office:value-type="float" office:value="4115.77862903226" calcext:value-type="float">
            <text:p>4115.77862903226</text:p>
          </table:table-cell>
          <table:table-cell table:formula="of:=[.B141]/[.D141]" office:value-type="float" office:value="3977.60832177531" calcext:value-type="float">
            <text:p>3977.60832177531</text:p>
          </table:table-cell>
        </table:table-row>
        <table:table-row table:style-name="ro1">
          <table:table-cell office:value-type="float" office:value="20176410" calcext:value-type="float">
            <text:p>20176410</text:p>
          </table:table-cell>
          <table:table-cell office:value-type="float" office:value="14207823" calcext:value-type="float">
            <text:p>14207823</text:p>
          </table:table-cell>
          <table:table-cell office:value-type="float" office:value="4940" calcext:value-type="float">
            <text:p>4940</text:p>
          </table:table-cell>
          <table:table-cell office:value-type="float" office:value="3559" calcext:value-type="float">
            <text:p>3559</text:p>
          </table:table-cell>
          <table:table-cell table:formula="of:=[.A142]/[.C142]" office:value-type="float" office:value="4084.29352226721" calcext:value-type="float">
            <text:p>4084.29352226721</text:p>
          </table:table-cell>
          <table:table-cell table:formula="of:=[.B142]/[.D142]" office:value-type="float" office:value="3992.08288845181" calcext:value-type="float">
            <text:p>3992.08288845181</text:p>
          </table:table-cell>
        </table:table-row>
        <table:table-row table:style-name="ro1">
          <table:table-cell office:value-type="float" office:value="20198299" calcext:value-type="float">
            <text:p>20198299</text:p>
          </table:table-cell>
          <table:table-cell office:value-type="float" office:value="14291536" calcext:value-type="float">
            <text:p>14291536</text:p>
          </table:table-cell>
          <table:table-cell office:value-type="float" office:value="4920" calcext:value-type="float">
            <text:p>4920</text:p>
          </table:table-cell>
          <table:table-cell office:value-type="float" office:value="3543" calcext:value-type="float">
            <text:p>3543</text:p>
          </table:table-cell>
          <table:table-cell table:formula="of:=[.A143]/[.C143]" office:value-type="float" office:value="4105.34532520325" calcext:value-type="float">
            <text:p>4105.34532520325</text:p>
          </table:table-cell>
          <table:table-cell table:formula="of:=[.B143]/[.D143]" office:value-type="float" office:value="4033.73863957099" calcext:value-type="float">
            <text:p>4033.73863957099</text:p>
          </table:table-cell>
        </table:table-row>
        <table:table-row table:style-name="ro1">
          <table:table-cell office:value-type="float" office:value="20028143" calcext:value-type="float">
            <text:p>20028143</text:p>
          </table:table-cell>
          <table:table-cell office:value-type="float" office:value="14106524" calcext:value-type="float">
            <text:p>14106524</text:p>
          </table:table-cell>
          <table:table-cell office:value-type="float" office:value="4806" calcext:value-type="float">
            <text:p>4806</text:p>
          </table:table-cell>
          <table:table-cell office:value-type="float" office:value="3459" calcext:value-type="float">
            <text:p>3459</text:p>
          </table:table-cell>
          <table:table-cell table:formula="of:=[.A144]/[.C144]" office:value-type="float" office:value="4167.32064086559" calcext:value-type="float">
            <text:p>4167.32064086559</text:p>
          </table:table-cell>
          <table:table-cell table:formula="of:=[.B144]/[.D144]" office:value-type="float" office:value="4078.20873084707" calcext:value-type="float">
            <text:p>4078.20873084707</text:p>
          </table:table-cell>
        </table:table-row>
        <table:table-row table:style-name="ro1">
          <table:table-cell office:value-type="float" office:value="20354650" calcext:value-type="float">
            <text:p>20354650</text:p>
          </table:table-cell>
          <table:table-cell office:value-type="float" office:value="14299880" calcext:value-type="float">
            <text:p>14299880</text:p>
          </table:table-cell>
          <table:table-cell office:value-type="float" office:value="5096" calcext:value-type="float">
            <text:p>5096</text:p>
          </table:table-cell>
          <table:table-cell office:value-type="float" office:value="3671" calcext:value-type="float">
            <text:p>3671</text:p>
          </table:table-cell>
          <table:table-cell table:formula="of:=[.A145]/[.C145]" office:value-type="float" office:value="3994.24058084772" calcext:value-type="float">
            <text:p>3994.24058084772</text:p>
          </table:table-cell>
          <table:table-cell table:formula="of:=[.B145]/[.D145]" office:value-type="float" office:value="3895.36366112776" calcext:value-type="float">
            <text:p>3895.36366112776</text:p>
          </table:table-cell>
        </table:table-row>
        <table:table-row table:style-name="ro1">
          <table:table-cell office:value-type="float" office:value="20575218" calcext:value-type="float">
            <text:p>20575218</text:p>
          </table:table-cell>
          <table:table-cell office:value-type="float" office:value="14503412" calcext:value-type="float">
            <text:p>14503412</text:p>
          </table:table-cell>
          <table:table-cell office:value-type="float" office:value="5078" calcext:value-type="float">
            <text:p>5078</text:p>
          </table:table-cell>
          <table:table-cell office:value-type="float" office:value="3638" calcext:value-type="float">
            <text:p>3638</text:p>
          </table:table-cell>
          <table:table-cell table:formula="of:=[.A146]/[.C146]" office:value-type="float" office:value="4051.83497439937" calcext:value-type="float">
            <text:p>4051.83497439937</text:p>
          </table:table-cell>
          <table:table-cell table:formula="of:=[.B146]/[.D146]" office:value-type="float" office:value="3986.64431006047" calcext:value-type="float">
            <text:p>3986.64431006047</text:p>
          </table:table-cell>
        </table:table-row>
        <table:table-row table:style-name="ro1">
          <table:table-cell office:value-type="float" office:value="20476482" calcext:value-type="float">
            <text:p>20476482</text:p>
          </table:table-cell>
          <table:table-cell office:value-type="float" office:value="14462551" calcext:value-type="float">
            <text:p>14462551</text:p>
          </table:table-cell>
          <table:table-cell office:value-type="float" office:value="4954" calcext:value-type="float">
            <text:p>4954</text:p>
          </table:table-cell>
          <table:table-cell office:value-type="float" office:value="3685" calcext:value-type="float">
            <text:p>3685</text:p>
          </table:table-cell>
          <table:table-cell table:formula="of:=[.A147]/[.C147]" office:value-type="float" office:value="4133.3229713363" calcext:value-type="float">
            <text:p>4133.3229713363</text:p>
          </table:table-cell>
          <table:table-cell table:formula="of:=[.B147]/[.D147]" office:value-type="float" office:value="3924.70854816825" calcext:value-type="float">
            <text:p>3924.70854816825</text:p>
          </table:table-cell>
        </table:table-row>
        <table:table-row table:style-name="ro1">
          <table:table-cell office:value-type="float" office:value="20651098" calcext:value-type="float">
            <text:p>20651098</text:p>
          </table:table-cell>
          <table:table-cell office:value-type="float" office:value="14546196" calcext:value-type="float">
            <text:p>14546196</text:p>
          </table:table-cell>
          <table:table-cell office:value-type="float" office:value="5151" calcext:value-type="float">
            <text:p>5151</text:p>
          </table:table-cell>
          <table:table-cell office:value-type="float" office:value="3814" calcext:value-type="float">
            <text:p>3814</text:p>
          </table:table-cell>
          <table:table-cell table:formula="of:=[.A148]/[.C148]" office:value-type="float" office:value="4009.14346728791" calcext:value-type="float">
            <text:p>4009.14346728791</text:p>
          </table:table-cell>
          <table:table-cell table:formula="of:=[.B148]/[.D148]" office:value-type="float" office:value="3813.8951232302" calcext:value-type="float">
            <text:p>3813.8951232302</text:p>
          </table:table-cell>
        </table:table-row>
        <table:table-row table:style-name="ro1">
          <table:table-cell office:value-type="float" office:value="21082168" calcext:value-type="float">
            <text:p>21082168</text:p>
          </table:table-cell>
          <table:table-cell office:value-type="float" office:value="14813935" calcext:value-type="float">
            <text:p>14813935</text:p>
          </table:table-cell>
          <table:table-cell office:value-type="float" office:value="5238" calcext:value-type="float">
            <text:p>5238</text:p>
          </table:table-cell>
          <table:table-cell office:value-type="float" office:value="3720" calcext:value-type="float">
            <text:p>3720</text:p>
          </table:table-cell>
          <table:table-cell table:formula="of:=[.A149]/[.C149]" office:value-type="float" office:value="4024.85070637648" calcext:value-type="float">
            <text:p>4024.85070637648</text:p>
          </table:table-cell>
          <table:table-cell table:formula="of:=[.B149]/[.D149]" office:value-type="float" office:value="3982.24059139785" calcext:value-type="float">
            <text:p>3982.24059139785</text:p>
          </table:table-cell>
        </table:table-row>
        <table:table-row table:style-name="ro1">
          <table:table-cell office:value-type="float" office:value="20893222" calcext:value-type="float">
            <text:p>20893222</text:p>
          </table:table-cell>
          <table:table-cell office:value-type="float" office:value="14541849" calcext:value-type="float">
            <text:p>14541849</text:p>
          </table:table-cell>
          <table:table-cell office:value-type="float" office:value="5284" calcext:value-type="float">
            <text:p>5284</text:p>
          </table:table-cell>
          <table:table-cell office:value-type="float" office:value="3730" calcext:value-type="float">
            <text:p>3730</text:p>
          </table:table-cell>
          <table:table-cell table:formula="of:=[.A150]/[.C150]" office:value-type="float" office:value="3954.05412566238" calcext:value-type="float">
            <text:p>3954.05412566238</text:p>
          </table:table-cell>
          <table:table-cell table:formula="of:=[.B150]/[.D150]" office:value-type="float" office:value="3898.61903485255" calcext:value-type="float">
            <text:p>3898.61903485255</text:p>
          </table:table-cell>
        </table:table-row>
        <table:table-row table:style-name="ro1">
          <table:table-cell office:value-type="float" office:value="21183329" calcext:value-type="float">
            <text:p>21183329</text:p>
          </table:table-cell>
          <table:table-cell office:value-type="float" office:value="14786483" calcext:value-type="float">
            <text:p>14786483</text:p>
          </table:table-cell>
          <table:table-cell office:value-type="float" office:value="5329" calcext:value-type="float">
            <text:p>5329</text:p>
          </table:table-cell>
          <table:table-cell office:value-type="float" office:value="3836" calcext:value-type="float">
            <text:p>3836</text:p>
          </table:table-cell>
          <table:table-cell table:formula="of:=[.A151]/[.C151]" office:value-type="float" office:value="3975.10395946707" calcext:value-type="float">
            <text:p>3975.10395946707</text:p>
          </table:table-cell>
          <table:table-cell table:formula="of:=[.B151]/[.D151]" office:value-type="float" office:value="3854.66188738269" calcext:value-type="float">
            <text:p>3854.66188738269</text:p>
          </table:table-cell>
        </table:table-row>
        <table:table-row table:style-name="ro1">
          <table:table-cell office:value-type="float" office:value="21530672" calcext:value-type="float">
            <text:p>21530672</text:p>
          </table:table-cell>
          <table:table-cell office:value-type="float" office:value="14988385" calcext:value-type="float">
            <text:p>14988385</text:p>
          </table:table-cell>
          <table:table-cell office:value-type="float" office:value="5519" calcext:value-type="float">
            <text:p>5519</text:p>
          </table:table-cell>
          <table:table-cell office:value-type="float" office:value="3967" calcext:value-type="float">
            <text:p>3967</text:p>
          </table:table-cell>
          <table:table-cell table:formula="of:=[.A152]/[.C152]" office:value-type="float" office:value="3901.19079543396" calcext:value-type="float">
            <text:p>3901.19079543396</text:p>
          </table:table-cell>
          <table:table-cell table:formula="of:=[.B152]/[.D152]" office:value-type="float" office:value="3778.26695235694" calcext:value-type="float">
            <text:p>3778.26695235694</text:p>
          </table:table-cell>
        </table:table-row>
        <table:table-row table:style-name="ro1">
          <table:table-cell office:value-type="float" office:value="21736207" calcext:value-type="float">
            <text:p>21736207</text:p>
          </table:table-cell>
          <table:table-cell office:value-type="float" office:value="15257986" calcext:value-type="float">
            <text:p>15257986</text:p>
          </table:table-cell>
          <table:table-cell office:value-type="float" office:value="5539" calcext:value-type="float">
            <text:p>5539</text:p>
          </table:table-cell>
          <table:table-cell office:value-type="float" office:value="3966" calcext:value-type="float">
            <text:p>3966</text:p>
          </table:table-cell>
          <table:table-cell table:formula="of:=[.A153]/[.C153]" office:value-type="float" office:value="3924.2114100018" calcext:value-type="float">
            <text:p>3924.2114100018</text:p>
          </table:table-cell>
          <table:table-cell table:formula="of:=[.B153]/[.D153]" office:value-type="float" office:value="3847.1976802824" calcext:value-type="float">
            <text:p>3847.1976802824</text:p>
          </table:table-cell>
        </table:table-row>
        <table:table-row table:style-name="ro1">
          <table:table-cell office:value-type="float" office:value="21347923" calcext:value-type="float">
            <text:p>21347923</text:p>
          </table:table-cell>
          <table:table-cell office:value-type="float" office:value="14997494" calcext:value-type="float">
            <text:p>14997494</text:p>
          </table:table-cell>
          <table:table-cell office:value-type="float" office:value="5430" calcext:value-type="float">
            <text:p>5430</text:p>
          </table:table-cell>
          <table:table-cell office:value-type="float" office:value="3950" calcext:value-type="float">
            <text:p>3950</text:p>
          </table:table-cell>
          <table:table-cell table:formula="of:=[.A154]/[.C154]" office:value-type="float" office:value="3931.47753222836" calcext:value-type="float">
            <text:p>3931.47753222836</text:p>
          </table:table-cell>
          <table:table-cell table:formula="of:=[.B154]/[.D154]" office:value-type="float" office:value="3796.83392405063" calcext:value-type="float">
            <text:p>3796.83392405063</text:p>
          </table:table-cell>
        </table:table-row>
        <table:table-row table:style-name="ro1">
          <table:table-cell office:value-type="float" office:value="21991363" calcext:value-type="float">
            <text:p>21991363</text:p>
          </table:table-cell>
          <table:table-cell office:value-type="float" office:value="15533900" calcext:value-type="float">
            <text:p>15533900</text:p>
          </table:table-cell>
          <table:table-cell office:value-type="float" office:value="5747" calcext:value-type="float">
            <text:p>5747</text:p>
          </table:table-cell>
          <table:table-cell office:value-type="float" office:value="4229" calcext:value-type="float">
            <text:p>4229</text:p>
          </table:table-cell>
          <table:table-cell table:formula="of:=[.A155]/[.C155]" office:value-type="float" office:value="3826.58134678963" calcext:value-type="float">
            <text:p>3826.58134678963</text:p>
          </table:table-cell>
          <table:table-cell table:formula="of:=[.B155]/[.D155]" office:value-type="float" office:value="3673.1851501537" calcext:value-type="float">
            <text:p>3673.1851501537</text:p>
          </table:table-cell>
        </table:table-row>
        <table:table-row table:style-name="ro1">
          <table:table-cell office:value-type="float" office:value="21908696" calcext:value-type="float">
            <text:p>21908696</text:p>
          </table:table-cell>
          <table:table-cell office:value-type="float" office:value="15507590" calcext:value-type="float">
            <text:p>15507590</text:p>
          </table:table-cell>
          <table:table-cell office:value-type="float" office:value="5598" calcext:value-type="float">
            <text:p>5598</text:p>
          </table:table-cell>
          <table:table-cell office:value-type="float" office:value="4193" calcext:value-type="float">
            <text:p>4193</text:p>
          </table:table-cell>
          <table:table-cell table:formula="of:=[.A156]/[.C156]" office:value-type="float" office:value="3913.6648803144" calcext:value-type="float">
            <text:p>3913.6648803144</text:p>
          </table:table-cell>
          <table:table-cell table:formula="of:=[.B156]/[.D156]" office:value-type="float" office:value="3698.44741235392" calcext:value-type="float">
            <text:p>3698.44741235392</text:p>
          </table:table-cell>
        </table:table-row>
        <table:table-row table:style-name="ro1">
          <table:table-cell office:value-type="float" office:value="21921622" calcext:value-type="float">
            <text:p>21921622</text:p>
          </table:table-cell>
          <table:table-cell office:value-type="float" office:value="15543323" calcext:value-type="float">
            <text:p>15543323</text:p>
          </table:table-cell>
          <table:table-cell office:value-type="float" office:value="5540" calcext:value-type="float">
            <text:p>5540</text:p>
          </table:table-cell>
          <table:table-cell office:value-type="float" office:value="4178" calcext:value-type="float">
            <text:p>4178</text:p>
          </table:table-cell>
          <table:table-cell table:formula="of:=[.A157]/[.C157]" office:value-type="float" office:value="3956.9714801444" calcext:value-type="float">
            <text:p>3956.9714801444</text:p>
          </table:table-cell>
          <table:table-cell table:formula="of:=[.B157]/[.D157]" office:value-type="float" office:value="3720.27836285304" calcext:value-type="float">
            <text:p>3720.27836285304</text:p>
          </table:table-cell>
        </table:table-row>
        <table:table-row table:style-name="ro1">
          <table:table-cell office:value-type="float" office:value="22315134" calcext:value-type="float">
            <text:p>22315134</text:p>
          </table:table-cell>
          <table:table-cell office:value-type="float" office:value="15962423" calcext:value-type="float">
            <text:p>15962423</text:p>
          </table:table-cell>
          <table:table-cell office:value-type="float" office:value="5373" calcext:value-type="float">
            <text:p>5373</text:p>
          </table:table-cell>
          <table:table-cell office:value-type="float" office:value="4270" calcext:value-type="float">
            <text:p>4270</text:p>
          </table:table-cell>
          <table:table-cell table:formula="of:=[.A158]/[.C158]" office:value-type="float" office:value="4153.19821328867" calcext:value-type="float">
            <text:p>4153.19821328867</text:p>
          </table:table-cell>
          <table:table-cell table:formula="of:=[.B158]/[.D158]" office:value-type="float" office:value="3738.27236533958" calcext:value-type="float">
            <text:p>3738.27236533958</text:p>
          </table:table-cell>
        </table:table-row>
        <table:table-row table:style-name="ro1">
          <table:table-cell office:value-type="float" office:value="21657362" calcext:value-type="float">
            <text:p>21657362</text:p>
          </table:table-cell>
          <table:table-cell office:value-type="float" office:value="15293542" calcext:value-type="float">
            <text:p>15293542</text:p>
          </table:table-cell>
          <table:table-cell office:value-type="float" office:value="5419" calcext:value-type="float">
            <text:p>5419</text:p>
          </table:table-cell>
          <table:table-cell office:value-type="float" office:value="4170" calcext:value-type="float">
            <text:p>4170</text:p>
          </table:table-cell>
          <table:table-cell table:formula="of:=[.A159]/[.C159]" office:value-type="float" office:value="3996.5606200406" calcext:value-type="float">
            <text:p>3996.5606200406</text:p>
          </table:table-cell>
          <table:table-cell table:formula="of:=[.B159]/[.D159]" office:value-type="float" office:value="3667.51606714628" calcext:value-type="float">
            <text:p>3667.51606714628</text:p>
          </table:table-cell>
        </table:table-row>
        <table:table-row table:style-name="ro1">
          <table:table-cell office:value-type="float" office:value="22223768" calcext:value-type="float">
            <text:p>22223768</text:p>
          </table:table-cell>
          <table:table-cell office:value-type="float" office:value="15724433" calcext:value-type="float">
            <text:p>15724433</text:p>
          </table:table-cell>
          <table:table-cell office:value-type="float" office:value="5663" calcext:value-type="float">
            <text:p>5663</text:p>
          </table:table-cell>
          <table:table-cell office:value-type="float" office:value="4208" calcext:value-type="float">
            <text:p>4208</text:p>
          </table:table-cell>
          <table:table-cell table:formula="of:=[.A160]/[.C160]" office:value-type="float" office:value="3924.38071693449" calcext:value-type="float">
            <text:p>3924.38071693449</text:p>
          </table:table-cell>
          <table:table-cell table:formula="of:=[.B160]/[.D160]" office:value-type="float" office:value="3736.79491444867" calcext:value-type="float">
            <text:p>3736.79491444867</text:p>
          </table:table-cell>
        </table:table-row>
        <table:table-row table:style-name="ro1">
          <table:table-cell office:value-type="float" office:value="22527528" calcext:value-type="float">
            <text:p>22527528</text:p>
          </table:table-cell>
          <table:table-cell office:value-type="float" office:value="16122354" calcext:value-type="float">
            <text:p>16122354</text:p>
          </table:table-cell>
          <table:table-cell office:value-type="float" office:value="5774" calcext:value-type="float">
            <text:p>5774</text:p>
          </table:table-cell>
          <table:table-cell office:value-type="float" office:value="4336" calcext:value-type="float">
            <text:p>4336</text:p>
          </table:table-cell>
          <table:table-cell table:formula="of:=[.A161]/[.C161]" office:value-type="float" office:value="3901.54624177347" calcext:value-type="float">
            <text:p>3901.54624177347</text:p>
          </table:table-cell>
          <table:table-cell table:formula="of:=[.B161]/[.D161]" office:value-type="float" office:value="3718.25507380074" calcext:value-type="float">
            <text:p>3718.25507380074</text:p>
          </table:table-cell>
        </table:table-row>
        <table:table-row table:style-name="ro1">
          <table:table-cell office:value-type="float" office:value="22505366" calcext:value-type="float">
            <text:p>22505366</text:p>
          </table:table-cell>
          <table:table-cell office:value-type="float" office:value="16169088" calcext:value-type="float">
            <text:p>16169088</text:p>
          </table:table-cell>
          <table:table-cell office:value-type="float" office:value="5159" calcext:value-type="float">
            <text:p>5159</text:p>
          </table:table-cell>
          <table:table-cell office:value-type="float" office:value="4060" calcext:value-type="float">
            <text:p>4060</text:p>
          </table:table-cell>
          <table:table-cell table:formula="of:=[.A162]/[.C162]" office:value-type="float" office:value="4362.35045551464" calcext:value-type="float">
            <text:p>4362.35045551464</text:p>
          </table:table-cell>
          <table:table-cell table:formula="of:=[.B162]/[.D162]" office:value-type="float" office:value="3982.53399014778" calcext:value-type="float">
            <text:p>3982.53399014778</text:p>
          </table:table-cell>
        </table:table-row>
        <table:table-row table:style-name="ro1">
          <table:table-cell office:value-type="float" office:value="22775861" calcext:value-type="float">
            <text:p>22775861</text:p>
          </table:table-cell>
          <table:table-cell office:value-type="float" office:value="16201052" calcext:value-type="float">
            <text:p>16201052</text:p>
          </table:table-cell>
          <table:table-cell office:value-type="float" office:value="5774" calcext:value-type="float">
            <text:p>5774</text:p>
          </table:table-cell>
          <table:table-cell office:value-type="float" office:value="4388" calcext:value-type="float">
            <text:p>4388</text:p>
          </table:table-cell>
          <table:table-cell table:formula="of:=[.A163]/[.C163]" office:value-type="float" office:value="3944.55507447177" calcext:value-type="float">
            <text:p>3944.55507447177</text:p>
          </table:table-cell>
          <table:table-cell table:formula="of:=[.B163]/[.D163]" office:value-type="float" office:value="3692.12670920693" calcext:value-type="float">
            <text:p>3692.12670920693</text:p>
          </table:table-cell>
        </table:table-row>
        <table:table-row table:style-name="ro1">
          <table:table-cell office:value-type="float" office:value="22436301" calcext:value-type="float">
            <text:p>22436301</text:p>
          </table:table-cell>
          <table:table-cell office:value-type="float" office:value="15928702" calcext:value-type="float">
            <text:p>15928702</text:p>
          </table:table-cell>
          <table:table-cell office:value-type="float" office:value="5660" calcext:value-type="float">
            <text:p>5660</text:p>
          </table:table-cell>
          <table:table-cell office:value-type="float" office:value="4231" calcext:value-type="float">
            <text:p>4231</text:p>
          </table:table-cell>
          <table:table-cell table:formula="of:=[.A164]/[.C164]" office:value-type="float" office:value="3964.01077738516" calcext:value-type="float">
            <text:p>3964.01077738516</text:p>
          </table:table-cell>
          <table:table-cell table:formula="of:=[.B164]/[.D164]" office:value-type="float" office:value="3764.76057669582" calcext:value-type="float">
            <text:p>3764.76057669582</text:p>
          </table:table-cell>
        </table:table-row>
        <table:table-row table:style-name="ro1">
          <table:table-cell office:value-type="float" office:value="22101070" calcext:value-type="float">
            <text:p>22101070</text:p>
          </table:table-cell>
          <table:table-cell office:value-type="float" office:value="15696324" calcext:value-type="float">
            <text:p>15696324</text:p>
          </table:table-cell>
          <table:table-cell office:value-type="float" office:value="5423" calcext:value-type="float">
            <text:p>5423</text:p>
          </table:table-cell>
          <table:table-cell office:value-type="float" office:value="4225" calcext:value-type="float">
            <text:p>4225</text:p>
          </table:table-cell>
          <table:table-cell table:formula="of:=[.A165]/[.C165]" office:value-type="float" office:value="4075.4324174811" calcext:value-type="float">
            <text:p>4075.4324174811</text:p>
          </table:table-cell>
          <table:table-cell table:formula="of:=[.B165]/[.D165]" office:value-type="float" office:value="3715.10627218935" calcext:value-type="float">
            <text:p>3715.10627218935</text:p>
          </table:table-cell>
        </table:table-row>
        <table:table-row table:style-name="ro1">
          <table:table-cell office:value-type="float" office:value="21979631" calcext:value-type="float">
            <text:p>21979631</text:p>
          </table:table-cell>
          <table:table-cell office:value-type="float" office:value="15566947" calcext:value-type="float">
            <text:p>15566947</text:p>
          </table:table-cell>
          <table:table-cell office:value-type="float" office:value="5384" calcext:value-type="float">
            <text:p>5384</text:p>
          </table:table-cell>
          <table:table-cell office:value-type="float" office:value="4046" calcext:value-type="float">
            <text:p>4046</text:p>
          </table:table-cell>
          <table:table-cell table:formula="of:=[.A166]/[.C166]" office:value-type="float" office:value="4082.39803120357" calcext:value-type="float">
            <text:p>4082.39803120357</text:p>
          </table:table-cell>
          <table:table-cell table:formula="of:=[.B166]/[.D166]" office:value-type="float" office:value="3847.49060800791" calcext:value-type="float">
            <text:p>3847.49060800791</text:p>
          </table:table-cell>
        </table:table-row>
        <table:table-row table:style-name="ro1">
          <table:table-cell office:value-type="float" office:value="22658522" calcext:value-type="float">
            <text:p>22658522</text:p>
          </table:table-cell>
          <table:table-cell office:value-type="float" office:value="16099639" calcext:value-type="float">
            <text:p>16099639</text:p>
          </table:table-cell>
          <table:table-cell office:value-type="float" office:value="5448" calcext:value-type="float">
            <text:p>5448</text:p>
          </table:table-cell>
          <table:table-cell office:value-type="float" office:value="4208" calcext:value-type="float">
            <text:p>4208</text:p>
          </table:table-cell>
          <table:table-cell table:formula="of:=[.A167]/[.C167]" office:value-type="float" office:value="4159.05323054332" calcext:value-type="float">
            <text:p>4159.05323054332</text:p>
          </table:table-cell>
          <table:table-cell table:formula="of:=[.B167]/[.D167]" office:value-type="float" office:value="3825.95983840304" calcext:value-type="float">
            <text:p>3825.95983840304</text:p>
          </table:table-cell>
        </table:table-row>
        <table:table-row table:style-name="ro1">
          <table:table-cell office:value-type="float" office:value="22589653" calcext:value-type="float">
            <text:p>22589653</text:p>
          </table:table-cell>
          <table:table-cell office:value-type="float" office:value="16055218" calcext:value-type="float">
            <text:p>16055218</text:p>
          </table:table-cell>
          <table:table-cell office:value-type="float" office:value="5319" calcext:value-type="float">
            <text:p>5319</text:p>
          </table:table-cell>
          <table:table-cell office:value-type="float" office:value="4269" calcext:value-type="float">
            <text:p>4269</text:p>
          </table:table-cell>
          <table:table-cell table:formula="of:=[.A168]/[.C168]" office:value-type="float" office:value="4246.97367926302" calcext:value-type="float">
            <text:p>4246.97367926302</text:p>
          </table:table-cell>
          <table:table-cell table:formula="of:=[.B168]/[.D168]" office:value-type="float" office:value="3760.88498477395" calcext:value-type="float">
            <text:p>3760.88498477395</text:p>
          </table:table-cell>
        </table:table-row>
        <table:table-row table:style-name="ro1">
          <table:table-cell office:value-type="float" office:value="22658272" calcext:value-type="float">
            <text:p>22658272</text:p>
          </table:table-cell>
          <table:table-cell office:value-type="float" office:value="16087263" calcext:value-type="float">
            <text:p>16087263</text:p>
          </table:table-cell>
          <table:table-cell office:value-type="float" office:value="5578" calcext:value-type="float">
            <text:p>5578</text:p>
          </table:table-cell>
          <table:table-cell office:value-type="float" office:value="4370" calcext:value-type="float">
            <text:p>4370</text:p>
          </table:table-cell>
          <table:table-cell table:formula="of:=[.A169]/[.C169]" office:value-type="float" office:value="4062.07816421657" calcext:value-type="float">
            <text:p>4062.07816421657</text:p>
          </table:table-cell>
          <table:table-cell table:formula="of:=[.B169]/[.D169]" office:value-type="float" office:value="3681.29588100686" calcext:value-type="float">
            <text:p>3681.29588100686</text:p>
          </table:table-cell>
        </table:table-row>
        <table:table-row table:style-name="ro1">
          <table:table-cell office:value-type="float" office:value="22111708" calcext:value-type="float">
            <text:p>22111708</text:p>
          </table:table-cell>
          <table:table-cell office:value-type="float" office:value="15651622" calcext:value-type="float">
            <text:p>15651622</text:p>
          </table:table-cell>
          <table:table-cell office:value-type="float" office:value="5450" calcext:value-type="float">
            <text:p>5450</text:p>
          </table:table-cell>
          <table:table-cell office:value-type="float" office:value="4227" calcext:value-type="float">
            <text:p>4227</text:p>
          </table:table-cell>
          <table:table-cell table:formula="of:=[.A170]/[.C170]" office:value-type="float" office:value="4057.19412844037" calcext:value-type="float">
            <text:p>4057.19412844037</text:p>
          </table:table-cell>
          <table:table-cell table:formula="of:=[.B170]/[.D170]" office:value-type="float" office:value="3702.77312514786" calcext:value-type="float">
            <text:p>3702.77312514786</text:p>
          </table:table-cell>
        </table:table-row>
        <table:table-row table:style-name="ro1">
          <table:table-cell office:value-type="float" office:value="22312054" calcext:value-type="float">
            <text:p>22312054</text:p>
          </table:table-cell>
          <table:table-cell office:value-type="float" office:value="15763696" calcext:value-type="float">
            <text:p>15763696</text:p>
          </table:table-cell>
          <table:table-cell office:value-type="float" office:value="5497" calcext:value-type="float">
            <text:p>5497</text:p>
          </table:table-cell>
          <table:table-cell office:value-type="float" office:value="4230" calcext:value-type="float">
            <text:p>4230</text:p>
          </table:table-cell>
          <table:table-cell table:formula="of:=[.A171]/[.C171]" office:value-type="float" office:value="4058.95106421685" calcext:value-type="float">
            <text:p>4058.95106421685</text:p>
          </table:table-cell>
          <table:table-cell table:formula="of:=[.B171]/[.D171]" office:value-type="float" office:value="3726.64208037825" calcext:value-type="float">
            <text:p>3726.64208037825</text:p>
          </table:table-cell>
        </table:table-row>
        <table:table-row table:style-name="ro1">
          <table:table-cell office:value-type="float" office:value="22690345" calcext:value-type="float">
            <text:p>22690345</text:p>
          </table:table-cell>
          <table:table-cell office:value-type="float" office:value="16066849" calcext:value-type="float">
            <text:p>16066849</text:p>
          </table:table-cell>
          <table:table-cell office:value-type="float" office:value="5515" calcext:value-type="float">
            <text:p>5515</text:p>
          </table:table-cell>
          <table:table-cell office:value-type="float" office:value="4310" calcext:value-type="float">
            <text:p>4310</text:p>
          </table:table-cell>
          <table:table-cell table:formula="of:=[.A172]/[.C172]" office:value-type="float" office:value="4114.29646418858" calcext:value-type="float">
            <text:p>4114.29646418858</text:p>
          </table:table-cell>
          <table:table-cell table:formula="of:=[.B172]/[.D172]" office:value-type="float" office:value="3727.80719257541" calcext:value-type="float">
            <text:p>3727.80719257541</text:p>
          </table:table-cell>
        </table:table-row>
        <table:table-row table:style-name="ro1">
          <table:table-cell office:value-type="float" office:value="23123749" calcext:value-type="float">
            <text:p>23123749</text:p>
          </table:table-cell>
          <table:table-cell office:value-type="float" office:value="16407018" calcext:value-type="float">
            <text:p>16407018</text:p>
          </table:table-cell>
          <table:table-cell office:value-type="float" office:value="5604" calcext:value-type="float">
            <text:p>5604</text:p>
          </table:table-cell>
          <table:table-cell office:value-type="float" office:value="4432" calcext:value-type="float">
            <text:p>4432</text:p>
          </table:table-cell>
          <table:table-cell table:formula="of:=[.A173]/[.C173]" office:value-type="float" office:value="4126.29354032834" calcext:value-type="float">
            <text:p>4126.29354032834</text:p>
          </table:table-cell>
          <table:table-cell table:formula="of:=[.B173]/[.D173]" office:value-type="float" office:value="3701.94449458484" calcext:value-type="float">
            <text:p>3701.94449458484</text:p>
          </table:table-cell>
        </table:table-row>
        <table:table-row table:style-name="ro1">
          <table:table-cell office:value-type="float" office:value="23090433" calcext:value-type="float">
            <text:p>23090433</text:p>
          </table:table-cell>
          <table:table-cell office:value-type="float" office:value="16359746" calcext:value-type="float">
            <text:p>16359746</text:p>
          </table:table-cell>
          <table:table-cell office:value-type="float" office:value="5767" calcext:value-type="float">
            <text:p>5767</text:p>
          </table:table-cell>
          <table:table-cell office:value-type="float" office:value="4447" calcext:value-type="float">
            <text:p>4447</text:p>
          </table:table-cell>
          <table:table-cell table:formula="of:=[.A174]/[.C174]" office:value-type="float" office:value="4003.88989075776" calcext:value-type="float">
            <text:p>4003.88989075776</text:p>
          </table:table-cell>
          <table:table-cell table:formula="of:=[.B174]/[.D174]" office:value-type="float" office:value="3678.8275241736" calcext:value-type="float">
            <text:p>3678.8275241736</text:p>
          </table:table-cell>
        </table:table-row>
        <table:table-row table:style-name="ro1">
          <table:table-cell office:value-type="float" office:value="22610682" calcext:value-type="float">
            <text:p>22610682</text:p>
          </table:table-cell>
          <table:table-cell office:value-type="float" office:value="15995973" calcext:value-type="float">
            <text:p>15995973</text:p>
          </table:table-cell>
          <table:table-cell office:value-type="float" office:value="5547" calcext:value-type="float">
            <text:p>5547</text:p>
          </table:table-cell>
          <table:table-cell office:value-type="float" office:value="4325" calcext:value-type="float">
            <text:p>4325</text:p>
          </table:table-cell>
          <table:table-cell table:formula="of:=[.A175]/[.C175]" office:value-type="float" office:value="4076.20010816658" calcext:value-type="float">
            <text:p>4076.20010816658</text:p>
          </table:table-cell>
          <table:table-cell table:formula="of:=[.B175]/[.D175]" office:value-type="float" office:value="3698.49086705202" calcext:value-type="float">
            <text:p>3698.49086705202</text:p>
          </table:table-cell>
        </table:table-row>
        <table:table-row table:style-name="ro1">
          <table:table-cell office:value-type="float" office:value="22681872" calcext:value-type="float">
            <text:p>22681872</text:p>
          </table:table-cell>
          <table:table-cell office:value-type="float" office:value="16124470" calcext:value-type="float">
            <text:p>16124470</text:p>
          </table:table-cell>
          <table:table-cell office:value-type="float" office:value="5545" calcext:value-type="float">
            <text:p>5545</text:p>
          </table:table-cell>
          <table:table-cell office:value-type="float" office:value="4300" calcext:value-type="float">
            <text:p>4300</text:p>
          </table:table-cell>
          <table:table-cell table:formula="of:=[.A176]/[.C176]" office:value-type="float" office:value="4090.50892696123" calcext:value-type="float">
            <text:p>4090.50892696123</text:p>
          </table:table-cell>
          <table:table-cell table:formula="of:=[.B176]/[.D176]" office:value-type="float" office:value="3749.87674418605" calcext:value-type="float">
            <text:p>3749.87674418605</text:p>
          </table:table-cell>
        </table:table-row>
        <table:table-row table:style-name="ro1">
          <table:table-cell office:value-type="float" office:value="22863098" calcext:value-type="float">
            <text:p>22863098</text:p>
          </table:table-cell>
          <table:table-cell office:value-type="float" office:value="16196518" calcext:value-type="float">
            <text:p>16196518</text:p>
          </table:table-cell>
          <table:table-cell office:value-type="float" office:value="5526" calcext:value-type="float">
            <text:p>5526</text:p>
          </table:table-cell>
          <table:table-cell office:value-type="float" office:value="4348" calcext:value-type="float">
            <text:p>4348</text:p>
          </table:table-cell>
          <table:table-cell table:formula="of:=[.A177]/[.C177]" office:value-type="float" office:value="4137.36844010134" calcext:value-type="float">
            <text:p>4137.36844010134</text:p>
          </table:table-cell>
          <table:table-cell table:formula="of:=[.B177]/[.D177]" office:value-type="float" office:value="3725.05013799448" calcext:value-type="float">
            <text:p>3725.05013799448</text:p>
          </table:table-cell>
        </table:table-row>
        <table:table-row table:style-name="ro1">
          <table:table-cell office:value-type="float" office:value="23394999" calcext:value-type="float">
            <text:p>23394999</text:p>
          </table:table-cell>
          <table:table-cell office:value-type="float" office:value="16585648" calcext:value-type="float">
            <text:p>16585648</text:p>
          </table:table-cell>
          <table:table-cell office:value-type="float" office:value="5712" calcext:value-type="float">
            <text:p>5712</text:p>
          </table:table-cell>
          <table:table-cell office:value-type="float" office:value="4432" calcext:value-type="float">
            <text:p>4432</text:p>
          </table:table-cell>
          <table:table-cell table:formula="of:=[.A178]/[.C178]" office:value-type="float" office:value="4095.7631302521" calcext:value-type="float">
            <text:p>4095.7631302521</text:p>
          </table:table-cell>
          <table:table-cell table:formula="of:=[.B178]/[.D178]" office:value-type="float" office:value="3742.24909747292" calcext:value-type="float">
            <text:p>3742.24909747292</text:p>
          </table:table-cell>
        </table:table-row>
        <table:table-row table:style-name="ro1">
          <table:table-cell office:value-type="float" office:value="24124472" calcext:value-type="float">
            <text:p>24124472</text:p>
          </table:table-cell>
          <table:table-cell office:value-type="float" office:value="17214743" calcext:value-type="float">
            <text:p>17214743</text:p>
          </table:table-cell>
          <table:table-cell office:value-type="float" office:value="6027" calcext:value-type="float">
            <text:p>6027</text:p>
          </table:table-cell>
          <table:table-cell office:value-type="float" office:value="4672" calcext:value-type="float">
            <text:p>4672</text:p>
          </table:table-cell>
          <table:table-cell table:formula="of:=[.A179]/[.C179]" office:value-type="float" office:value="4002.73303467729" calcext:value-type="float">
            <text:p>4002.73303467729</text:p>
          </table:table-cell>
          <table:table-cell table:formula="of:=[.B179]/[.D179]" office:value-type="float" office:value="3684.66245719178" calcext:value-type="float">
            <text:p>3684.66245719178</text:p>
          </table:table-cell>
        </table:table-row>
        <table:table-row table:style-name="ro1">
          <table:table-cell office:value-type="float" office:value="23933922" calcext:value-type="float">
            <text:p>23933922</text:p>
          </table:table-cell>
          <table:table-cell office:value-type="float" office:value="17036570" calcext:value-type="float">
            <text:p>17036570</text:p>
          </table:table-cell>
          <table:table-cell office:value-type="float" office:value="5847" calcext:value-type="float">
            <text:p>5847</text:p>
          </table:table-cell>
          <table:table-cell office:value-type="float" office:value="4626" calcext:value-type="float">
            <text:p>4626</text:p>
          </table:table-cell>
          <table:table-cell table:formula="of:=[.A180]/[.C180]" office:value-type="float" office:value="4093.3678809646" calcext:value-type="float">
            <text:p>4093.3678809646</text:p>
          </table:table-cell>
          <table:table-cell table:formula="of:=[.B180]/[.D180]" office:value-type="float" office:value="3682.78642455685" calcext:value-type="float">
            <text:p>3682.78642455685</text:p>
          </table:table-cell>
        </table:table-row>
        <table:table-row table:style-name="ro1">
          <table:table-cell office:value-type="float" office:value="24584582" calcext:value-type="float">
            <text:p>24584582</text:p>
          </table:table-cell>
          <table:table-cell office:value-type="float" office:value="17572240" calcext:value-type="float">
            <text:p>17572240</text:p>
          </table:table-cell>
          <table:table-cell office:value-type="float" office:value="6293" calcext:value-type="float">
            <text:p>6293</text:p>
          </table:table-cell>
          <table:table-cell office:value-type="float" office:value="5380" calcext:value-type="float">
            <text:p>5380</text:p>
          </table:table-cell>
          <table:table-cell table:formula="of:=[.A181]/[.C181]" office:value-type="float" office:value="3906.65533132051" calcext:value-type="float">
            <text:p>3906.65533132051</text:p>
          </table:table-cell>
          <table:table-cell table:formula="of:=[.B181]/[.D181]" office:value-type="float" office:value="3266.2156133829" calcext:value-type="float">
            <text:p>3266.2156133829</text:p>
          </table:table-cell>
        </table:table-row>
        <table:table-row table:style-name="ro1">
          <table:table-cell office:value-type="float" office:value="24377875" calcext:value-type="float">
            <text:p>24377875</text:p>
          </table:table-cell>
          <table:table-cell office:value-type="float" office:value="17372296" calcext:value-type="float">
            <text:p>17372296</text:p>
          </table:table-cell>
          <table:table-cell office:value-type="float" office:value="5964" calcext:value-type="float">
            <text:p>5964</text:p>
          </table:table-cell>
          <table:table-cell office:value-type="float" office:value="4754" calcext:value-type="float">
            <text:p>4754</text:p>
          </table:table-cell>
          <table:table-cell table:formula="of:=[.A182]/[.C182]" office:value-type="float" office:value="4087.50419181757" calcext:value-type="float">
            <text:p>4087.50419181757</text:p>
          </table:table-cell>
          <table:table-cell table:formula="of:=[.B182]/[.D182]" office:value-type="float" office:value="3654.24821203197" calcext:value-type="float">
            <text:p>3654.24821203197</text:p>
          </table:table-cell>
        </table:table-row>
        <table:table-row table:style-name="ro1">
          <table:table-cell office:value-type="float" office:value="24224150" calcext:value-type="float">
            <text:p>24224150</text:p>
          </table:table-cell>
          <table:table-cell office:value-type="float" office:value="17301210" calcext:value-type="float">
            <text:p>17301210</text:p>
          </table:table-cell>
          <table:table-cell office:value-type="float" office:value="5996" calcext:value-type="float">
            <text:p>5996</text:p>
          </table:table-cell>
          <table:table-cell office:value-type="float" office:value="4889" calcext:value-type="float">
            <text:p>4889</text:p>
          </table:table-cell>
          <table:table-cell table:formula="of:=[.A183]/[.C183]" office:value-type="float" office:value="4040.05170113409" calcext:value-type="float">
            <text:p>4040.05170113409</text:p>
          </table:table-cell>
          <table:table-cell table:formula="of:=[.B183]/[.D183]" office:value-type="float" office:value="3538.80343628554" calcext:value-type="float">
            <text:p>3538.80343628554</text:p>
          </table:table-cell>
        </table:table-row>
        <table:table-row table:style-name="ro1">
          <table:table-cell office:value-type="float" office:value="23862160" calcext:value-type="float">
            <text:p>23862160</text:p>
          </table:table-cell>
          <table:table-cell office:value-type="float" office:value="16943033" calcext:value-type="float">
            <text:p>16943033</text:p>
          </table:table-cell>
          <table:table-cell office:value-type="float" office:value="5899" calcext:value-type="float">
            <text:p>5899</text:p>
          </table:table-cell>
          <table:table-cell office:value-type="float" office:value="4679" calcext:value-type="float">
            <text:p>4679</text:p>
          </table:table-cell>
          <table:table-cell table:formula="of:=[.A184]/[.C184]" office:value-type="float" office:value="4045.11951178166" calcext:value-type="float">
            <text:p>4045.11951178166</text:p>
          </table:table-cell>
          <table:table-cell table:formula="of:=[.B184]/[.D184]" office:value-type="float" office:value="3621.07993160932" calcext:value-type="float">
            <text:p>3621.07993160932</text:p>
          </table:table-cell>
        </table:table-row>
        <table:table-row table:style-name="ro1">
          <table:table-cell office:value-type="float" office:value="23403266" calcext:value-type="float">
            <text:p>23403266</text:p>
          </table:table-cell>
          <table:table-cell office:value-type="float" office:value="16647566" calcext:value-type="float">
            <text:p>16647566</text:p>
          </table:table-cell>
          <table:table-cell office:value-type="float" office:value="5841" calcext:value-type="float">
            <text:p>5841</text:p>
          </table:table-cell>
          <table:table-cell office:value-type="float" office:value="4649" calcext:value-type="float">
            <text:p>4649</text:p>
          </table:table-cell>
          <table:table-cell table:formula="of:=[.A185]/[.C185]" office:value-type="float" office:value="4006.72247902756" calcext:value-type="float">
            <text:p>4006.72247902756</text:p>
          </table:table-cell>
          <table:table-cell table:formula="of:=[.B185]/[.D185]" office:value-type="float" office:value="3580.89180468918" calcext:value-type="float">
            <text:p>3580.89180468918</text:p>
          </table:table-cell>
        </table:table-row>
        <table:table-row table:style-name="ro1">
          <table:table-cell office:value-type="float" office:value="23572597" calcext:value-type="float">
            <text:p>23572597</text:p>
          </table:table-cell>
          <table:table-cell office:value-type="float" office:value="16860394" calcext:value-type="float">
            <text:p>16860394</text:p>
          </table:table-cell>
          <table:table-cell office:value-type="float" office:value="5770" calcext:value-type="float">
            <text:p>5770</text:p>
          </table:table-cell>
          <table:table-cell office:value-type="float" office:value="4546" calcext:value-type="float">
            <text:p>4546</text:p>
          </table:table-cell>
          <table:table-cell table:formula="of:=[.A186]/[.C186]" office:value-type="float" office:value="4085.37209705373" calcext:value-type="float">
            <text:p>4085.37209705373</text:p>
          </table:table-cell>
          <table:table-cell table:formula="of:=[.B186]/[.D186]" office:value-type="float" office:value="3708.84161900572" calcext:value-type="float">
            <text:p>3708.84161900572</text:p>
          </table:table-cell>
        </table:table-row>
        <table:table-row table:style-name="ro1">
          <table:table-cell office:value-type="float" office:value="23639030" calcext:value-type="float">
            <text:p>23639030</text:p>
          </table:table-cell>
          <table:table-cell office:value-type="float" office:value="16840435" calcext:value-type="float">
            <text:p>16840435</text:p>
          </table:table-cell>
          <table:table-cell office:value-type="float" office:value="5728" calcext:value-type="float">
            <text:p>5728</text:p>
          </table:table-cell>
          <table:table-cell office:value-type="float" office:value="4665" calcext:value-type="float">
            <text:p>4665</text:p>
          </table:table-cell>
          <table:table-cell table:formula="of:=[.A187]/[.C187]" office:value-type="float" office:value="4126.92562849162" calcext:value-type="float">
            <text:p>4126.92562849162</text:p>
          </table:table-cell>
          <table:table-cell table:formula="of:=[.B187]/[.D187]" office:value-type="float" office:value="3609.95391211147" calcext:value-type="float">
            <text:p>3609.95391211147</text:p>
          </table:table-cell>
        </table:table-row>
        <table:table-row table:style-name="ro1">
          <table:table-cell office:value-type="float" office:value="23714717" calcext:value-type="float">
            <text:p>23714717</text:p>
          </table:table-cell>
          <table:table-cell office:value-type="float" office:value="16872953" calcext:value-type="float">
            <text:p>16872953</text:p>
          </table:table-cell>
          <table:table-cell office:value-type="float" office:value="5954" calcext:value-type="float">
            <text:p>5954</text:p>
          </table:table-cell>
          <table:table-cell office:value-type="float" office:value="4644" calcext:value-type="float">
            <text:p>4644</text:p>
          </table:table-cell>
          <table:table-cell table:formula="of:=[.A188]/[.C188]" office:value-type="float" office:value="3982.98908296943" calcext:value-type="float">
            <text:p>3982.98908296943</text:p>
          </table:table-cell>
          <table:table-cell table:formula="of:=[.B188]/[.D188]" office:value-type="float" office:value="3633.2801464255" calcext:value-type="float">
            <text:p>3633.2801464255</text:p>
          </table:table-cell>
        </table:table-row>
        <table:table-row table:style-name="ro1">
          <table:table-cell office:value-type="float" office:value="24728961" calcext:value-type="float">
            <text:p>24728961</text:p>
          </table:table-cell>
          <table:table-cell office:value-type="float" office:value="17542466" calcext:value-type="float">
            <text:p>17542466</text:p>
          </table:table-cell>
          <table:table-cell office:value-type="float" office:value="6329" calcext:value-type="float">
            <text:p>6329</text:p>
          </table:table-cell>
          <table:table-cell office:value-type="float" office:value="4901" calcext:value-type="float">
            <text:p>4901</text:p>
          </table:table-cell>
          <table:table-cell table:formula="of:=[.A189]/[.C189]" office:value-type="float" office:value="3907.24616843103" calcext:value-type="float">
            <text:p>3907.24616843103</text:p>
          </table:table-cell>
          <table:table-cell table:formula="of:=[.B189]/[.D189]" office:value-type="float" office:value="3579.36461946542" calcext:value-type="float">
            <text:p>3579.36461946542</text:p>
          </table:table-cell>
        </table:table-row>
        <table:table-row table:style-name="ro1">
          <table:table-cell office:value-type="float" office:value="25147506" calcext:value-type="float">
            <text:p>25147506</text:p>
          </table:table-cell>
          <table:table-cell office:value-type="float" office:value="17747183" calcext:value-type="float">
            <text:p>17747183</text:p>
          </table:table-cell>
          <table:table-cell office:value-type="float" office:value="6466" calcext:value-type="float">
            <text:p>6466</text:p>
          </table:table-cell>
          <table:table-cell office:value-type="float" office:value="5048" calcext:value-type="float">
            <text:p>5048</text:p>
          </table:table-cell>
          <table:table-cell table:formula="of:=[.A190]/[.C190]" office:value-type="float" office:value="3889.19053510671" calcext:value-type="float">
            <text:p>3889.19053510671</text:p>
          </table:table-cell>
          <table:table-cell table:formula="of:=[.B190]/[.D190]" office:value-type="float" office:value="3515.68601426307" calcext:value-type="float">
            <text:p>3515.68601426307</text:p>
          </table:table-cell>
        </table:table-row>
        <table:table-row table:style-name="ro1">
          <table:table-cell office:value-type="float" office:value="24997696" calcext:value-type="float">
            <text:p>24997696</text:p>
          </table:table-cell>
          <table:table-cell office:value-type="float" office:value="17725503" calcext:value-type="float">
            <text:p>17725503</text:p>
          </table:table-cell>
          <table:table-cell office:value-type="float" office:value="6181" calcext:value-type="float">
            <text:p>6181</text:p>
          </table:table-cell>
          <table:table-cell office:value-type="float" office:value="5027" calcext:value-type="float">
            <text:p>5027</text:p>
          </table:table-cell>
          <table:table-cell table:formula="of:=[.A191]/[.C191]" office:value-type="float" office:value="4044.28021355768" calcext:value-type="float">
            <text:p>4044.28021355768</text:p>
          </table:table-cell>
          <table:table-cell table:formula="of:=[.B191]/[.D191]" office:value-type="float" office:value="3526.059876666" calcext:value-type="float">
            <text:p>3526.059876666</text:p>
          </table:table-cell>
        </table:table-row>
        <table:table-row table:style-name="ro1">
          <table:table-cell office:value-type="float" office:value="25238361" calcext:value-type="float">
            <text:p>25238361</text:p>
          </table:table-cell>
          <table:table-cell office:value-type="float" office:value="17804732" calcext:value-type="float">
            <text:p>17804732</text:p>
          </table:table-cell>
          <table:table-cell office:value-type="float" office:value="6344" calcext:value-type="float">
            <text:p>6344</text:p>
          </table:table-cell>
          <table:table-cell office:value-type="float" office:value="4969" calcext:value-type="float">
            <text:p>4969</text:p>
          </table:table-cell>
          <table:table-cell table:formula="of:=[.A192]/[.C192]" office:value-type="float" office:value="3978.3040668348" calcext:value-type="float">
            <text:p>3978.3040668348</text:p>
          </table:table-cell>
          <table:table-cell table:formula="of:=[.B192]/[.D192]" office:value-type="float" office:value="3583.16200442745" calcext:value-type="float">
            <text:p>3583.16200442745</text:p>
          </table:table-cell>
        </table:table-row>
        <table:table-row table:style-name="ro1">
          <table:table-cell office:value-type="float" office:value="24795909" calcext:value-type="float">
            <text:p>24795909</text:p>
          </table:table-cell>
          <table:table-cell office:value-type="float" office:value="17569494" calcext:value-type="float">
            <text:p>17569494</text:p>
          </table:table-cell>
          <table:table-cell office:value-type="float" office:value="6311" calcext:value-type="float">
            <text:p>6311</text:p>
          </table:table-cell>
          <table:table-cell office:value-type="float" office:value="4957" calcext:value-type="float">
            <text:p>4957</text:p>
          </table:table-cell>
          <table:table-cell table:formula="of:=[.A193]/[.C193]" office:value-type="float" office:value="3928.99841546506" calcext:value-type="float">
            <text:p>3928.99841546506</text:p>
          </table:table-cell>
          <table:table-cell table:formula="of:=[.B193]/[.D193]" office:value-type="float" office:value="3544.38047205971" calcext:value-type="float">
            <text:p>3544.38047205971</text:p>
          </table:table-cell>
        </table:table-row>
        <table:table-row table:style-name="ro1">
          <table:table-cell office:value-type="float" office:value="25545159" calcext:value-type="float">
            <text:p>25545159</text:p>
          </table:table-cell>
          <table:table-cell office:value-type="float" office:value="17871060" calcext:value-type="float">
            <text:p>17871060</text:p>
          </table:table-cell>
          <table:table-cell office:value-type="float" office:value="7172" calcext:value-type="float">
            <text:p>7172</text:p>
          </table:table-cell>
          <table:table-cell office:value-type="float" office:value="5314" calcext:value-type="float">
            <text:p>5314</text:p>
          </table:table-cell>
          <table:table-cell table:formula="of:=[.A194]/[.C194]" office:value-type="float" office:value="3561.79015616286" calcext:value-type="float">
            <text:p>3561.79015616286</text:p>
          </table:table-cell>
          <table:table-cell table:formula="of:=[.B194]/[.D194]" office:value-type="float" office:value="3363.01467820851" calcext:value-type="float">
            <text:p>3363.01467820851</text:p>
          </table:table-cell>
        </table:table-row>
        <table:table-row table:style-name="ro1">
          <table:table-cell office:value-type="float" office:value="25567133" calcext:value-type="float">
            <text:p>25567133</text:p>
          </table:table-cell>
          <table:table-cell office:value-type="float" office:value="17914828" calcext:value-type="float">
            <text:p>17914828</text:p>
          </table:table-cell>
          <table:table-cell office:value-type="float" office:value="7150" calcext:value-type="float">
            <text:p>7150</text:p>
          </table:table-cell>
          <table:table-cell office:value-type="float" office:value="5343" calcext:value-type="float">
            <text:p>5343</text:p>
          </table:table-cell>
          <table:table-cell table:formula="of:=[.A195]/[.C195]" office:value-type="float" office:value="3575.8227972028" calcext:value-type="float">
            <text:p>3575.8227972028</text:p>
          </table:table-cell>
          <table:table-cell table:formula="of:=[.B195]/[.D195]" office:value-type="float" office:value="3352.95302264645" calcext:value-type="float">
            <text:p>3352.95302264645</text:p>
          </table:table-cell>
        </table:table-row>
        <table:table-row table:style-name="ro1">
          <table:table-cell office:value-type="float" office:value="26400670" calcext:value-type="float">
            <text:p>26400670</text:p>
          </table:table-cell>
          <table:table-cell office:value-type="float" office:value="18619820" calcext:value-type="float">
            <text:p>18619820</text:p>
          </table:table-cell>
          <table:table-cell office:value-type="float" office:value="7314" calcext:value-type="float">
            <text:p>7314</text:p>
          </table:table-cell>
          <table:table-cell office:value-type="float" office:value="5614" calcext:value-type="float">
            <text:p>5614</text:p>
          </table:table-cell>
          <table:table-cell table:formula="of:=[.A196]/[.C196]" office:value-type="float" office:value="3609.60760185945" calcext:value-type="float">
            <text:p>3609.60760185945</text:p>
          </table:table-cell>
          <table:table-cell table:formula="of:=[.B196]/[.D196]" office:value-type="float" office:value="3316.67616672604" calcext:value-type="float">
            <text:p>3316.67616672604</text:p>
          </table:table-cell>
        </table:table-row>
        <table:table-row table:style-name="ro1">
          <table:table-cell office:value-type="float" office:value="26092774" calcext:value-type="float">
            <text:p>26092774</text:p>
          </table:table-cell>
          <table:table-cell office:value-type="float" office:value="18328962" calcext:value-type="float">
            <text:p>18328962</text:p>
          </table:table-cell>
          <table:table-cell office:value-type="float" office:value="7164" calcext:value-type="float">
            <text:p>7164</text:p>
          </table:table-cell>
          <table:table-cell office:value-type="float" office:value="5439" calcext:value-type="float">
            <text:p>5439</text:p>
          </table:table-cell>
          <table:table-cell table:formula="of:=[.A197]/[.C197]" office:value-type="float" office:value="3642.20742601898" calcext:value-type="float">
            <text:p>3642.20742601898</text:p>
          </table:table-cell>
          <table:table-cell table:formula="of:=[.B197]/[.D197]" office:value-type="float" office:value="3369.9139547711" calcext:value-type="float">
            <text:p>3369.9139547711</text:p>
          </table:table-cell>
        </table:table-row>
        <table:table-row table:style-name="ro1">
          <table:table-cell office:value-type="float" office:value="27881430" calcext:value-type="float">
            <text:p>27881430</text:p>
          </table:table-cell>
          <table:table-cell office:value-type="float" office:value="19858480" calcext:value-type="float">
            <text:p>19858480</text:p>
          </table:table-cell>
          <table:table-cell office:value-type="float" office:value="7844" calcext:value-type="float">
            <text:p>7844</text:p>
          </table:table-cell>
          <table:table-cell office:value-type="float" office:value="6173" calcext:value-type="float">
            <text:p>6173</text:p>
          </table:table-cell>
          <table:table-cell table:formula="of:=[.A198]/[.C198]" office:value-type="float" office:value="3554.49133095359" calcext:value-type="float">
            <text:p>3554.49133095359</text:p>
          </table:table-cell>
          <table:table-cell table:formula="of:=[.B198]/[.D198]" office:value-type="float" office:value="3216.99011825693" calcext:value-type="float">
            <text:p>3216.99011825693</text:p>
          </table:table-cell>
        </table:table-row>
        <table:table-row table:style-name="ro1">
          <table:table-cell office:value-type="float" office:value="26938488" calcext:value-type="float">
            <text:p>26938488</text:p>
          </table:table-cell>
          <table:table-cell office:value-type="float" office:value="19008725" calcext:value-type="float">
            <text:p>19008725</text:p>
          </table:table-cell>
          <table:table-cell office:value-type="float" office:value="7066" calcext:value-type="float">
            <text:p>7066</text:p>
          </table:table-cell>
          <table:table-cell office:value-type="float" office:value="5594" calcext:value-type="float">
            <text:p>5594</text:p>
          </table:table-cell>
          <table:table-cell table:formula="of:=[.A199]/[.C199]" office:value-type="float" office:value="3812.40984998585" calcext:value-type="float">
            <text:p>3812.40984998585</text:p>
          </table:table-cell>
          <table:table-cell table:formula="of:=[.B199]/[.D199]" office:value-type="float" office:value="3398.05595280658" calcext:value-type="float">
            <text:p>3398.05595280658</text:p>
          </table:table-cell>
        </table:table-row>
        <table:table-row table:style-name="ro1">
          <table:table-cell office:value-type="float" office:value="26950307" calcext:value-type="float">
            <text:p>26950307</text:p>
          </table:table-cell>
          <table:table-cell office:value-type="float" office:value="19105035" calcext:value-type="float">
            <text:p>19105035</text:p>
          </table:table-cell>
          <table:table-cell office:value-type="float" office:value="6833" calcext:value-type="float">
            <text:p>6833</text:p>
          </table:table-cell>
          <table:table-cell office:value-type="float" office:value="5539" calcext:value-type="float">
            <text:p>5539</text:p>
          </table:table-cell>
          <table:table-cell table:formula="of:=[.A200]/[.C200]" office:value-type="float" office:value="3944.13976291526" calcext:value-type="float">
            <text:p>3944.13976291526</text:p>
          </table:table-cell>
          <table:table-cell table:formula="of:=[.B200]/[.D200]" office:value-type="float" office:value="3449.18487091533" calcext:value-type="float">
            <text:p>3449.18487091533</text:p>
          </table:table-cell>
        </table:table-row>
        <table:table-row table:style-name="ro1">
          <table:table-cell office:value-type="float" office:value="27499331" calcext:value-type="float">
            <text:p>27499331</text:p>
          </table:table-cell>
          <table:table-cell office:value-type="float" office:value="19394466" calcext:value-type="float">
            <text:p>19394466</text:p>
          </table:table-cell>
          <table:table-cell office:value-type="float" office:value="7212" calcext:value-type="float">
            <text:p>7212</text:p>
          </table:table-cell>
          <table:table-cell office:value-type="float" office:value="5663" calcext:value-type="float">
            <text:p>5663</text:p>
          </table:table-cell>
          <table:table-cell table:formula="of:=[.A201]/[.C201]" office:value-type="float" office:value="3812.99653355519" calcext:value-type="float">
            <text:p>3812.99653355519</text:p>
          </table:table-cell>
          <table:table-cell table:formula="of:=[.B201]/[.D201]" office:value-type="float" office:value="3424.76885043263" calcext:value-type="float">
            <text:p>3424.76885043263</text:p>
          </table:table-cell>
        </table:table-row>
        <table:table-row table:style-name="ro1">
          <table:table-cell office:value-type="float" office:value="27682305" calcext:value-type="float">
            <text:p>27682305</text:p>
          </table:table-cell>
          <table:table-cell office:value-type="float" office:value="19631583" calcext:value-type="float">
            <text:p>19631583</text:p>
          </table:table-cell>
          <table:table-cell office:value-type="float" office:value="7575" calcext:value-type="float">
            <text:p>7575</text:p>
          </table:table-cell>
          <table:table-cell office:value-type="float" office:value="5769" calcext:value-type="float">
            <text:p>5769</text:p>
          </table:table-cell>
          <table:table-cell table:formula="of:=[.A202]/[.C202]" office:value-type="float" office:value="3654.4297029703" calcext:value-type="float">
            <text:p>3654.4297029703</text:p>
          </table:table-cell>
          <table:table-cell table:formula="of:=[.B202]/[.D202]" office:value-type="float" office:value="3402.94383775351" calcext:value-type="float">
            <text:p>3402.94383775351</text:p>
          </table:table-cell>
        </table:table-row>
        <table:table-row table:style-name="ro1">
          <table:table-cell office:value-type="float" office:value="27066823" calcext:value-type="float">
            <text:p>27066823</text:p>
          </table:table-cell>
          <table:table-cell office:value-type="float" office:value="19078808" calcext:value-type="float">
            <text:p>19078808</text:p>
          </table:table-cell>
          <table:table-cell office:value-type="float" office:value="7352" calcext:value-type="float">
            <text:p>7352</text:p>
          </table:table-cell>
          <table:table-cell office:value-type="float" office:value="5443" calcext:value-type="float">
            <text:p>5443</text:p>
          </table:table-cell>
          <table:table-cell table:formula="of:=[.A203]/[.C203]" office:value-type="float" office:value="3681.55916757345" calcext:value-type="float">
            <text:p>3681.55916757345</text:p>
          </table:table-cell>
          <table:table-cell table:formula="of:=[.B203]/[.D203]" office:value-type="float" office:value="3505.20080837773" calcext:value-type="float">
            <text:p>3505.20080837773</text:p>
          </table:table-cell>
        </table:table-row>
        <table:table-row table:style-name="ro1">
          <table:table-cell office:value-type="float" office:value="28740147" calcext:value-type="float">
            <text:p>28740147</text:p>
          </table:table-cell>
          <table:table-cell office:value-type="float" office:value="20450989" calcext:value-type="float">
            <text:p>20450989</text:p>
          </table:table-cell>
          <table:table-cell office:value-type="float" office:value="8564" calcext:value-type="float">
            <text:p>8564</text:p>
          </table:table-cell>
          <table:table-cell office:value-type="float" office:value="6306" calcext:value-type="float">
            <text:p>6306</text:p>
          </table:table-cell>
          <table:table-cell table:formula="of:=[.A204]/[.C204]" office:value-type="float" office:value="3355.92561886969" calcext:value-type="float">
            <text:p>3355.92561886969</text:p>
          </table:table-cell>
          <table:table-cell table:formula="of:=[.B204]/[.D204]" office:value-type="float" office:value="3243.10006343165" calcext:value-type="float">
            <text:p>3243.100063431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x per SuVx</text:p>
          </table:table-cell>
          <table:table-cell table:formula="of:=AVERAGE([.E2:.E204])" office:value-type="float" office:value="3387.14479474096" calcext:value-type="float">
            <text:p>3387.14479474096</text:p>
          </table:table-cell>
          <table:table-cell table:formula="of:=AVERAGE([.F2:.F204])" office:value-type="float" office:value="3152.59869100733" calcext:value-type="float">
            <text:p>3152.59869100733</text:p>
          </table:table-cell>
        </table:table-row>
        <table:table-row table:style-name="ro1">
          <table:table-cell table:number-columns-repeated="4"/>
          <table:table-cell table:formula="of:=STDEV([.E2:.E204])" office:value-type="float" office:value="825.132705776081" calcext:value-type="float">
            <text:p>825.132705776081</text:p>
          </table:table-cell>
          <table:table-cell table:formula="of:=STDEV([.F2:.F204])" office:value-type="float" office:value="797.822287065956" calcext:value-type="float">
            <text:p>797.822287065956</text:p>
          </table:table-cell>
        </table:table-row>
        <table:table-row table:style-name="ro1">
          <table:table-cell table:number-columns-repeated="4"/>
          <table:table-cell table:formula="of:=[.E207]/SQRT(202)" office:value-type="float" office:value="58.0561345860713" calcext:value-type="float">
            <text:p>58.0561345860713</text:p>
          </table:table-cell>
          <table:table-cell table:formula="of:=[.F207]/SQRT(202)" office:value-type="float" office:value="56.1345802310713" calcext:value-type="float">
            <text:p>56.13458023107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-test (paired)</text:p>
          </table:table-cell>
          <table:table-cell table:formula="of:=TTEST([.E2:.E204];[.F2:.F204];2;1)" office:value-type="float" office:value="1.50897527163911E-059" calcext:value-type="float">
            <text:p>1.50897527163911E-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4:11:55.074813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6:07:50.249911365</meta:creation-date>
    <dc:date>2022-03-25T14:12:53.436095450</dc:date>
    <meta:editing-duration>PT22M51S</meta:editing-duration>
    <meta:editing-cycles>7</meta:editing-cycles>
    <meta:generator>LibreOffice/6.4.7.2$Linux_X86_64 LibreOffice_project/40$Build-2</meta:generator>
    <meta:document-statistic meta:table-count="1" meta:cell-count="12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0" chart:origin="0" chart:interval-major="600" chart:reverse-direction="false" text:line-break="false" loext:try-staggering-first="false" chart:link-data-style-to-source="tru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Sheet1.E208:Sheet1.E208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Sheet1.E208:Sheet1.E208" loex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Sheet1.F208:Sheet1.F208"/>
      <style:graphic-properties draw:stroke="none" draw:fill-color="#00e5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Sheet1.F208:Sheet1.F208" loext:std-weight="1"/>
      <style:graphic-properties draw:stroke="solid" svg:stroke-width="0.051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76cm" svg:height="8.58cm" xlink:href=".." xlink:type="simple" chart:class="chart:bar" chart:style-name="ch1">
        <chart:legend chart:legend-position="end" svg:x="4.696cm" svg:y="0.53cm" style:legend-expansion="custom" chartooo:width="4.476cm" chartooo:height="1.467cm" style:legend-expansion-aspect-ratio="3.05112474437628" chart:style-name="ch2"/>
        <chart:plot-area chart:style-name="ch3" table:cell-range-address="Sheet1.D206:Sheet1.F206 Sheet1.E205:Sheet1.F205" chart:data-source-has-labels="both" svg:x="-0.035cm" svg:y="0.167cm" svg:width="4.922cm" svg:height="8.285cm">
          <chartooo:coordinate-region svg:x="1.465cm" svg:y="0.167cm" svg:width="3.422cm" svg:height="7.405cm"/>
          <chart:axis chart:dimension="x" chart:name="primary-x" chart:style-name="ch4" chartooo:axis-type="auto">
            <chartooo:date-scale/>
            <chart:categories table:cell-range-address="Sheet1.D206:Sheet1.D206"/>
          </chart:axis>
          <chart:axis chart:dimension="y" chart:name="primary-y" chart:style-name="ch5"/>
          <chart:series chart:style-name="ch6" chart:values-cell-range-address="Sheet1.E206:Sheet1.E206" chart:label-cell-address="Sheet1.E205:Sheet1.E205" chart:class="chart:bar">
            <chart:error-indicator chart:style-name="ch7" chart:dimension="y"/>
            <chart:data-point/>
          </chart:series>
          <chart:series chart:style-name="ch8" chart:values-cell-range-address="Sheet1.F206:Sheet1.F206" chart:label-cell-address="Sheet1.F205:Sheet1.F205" chart:class="chart:bar">
            <chart:error-indicator chart:style-name="ch9" chart:dimension="y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Sheet1.E205:Sheet1.E205</svg:desc>
                </draw:g>
              </table:table-cell>
              <table:table-cell office:value-type="string">
                <text:p/>
              </table:table-cell>
              <table:table-cell office:value-type="string">
                <text:p>F-TGMM v2.5</text:p>
                <draw:g>
                  <svg:desc>Sheet1.F205:Sheet1.F205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x per SuVx</text:p>
                <draw:g>
                  <svg:desc>Sheet1.D206:Sheet1.D206</svg:desc>
                </draw:g>
              </table:table-cell>
              <table:table-cell office:value-type="float" office:value="3387.14479474096">
                <text:p>3387.14479474096</text:p>
                <draw:g>
                  <svg:desc>Sheet1.E206:Sheet1.E206</svg:desc>
                </draw:g>
              </table:table-cell>
              <table:table-cell office:value-type="float" office:value="58.0561345860713">
                <text:p>58.0561345860713</text:p>
                <draw:g>
                  <svg:desc>Sheet1.E208:Sheet1.E208</svg:desc>
                </draw:g>
              </table:table-cell>
              <table:table-cell office:value-type="float" office:value="3152.59869100733">
                <text:p>3152.59869100733</text:p>
                <draw:g>
                  <svg:desc>Sheet1.F206:Sheet1.F206</svg:desc>
                </draw:g>
              </table:table-cell>
              <table:table-cell office:value-type="float" office:value="56.1345802310713">
                <text:p>56.1345802310713</text:p>
                <draw:g>
                  <svg:desc>Sheet1.F208:Sheet1.F20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